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73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7228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4.929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0">
      <style:table-cell-properties fo:background-color="#ffff99"/>
      <style:text-properties fo:font-weight="bold" style:font-weight-asian="bold" style:font-weight-complex="bold"/>
    </style:style>
    <style:style style:name="ce2" style:family="table-cell" style:parent-style-name="Default" style:data-style-name="N75">
      <style:table-cell-properties fo:background-color="#ffff99"/>
    </style:style>
    <style:style style:name="ce3" style:family="table-cell" style:parent-style-name="Default" style:data-style-name="N3">
      <style:table-cell-properties fo:background-color="#ffff99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">
      <style:table-cell-properties fo:background-color="#ffff99"/>
    </style:style>
    <style:style style:name="ce5" style:family="table-cell" style:parent-style-name="Default" style:data-style-name="N3">
      <style:table-cell-properties fo:background-color="#ffffcc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#ccff00"/>
    </style:style>
    <style:style style:name="ce9" style:family="table-cell" style:parent-style-name="Default" style:data-style-name="N0">
      <style:table-cell-properties fo:background-color="#ff6600"/>
    </style:style>
    <style:style style:name="ce10" style:family="table-cell" style:parent-style-name="Default" style:data-style-name="N0">
      <style:table-cell-properties fo:background-color="transparent" fo:border="0.0008in solid #000000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fo:background-color="#ffffcc"/>
      <style:text-properties fo:font-weight="bold" style:font-weight-asian="bold" style:font-weight-complex="bold"/>
    </style:style>
    <style:style style:name="ce13" style:family="table-cell" style:parent-style-name="Default" style:data-style-name="N1"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15" style:family="table-cell" style:parent-style-name="Default" style:data-style-name="N1">
      <style:table-cell-properties fo:background-color="#ccff00"/>
    </style:style>
    <style:style style:name="ce16" style:family="table-cell" style:parent-style-name="Default" style:data-style-name="N1">
      <style:table-cell-properties fo:background-color="#ff6600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table table:name="Spotify Plays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5"/>
        <table:table-column table:style-name="co1" table:number-columns-repeated="2" table:default-cell-style-name="Default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row table:style-name="ro1">
          <table:table-cell table:style-name="ce1" office:value-type="float" office:value="27414">
            <text:p>27414</text:p>
          </table:table-cell>
          <table:table-cell table:style-name="ce3" office:value-type="string">
            <text:p>Displayed</text:p>
          </table:table-cell>
          <table:table-cell office:value-type="string">
            <text:p>Max Displayed</text:p>
          </table:table-cell>
          <table:table-cell table:style-name="ce6" office:value-type="string">
            <text:p>Site</text:p>
          </table:table-cell>
          <table:table-cell table:style-name="ce6" office:value-type="string">
            <text:p>Property</text:p>
          </table:table-cell>
          <table:table-cell office:value-type="string">
            <text:p>Number</text:p>
          </table:table-cell>
          <table:table-cell office:value-type="string">
            <text:p>Min Delta</text:p>
          </table:table-cell>
          <table:table-cell office:value-type="string">
            <text:p>Max Delta</text:p>
          </table:table-cell>
          <table:table-cell office:value-type="string">
            <text:p>Template</text:p>
          </table:table-cell>
        </table:table-row>
        <table:table-row table:style-name="ro1">
          <table:table-cell table:formula="of:=IF(AND([.H2]&gt;=[.A$1];[.G2]&lt;[.A$1]);TODAY()+[.F2]/[.A$1];&quot;&quot;)">
            <text:p/>
          </table:table-cell>
          <table:table-cell table:formula="of:=IF([.A2]=&quot;&quot;;&quot;&quot;;[.$F2]+[.A$1]/3)">
            <text:p/>
          </table:table-cell>
          <table:table-cell table:formula="of:=IF(ISBLANK([.F2]);&quot;&quot;;[.$F2]+[.H2]/3)" office:value-type="float" office:value="1066.66666666667">
            <text:p>1,0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3]&gt;=[.A$1];[.G3]&lt;[.A$1]);TODAY()+[.F3]/[.A$1];&quot;&quot;)">
            <text:p/>
          </table:table-cell>
          <table:table-cell table:formula="of:=IF([.A3]=&quot;&quot;;&quot;&quot;;[.$F3]+[.A$1]/3)">
            <text:p/>
          </table:table-cell>
          <table:table-cell table:formula="of:=IF(ISBLANK([.F3]);&quot;&quot;;[.$F3]+[.H3]/3)" office:value-type="float" office:value="2016.66666666667">
            <text:p>2,0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4]&gt;=[.A$1];[.G4]&lt;[.A$1]);TODAY()+[.F4]/[.A$1];&quot;&quot;)">
            <text:p/>
          </table:table-cell>
          <table:table-cell table:formula="of:=IF([.A4]=&quot;&quot;;&quot;&quot;;[.$F4]+[.A$1]/3)">
            <text:p/>
          </table:table-cell>
          <table:table-cell table:formula="of:=IF(ISBLANK([.F4]);&quot;&quot;;[.$F4]+[.H4]/3)" office:value-type="float" office:value="3016.66666666667">
            <text:p>3,0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5]&gt;=[.A$1];[.G5]&lt;[.A$1]);TODAY()+[.F5]/[.A$1];&quot;&quot;)">
            <text:p/>
          </table:table-cell>
          <table:table-cell table:formula="of:=IF([.A5]=&quot;&quot;;&quot;&quot;;[.$F5]+[.A$1]/3)">
            <text:p/>
          </table:table-cell>
          <table:table-cell table:formula="of:=IF(ISBLANK([.F5]);&quot;&quot;;[.$F5]+[.H5]/3)" office:value-type="float" office:value="4016.66666666667">
            <text:p>4,0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6]&gt;=[.A$1];[.G6]&lt;[.A$1]);TODAY()+[.F6]/[.A$1];&quot;&quot;)">
            <text:p/>
          </table:table-cell>
          <table:table-cell table:formula="of:=IF([.A6]=&quot;&quot;;&quot;&quot;;[.$F6]+[.A$1]/3)">
            <text:p/>
          </table:table-cell>
          <table:table-cell table:formula="of:=IF(ISBLANK([.F6]);&quot;&quot;;[.$F6]+[.H6]/3)" office:value-type="float" office:value="5066.66666666667">
            <text:p>5,0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7]&gt;=[.A$1];[.G7]&lt;[.A$1]);TODAY()+[.F7]/[.A$1];&quot;&quot;)">
            <text:p/>
          </table:table-cell>
          <table:table-cell table:formula="of:=IF([.A7]=&quot;&quot;;&quot;&quot;;[.$F7]+[.A$1]/3)">
            <text:p/>
          </table:table-cell>
          <table:table-cell table:formula="of:=IF(ISBLANK([.F7]);&quot;&quot;;[.$F7]+[.H7]/3)" office:value-type="float" office:value="6016.66666666667">
            <text:p>6,0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8]&gt;=[.A$1];[.G8]&lt;[.A$1]);TODAY()+[.F8]/[.A$1];&quot;&quot;)">
            <text:p/>
          </table:table-cell>
          <table:table-cell table:formula="of:=IF([.A8]=&quot;&quot;;&quot;&quot;;[.$F8]+[.A$1]/3)">
            <text:p/>
          </table:table-cell>
          <table:table-cell table:formula="of:=IF(ISBLANK([.F8]);&quot;&quot;;[.$F8]+[.H8]/3)" office:value-type="float" office:value="7016.66666666667">
            <text:p>7,0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9]&gt;=[.A$1];[.G9]&lt;[.A$1]);TODAY()+[.F9]/[.A$1];&quot;&quot;)">
            <text:p/>
          </table:table-cell>
          <table:table-cell table:formula="of:=IF([.A9]=&quot;&quot;;&quot;&quot;;[.$F9]+[.A$1]/3)">
            <text:p/>
          </table:table-cell>
          <table:table-cell table:formula="of:=IF(ISBLANK([.F9]);&quot;&quot;;[.$F9]+[.H9]/3)" office:value-type="float" office:value="8016.66666666667">
            <text:p>8,0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10]&gt;=[.A$1];[.G10]&lt;[.A$1]);TODAY()+[.F10]/[.A$1];&quot;&quot;)">
            <text:p/>
          </table:table-cell>
          <table:table-cell table:formula="of:=IF([.A10]=&quot;&quot;;&quot;&quot;;[.$F10]+[.A$1]/3)">
            <text:p/>
          </table:table-cell>
          <table:table-cell table:formula="of:=IF(ISBLANK([.F10]);&quot;&quot;;[.$F10]+[.H10]/3)" office:value-type="float" office:value="9016.66666666667">
            <text:p>9,0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11]&gt;=[.A$1];[.G11]&lt;[.A$1]);TODAY()+[.F11]/[.A$1];&quot;&quot;)">
            <text:p/>
          </table:table-cell>
          <table:table-cell table:formula="of:=IF([.A11]=&quot;&quot;;&quot;&quot;;[.$F11]+[.A$1]/3)">
            <text:p/>
          </table:table-cell>
          <table:table-cell table:formula="of:=IF(ISBLANK([.F11]);&quot;&quot;;[.$F11]+[.H11]/3)" office:value-type="float" office:value="10666.6666666667">
            <text:p>10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12]&gt;=[.A$1];[.G12]&lt;[.A$1]);TODAY()+[.F12]/[.A$1];&quot;&quot;)">
            <text:p/>
          </table:table-cell>
          <table:table-cell table:formula="of:=IF([.A12]=&quot;&quot;;&quot;&quot;;[.$F12]+[.A$1]/3)">
            <text:p/>
          </table:table-cell>
          <table:table-cell table:formula="of:=IF(ISBLANK([.F12]);&quot;&quot;;[.$F12]+[.H12]/3)" office:value-type="float" office:value="20166.6666666667">
            <text:p>20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13]&gt;=[.A$1];[.G13]&lt;[.A$1]);TODAY()+[.F13]/[.A$1];&quot;&quot;)">
            <text:p/>
          </table:table-cell>
          <table:table-cell table:formula="of:=IF([.A13]=&quot;&quot;;&quot;&quot;;[.$F13]+[.A$1]/3)">
            <text:p/>
          </table:table-cell>
          <table:table-cell table:formula="of:=IF(ISBLANK([.F13]);&quot;&quot;;[.$F13]+[.H13]/3)" office:value-type="float" office:value="30166.6666666667">
            <text:p>30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14]&gt;=[.A$1];[.G14]&lt;[.A$1]);TODAY()+[.F14]/[.A$1];&quot;&quot;)">
            <text:p/>
          </table:table-cell>
          <table:table-cell table:formula="of:=IF([.A14]=&quot;&quot;;&quot;&quot;;[.$F14]+[.A$1]/3)">
            <text:p/>
          </table:table-cell>
          <table:table-cell table:formula="of:=IF(ISBLANK([.F14]);&quot;&quot;;[.$F14]+[.H14]/3)" office:value-type="float" office:value="40166.6666666667">
            <text:p>40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15]&gt;=[.A$1];[.G15]&lt;[.A$1]);TODAY()+[.F15]/[.A$1];&quot;&quot;)">
            <text:p/>
          </table:table-cell>
          <table:table-cell table:formula="of:=IF([.A15]=&quot;&quot;;&quot;&quot;;[.$F15]+[.A$1]/3)">
            <text:p/>
          </table:table-cell>
          <table:table-cell table:formula="of:=IF(ISBLANK([.F15]);&quot;&quot;;[.$F15]+[.H15]/3)" office:value-type="float" office:value="50666.6666666667">
            <text:p>50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16]&gt;=[.A$1];[.G16]&lt;[.A$1]);TODAY()+[.F16]/[.A$1];&quot;&quot;)">
            <text:p/>
          </table:table-cell>
          <table:table-cell table:formula="of:=IF([.A16]=&quot;&quot;;&quot;&quot;;[.$F16]+[.A$1]/3)">
            <text:p/>
          </table:table-cell>
          <table:table-cell table:formula="of:=IF(ISBLANK([.F16]);&quot;&quot;;[.$F16]+[.H16]/3)" office:value-type="float" office:value="60166.6666666667">
            <text:p>60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17]&gt;=[.A$1];[.G17]&lt;[.A$1]);TODAY()+[.F17]/[.A$1];&quot;&quot;)">
            <text:p/>
          </table:table-cell>
          <table:table-cell table:formula="of:=IF([.A17]=&quot;&quot;;&quot;&quot;;[.$F17]+[.A$1]/3)">
            <text:p/>
          </table:table-cell>
          <table:table-cell table:formula="of:=IF(ISBLANK([.F17]);&quot;&quot;;[.$F17]+[.H17]/3)" office:value-type="float" office:value="70166.6666666667">
            <text:p>70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70000">
            <text:p>7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18]&gt;=[.A$1];[.G18]&lt;[.A$1]);TODAY()+[.F18]/[.A$1];&quot;&quot;)">
            <text:p/>
          </table:table-cell>
          <table:table-cell table:formula="of:=IF([.A18]=&quot;&quot;;&quot;&quot;;[.$F18]+[.A$1]/3)">
            <text:p/>
          </table:table-cell>
          <table:table-cell table:formula="of:=IF(ISBLANK([.F18]);&quot;&quot;;[.$F18]+[.H18]/3)" office:value-type="float" office:value="80166.6666666667">
            <text:p>80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80000">
            <text:p>8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19]&gt;=[.A$1];[.G19]&lt;[.A$1]);TODAY()+[.F19]/[.A$1];&quot;&quot;)">
            <text:p/>
          </table:table-cell>
          <table:table-cell table:formula="of:=IF([.A19]=&quot;&quot;;&quot;&quot;;[.$F19]+[.A$1]/3)">
            <text:p/>
          </table:table-cell>
          <table:table-cell table:formula="of:=IF(ISBLANK([.F19]);&quot;&quot;;[.$F19]+[.H19]/3)" office:value-type="float" office:value="90166.6666666667">
            <text:p>90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90000">
            <text:p>9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20]&gt;=[.A$1];[.G20]&lt;[.A$1]);TODAY()+[.F20]/[.A$1];&quot;&quot;)">
            <text:p/>
          </table:table-cell>
          <table:table-cell table:formula="of:=IF([.A20]=&quot;&quot;;&quot;&quot;;[.$F20]+[.A$1]/3)">
            <text:p/>
          </table:table-cell>
          <table:table-cell table:formula="of:=IF(ISBLANK([.F20]);&quot;&quot;;[.$F20]+[.H20]/3)" office:value-type="float" office:value="95166.6666666667">
            <text:p>95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5000">
            <text:p>950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We're almost to one hundred thousand Spotify plays 🎶 for "{title}". <text:s/>The current count is {count} and the daily average is {daily}.</text:p>
          </table:table-cell>
        </table:table-row>
        <table:table-row table:style-name="ro1">
          <table:table-cell table:formula="of:=IF(AND([.H21]&gt;=[.A$1];[.G21]&lt;[.A$1]);TODAY()+[.F21]/[.A$1];&quot;&quot;)">
            <text:p/>
          </table:table-cell>
          <table:table-cell table:formula="of:=IF([.A21]=&quot;&quot;;&quot;&quot;;[.$F21]+[.A$1]/3)">
            <text:p/>
          </table:table-cell>
          <table:table-cell table:formula="of:=IF(ISBLANK([.F21]);&quot;&quot;;[.$F21]+[.H21]/3)" office:value-type="float" office:value="97583.3333333333">
            <text:p>97,58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7500">
            <text:p>97500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office:value-type="string">
            <text:p>We're almost to one hundred thousand Spotify plays 🎶 for "{title}". <text:s/>The current count is {count} and the daily average is {daily}.</text:p>
          </table:table-cell>
        </table:table-row>
        <table:table-row table:style-name="ro1">
          <table:table-cell table:formula="of:=IF(AND([.H22]&gt;=[.A$1];[.G22]&lt;[.A$1]);TODAY()+[.F22]/[.A$1];&quot;&quot;)">
            <text:p/>
          </table:table-cell>
          <table:table-cell table:formula="of:=IF([.A22]=&quot;&quot;;&quot;&quot;;[.$F22]+[.A$1]/3)">
            <text:p/>
          </table:table-cell>
          <table:table-cell table:formula="of:=IF(ISBLANK([.F22]);&quot;&quot;;[.$F22]+[.H22]/3)" office:value-type="float" office:value="99166.6666666667">
            <text:p>99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000">
            <text:p>990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>
            <text:p>We're almost to one hundred thousand Spotify plays 🎶 for "{title}". <text:s/>The current count is {count} and the daily average is {daily}.</text:p>
          </table:table-cell>
        </table:table-row>
        <table:table-row table:style-name="ro1">
          <table:table-cell table:formula="of:=IF(AND([.H23]&gt;=[.A$1];[.G23]&lt;[.A$1]);TODAY()+[.F23]/[.A$1];&quot;&quot;)">
            <text:p/>
          </table:table-cell>
          <table:table-cell table:formula="of:=IF([.A23]=&quot;&quot;;&quot;&quot;;[.$F23]+[.A$1]/3)">
            <text:p/>
          </table:table-cell>
          <table:table-cell table:formula="of:=IF(ISBLANK([.F23]);&quot;&quot;;[.$F23]+[.H23]/3)" office:value-type="float" office:value="99583.3333333333">
            <text:p>99,58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500">
            <text:p>99500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We're almost to one hundred thousand Spotify plays 🎶 for "{title}". <text:s/>The current count is {count} and the daily average is {daily}.</text:p>
          </table:table-cell>
        </table:table-row>
        <table:table-row table:style-name="ro1">
          <table:table-cell table:formula="of:=IF(AND([.H24]&gt;=[.A$1];[.G24]&lt;[.A$1]);TODAY()+[.F24]/[.A$1];&quot;&quot;)">
            <text:p/>
          </table:table-cell>
          <table:table-cell table:formula="of:=IF([.A24]=&quot;&quot;;&quot;&quot;;[.$F24]+[.A$1]/3)">
            <text:p/>
          </table:table-cell>
          <table:table-cell table:formula="of:=IF(ISBLANK([.F24]);&quot;&quot;;[.$F24]+[.H24]/3)" office:value-type="float" office:value="99716.6666666667">
            <text:p>99,7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700">
            <text:p>99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We're almost to one hundred thousand Spotify plays 🎶 for "{title}". <text:s/>The current count is {count} and the daily average is {daily}.</text:p>
          </table:table-cell>
        </table:table-row>
        <table:table-row table:style-name="ro1">
          <table:table-cell table:formula="of:=IF(AND([.H25]&gt;=[.A$1];[.G25]&lt;[.A$1]);TODAY()+[.F25]/[.A$1];&quot;&quot;)">
            <text:p/>
          </table:table-cell>
          <table:table-cell table:formula="of:=IF([.A25]=&quot;&quot;;&quot;&quot;;[.$F25]+[.A$1]/3)">
            <text:p/>
          </table:table-cell>
          <table:table-cell table:formula="of:=IF(ISBLANK([.F25]);&quot;&quot;;[.$F25]+[.H25]/3)" office:value-type="float" office:value="99816.6666666667">
            <text:p>99,8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800">
            <text:p>9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We're almost to one hundred thousand Spotify plays 🎶 for "{title}". <text:s/>The current count is {count} and the daily average is {daily}.</text:p>
          </table:table-cell>
        </table:table-row>
        <table:table-row table:style-name="ro1">
          <table:table-cell table:formula="of:=IF(AND([.H26]&gt;=[.A$1];[.G26]&lt;[.A$1]);TODAY()+[.F26]/[.A$1];&quot;&quot;)">
            <text:p/>
          </table:table-cell>
          <table:table-cell table:formula="of:=IF([.A26]=&quot;&quot;;&quot;&quot;;[.$F26]+[.A$1]/3)">
            <text:p/>
          </table:table-cell>
          <table:table-cell table:formula="of:=IF(ISBLANK([.F26]);&quot;&quot;;[.$F26]+[.H26]/3)" office:value-type="float" office:value="99916.6666666667">
            <text:p>99,9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900">
            <text:p>9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We're almost to one hundred thousand Spotify plays 🎶 for "{title}". <text:s/>The current count is {count} and the daily average is {daily}.</text:p>
          </table:table-cell>
        </table:table-row>
        <table:table-row table:style-name="ro2">
          <table:table-cell table:formula="of:=IF(AND([.H27]&gt;=[.A$1];[.G27]&lt;[.A$1]);TODAY()+[.F27]/[.A$1];&quot;&quot;)">
            <text:p/>
          </table:table-cell>
          <table:table-cell table:formula="of:=IF([.A27]=&quot;&quot;;&quot;&quot;;[.$F27]+[.A$1]/3)">
            <text:p/>
          </table:table-cell>
          <table:table-cell table:formula="of:=IF(ISBLANK([.F27]);&quot;&quot;;[.$F27]+[.H27]/3)" office:value-type="float" office:value="100333.333333333">
            <text:p>100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9"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string">
            <text:p>🎉 <text:s/>We are at one hundred thousand Spotify plays 🎶 for "{title}"! <text:s/>🎉 <text:s/>{tags}</text:p>
          </table:table-cell>
        </table:table-row>
        <table:table-row table:style-name="ro1">
          <table:table-cell table:formula="of:=IF(AND([.H28]&gt;=[.A$1];[.G28]&lt;[.A$1]);TODAY()+[.F28]/[.A$1];&quot;&quot;)">
            <text:p/>
          </table:table-cell>
          <table:table-cell table:formula="of:=IF([.A28]=&quot;&quot;;&quot;&quot;;[.$F28]+[.A$1]/3)">
            <text:p/>
          </table:table-cell>
          <table:table-cell table:formula="of:=IF(ISBLANK([.F28]);&quot;&quot;;[.$F28]+[.H28]/3)" office:value-type="float" office:value="106666.666666667">
            <text:p>10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100000">
            <text:p>100000</text:p>
          </table:table-cell>
          <table:table-cell office:value-type="float" office:value="1000">
            <text:p>1000</text:p>
          </table:table-cell>
          <table:table-cell office:value-type="float" office:value="20000">
            <text:p>2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29]&gt;=[.A$1];[.G29]&lt;[.A$1]);TODAY()+[.F29]/[.A$1];&quot;&quot;)" office:value-type="date" office:date-value="2020-03-02T15:32:47.432699">
            <text:p>Mar 2, 2020</text:p>
          </table:table-cell>
          <table:table-cell table:formula="of:=IF([.A29]=&quot;&quot;;&quot;&quot;;[.$F29]+[.A$1]/3)" office:value-type="float" office:value="109138">
            <text:p>109,138</text:p>
          </table:table-cell>
          <table:table-cell table:formula="of:=IF(ISBLANK([.F29]);&quot;&quot;;[.$F29]+[.H29]/3)" office:value-type="float" office:value="166666.666666667">
            <text:p>1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9" office:value-type="float" office:value="100000">
            <text:p>100000</text:p>
          </table:table-cell>
          <table:table-cell office:value-type="float" office:value="20000">
            <text:p>20000</text:p>
          </table:table-cell>
          <table:table-cell office:value-type="float" office:value="200000">
            <text:p>200000</text:p>
          </table:table-cell>
          <table:table-cell office:value-type="string">
            <text:p>🎉 <text:s/>We have zoomed past one hundred thousand Spotify plays 🎶 for "{title}"! <text:s/>🎉 <text:s/>{tags}</text:p>
          </table:table-cell>
        </table:table-row>
        <table:table-row table:style-name="ro1">
          <table:table-cell table:formula="of:=IF(AND([.H30]&gt;=[.A$1];[.G30]&lt;[.A$1]);TODAY()+[.F30]/[.A$1];&quot;&quot;)">
            <text:p/>
          </table:table-cell>
          <table:table-cell table:formula="of:=IF([.A30]=&quot;&quot;;&quot;&quot;;[.$F30]+[.A$1]/3)">
            <text:p/>
          </table:table-cell>
          <table:table-cell table:formula="of:=IF(ISBLANK([.F30]);&quot;&quot;;[.$F30]+[.H30]/3)" office:value-type="float" office:value="200833.333333333">
            <text:p>200,8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31]&gt;=[.A$1];[.G31]&lt;[.A$1]);TODAY()+[.F31]/[.A$1];&quot;&quot;)">
            <text:p/>
          </table:table-cell>
          <table:table-cell table:formula="of:=IF([.A31]=&quot;&quot;;&quot;&quot;;[.$F31]+[.A$1]/3)">
            <text:p/>
          </table:table-cell>
          <table:table-cell table:formula="of:=IF(ISBLANK([.F31]);&quot;&quot;;[.$F31]+[.H31]/3)" office:value-type="float" office:value="253333.333333333">
            <text:p>25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250000">
            <text:p>2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32]&gt;=[.A$1];[.G32]&lt;[.A$1]);TODAY()+[.F32]/[.A$1];&quot;&quot;)">
            <text:p/>
          </table:table-cell>
          <table:table-cell table:formula="of:=IF([.A32]=&quot;&quot;;&quot;&quot;;[.$F32]+[.A$1]/3)">
            <text:p/>
          </table:table-cell>
          <table:table-cell table:formula="of:=IF(ISBLANK([.F32]);&quot;&quot;;[.$F32]+[.H32]/3)" office:value-type="float" office:value="301666.666666667">
            <text:p>301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300000">
            <text:p>3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33]&gt;=[.A$1];[.G33]&lt;[.A$1]);TODAY()+[.F33]/[.A$1];&quot;&quot;)">
            <text:p/>
          </table:table-cell>
          <table:table-cell table:formula="of:=IF([.A33]=&quot;&quot;;&quot;&quot;;[.$F33]+[.A$1]/3)">
            <text:p/>
          </table:table-cell>
          <table:table-cell table:formula="of:=IF(ISBLANK([.F33]);&quot;&quot;;[.$F33]+[.H33]/3)" office:value-type="float" office:value="401666.666666667">
            <text:p>401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34]&gt;=[.A$1];[.G34]&lt;[.A$1]);TODAY()+[.F34]/[.A$1];&quot;&quot;)">
            <text:p/>
          </table:table-cell>
          <table:table-cell table:formula="of:=IF([.A34]=&quot;&quot;;&quot;&quot;;[.$F34]+[.A$1]/3)">
            <text:p/>
          </table:table-cell>
          <table:table-cell table:formula="of:=IF(ISBLANK([.F34]);&quot;&quot;;[.$F34]+[.H34]/3)" office:value-type="float" office:value="506666.666666667">
            <text:p>50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500000">
            <text:p>500000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35]&gt;=[.A$1];[.G35]&lt;[.A$1]);TODAY()+[.F35]/[.A$1];&quot;&quot;)">
            <text:p/>
          </table:table-cell>
          <table:table-cell table:formula="of:=IF([.A35]=&quot;&quot;;&quot;&quot;;[.$F35]+[.A$1]/3)">
            <text:p/>
          </table:table-cell>
          <table:table-cell table:formula="of:=IF(ISBLANK([.F35]);&quot;&quot;;[.$F35]+[.H35]/3)" office:value-type="float" office:value="601666.666666667">
            <text:p>601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600000">
            <text:p>6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36]&gt;=[.A$1];[.G36]&lt;[.A$1]);TODAY()+[.F36]/[.A$1];&quot;&quot;)">
            <text:p/>
          </table:table-cell>
          <table:table-cell table:formula="of:=IF([.A36]=&quot;&quot;;&quot;&quot;;[.$F36]+[.A$1]/3)">
            <text:p/>
          </table:table-cell>
          <table:table-cell table:formula="of:=IF(ISBLANK([.F36]);&quot;&quot;;[.$F36]+[.H36]/3)" office:value-type="float" office:value="700833.333333333">
            <text:p>700,8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700000">
            <text:p>7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37]&gt;=[.A$1];[.G37]&lt;[.A$1]);TODAY()+[.F37]/[.A$1];&quot;&quot;)">
            <text:p/>
          </table:table-cell>
          <table:table-cell table:formula="of:=IF([.A37]=&quot;&quot;;&quot;&quot;;[.$F37]+[.A$1]/3)">
            <text:p/>
          </table:table-cell>
          <table:table-cell table:formula="of:=IF(ISBLANK([.F37]);&quot;&quot;;[.$F37]+[.H37]/3)" office:value-type="float" office:value="753333.333333333">
            <text:p>75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750000">
            <text:p>7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38]&gt;=[.A$1];[.G38]&lt;[.A$1]);TODAY()+[.F38]/[.A$1];&quot;&quot;)">
            <text:p/>
          </table:table-cell>
          <table:table-cell table:formula="of:=IF([.A38]=&quot;&quot;;&quot;&quot;;[.$F38]+[.A$1]/3)">
            <text:p/>
          </table:table-cell>
          <table:table-cell table:formula="of:=IF(ISBLANK([.F38]);&quot;&quot;;[.$F38]+[.H38]/3)" office:value-type="float" office:value="801666.666666667">
            <text:p>801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39]&gt;=[.A$1];[.G39]&lt;[.A$1]);TODAY()+[.F39]/[.A$1];&quot;&quot;)">
            <text:p/>
          </table:table-cell>
          <table:table-cell table:formula="of:=IF([.A39]=&quot;&quot;;&quot;&quot;;[.$F39]+[.A$1]/3)">
            <text:p/>
          </table:table-cell>
          <table:table-cell table:formula="of:=IF(ISBLANK([.F39]);&quot;&quot;;[.$F39]+[.H39]/3)" office:value-type="float" office:value="901666.666666667">
            <text:p>901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900000">
            <text:p>9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40]&gt;=[.A$1];[.G40]&lt;[.A$1]);TODAY()+[.F40]/[.A$1];&quot;&quot;)">
            <text:p/>
          </table:table-cell>
          <table:table-cell table:formula="of:=IF([.A40]=&quot;&quot;;&quot;&quot;;[.$F40]+[.A$1]/3)">
            <text:p/>
          </table:table-cell>
          <table:table-cell table:formula="of:=IF(ISBLANK([.F40]);&quot;&quot;;[.$F40]+[.H40]/3)" office:value-type="float" office:value="951666.666666667">
            <text:p>951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50000">
            <text:p>950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office:value-type="string">
            <text:p>We're almost to a million Spotify plays 🎶 for "{title}". <text:s/>The current count is {count} and the daily average is {daily}.</text:p>
          </table:table-cell>
        </table:table-row>
        <table:table-row table:style-name="ro1">
          <table:table-cell table:formula="of:=IF(AND([.H41]&gt;=[.A$1];[.G41]&lt;[.A$1]);TODAY()+[.F41]/[.A$1];&quot;&quot;)">
            <text:p/>
          </table:table-cell>
          <table:table-cell table:formula="of:=IF([.A41]=&quot;&quot;;&quot;&quot;;[.$F41]+[.A$1]/3)">
            <text:p/>
          </table:table-cell>
          <table:table-cell table:formula="of:=IF(ISBLANK([.F41]);&quot;&quot;;[.$F41]+[.H41]/3)" office:value-type="float" office:value="975833.333333333">
            <text:p>975,8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75000">
            <text:p>975000</text:p>
          </table:table-cell>
          <table:table-cell office:value-type="float" office:value="400">
            <text:p>400</text:p>
          </table:table-cell>
          <table:table-cell office:value-type="float" office:value="2500">
            <text:p>2500</text:p>
          </table:table-cell>
          <table:table-cell office:value-type="string">
            <text:p>We're almost to a million Spotify plays 🎶 for "{title}". <text:s/>The current count is {count} and the daily average is {daily}.</text:p>
          </table:table-cell>
        </table:table-row>
        <table:table-row table:style-name="ro1">
          <table:table-cell table:formula="of:=IF(AND([.H42]&gt;=[.A$1];[.G42]&lt;[.A$1]);TODAY()+[.F42]/[.A$1];&quot;&quot;)">
            <text:p/>
          </table:table-cell>
          <table:table-cell table:formula="of:=IF([.A42]=&quot;&quot;;&quot;&quot;;[.$F42]+[.A$1]/3)">
            <text:p/>
          </table:table-cell>
          <table:table-cell table:formula="of:=IF(ISBLANK([.F42]);&quot;&quot;;[.$F42]+[.H42]/3)" office:value-type="float" office:value="991666.666666667">
            <text:p>991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0000">
            <text:p>990000</text:p>
          </table:table-cell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office:value-type="string">
            <text:p>We're almost to a million Spotify plays 🎶 for "{title}". <text:s/>The current count is {count} and the daily average is {daily}.</text:p>
          </table:table-cell>
        </table:table-row>
        <table:table-row table:style-name="ro1">
          <table:table-cell table:formula="of:=IF(AND([.H43]&gt;=[.A$1];[.G43]&lt;[.A$1]);TODAY()+[.F43]/[.A$1];&quot;&quot;)">
            <text:p/>
          </table:table-cell>
          <table:table-cell table:formula="of:=IF([.A43]=&quot;&quot;;&quot;&quot;;[.$F43]+[.A$1]/3)">
            <text:p/>
          </table:table-cell>
          <table:table-cell table:formula="of:=IF(ISBLANK([.F43]);&quot;&quot;;[.$F43]+[.H43]/3)" office:value-type="float" office:value="995833.333333333">
            <text:p>995,8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5000">
            <text:p>995000</text:p>
          </table:table-cell>
          <table:table-cell office:value-type="float" office:value="50">
            <text:p>50</text:p>
          </table:table-cell>
          <table:table-cell office:value-type="float" office:value="2500">
            <text:p>2500</text:p>
          </table:table-cell>
          <table:table-cell office:value-type="string">
            <text:p>We're almost to a million Spotify plays 🎶 for "{title}". <text:s/>The current count is {count} and the daily average is {daily}.</text:p>
          </table:table-cell>
        </table:table-row>
        <table:table-row table:style-name="ro1">
          <table:table-cell table:formula="of:=IF(AND([.H44]&gt;=[.A$1];[.G44]&lt;[.A$1]);TODAY()+[.F44]/[.A$1];&quot;&quot;)">
            <text:p/>
          </table:table-cell>
          <table:table-cell table:formula="of:=IF([.A44]=&quot;&quot;;&quot;&quot;;[.$F44]+[.A$1]/3)">
            <text:p/>
          </table:table-cell>
          <table:table-cell table:formula="of:=IF(ISBLANK([.F44]);&quot;&quot;;[.$F44]+[.H44]/3)" office:value-type="float" office:value="997166.666666667">
            <text:p>997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7000">
            <text:p>997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We're almost to a million Spotify plays 🎶 for "{title}". <text:s/>The current count is {count} and the daily average is {daily}.</text:p>
          </table:table-cell>
        </table:table-row>
        <table:table-row table:style-name="ro1">
          <table:table-cell table:formula="of:=IF(AND([.H45]&gt;=[.A$1];[.G45]&lt;[.A$1]);TODAY()+[.F45]/[.A$1];&quot;&quot;)">
            <text:p/>
          </table:table-cell>
          <table:table-cell table:formula="of:=IF([.A45]=&quot;&quot;;&quot;&quot;;[.$F45]+[.A$1]/3)">
            <text:p/>
          </table:table-cell>
          <table:table-cell table:formula="of:=IF(ISBLANK([.F45]);&quot;&quot;;[.$F45]+[.H45]/3)" office:value-type="float" office:value="998166.666666667">
            <text:p>998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8000">
            <text:p>998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We're almost to a million Spotify plays 🎶 for "{title}". <text:s/>The current count is {count} and the daily average is {daily}.</text:p>
          </table:table-cell>
        </table:table-row>
        <table:table-row table:style-name="ro1">
          <table:table-cell table:formula="of:=IF(AND([.H46]&gt;=[.A$1];[.G46]&lt;[.A$1]);TODAY()+[.F46]/[.A$1];&quot;&quot;)">
            <text:p/>
          </table:table-cell>
          <table:table-cell table:formula="of:=IF([.A46]=&quot;&quot;;&quot;&quot;;[.$F46]+[.A$1]/3)">
            <text:p/>
          </table:table-cell>
          <table:table-cell table:formula="of:=IF(ISBLANK([.F46]);&quot;&quot;;[.$F46]+[.H46]/3)" office:value-type="float" office:value="999166.666666667">
            <text:p>999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9000">
            <text:p>999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We're almost to a million Spotify plays 🎶 for "{title}". <text:s/>The current count is {count} and the daily average is {daily}.</text:p>
          </table:table-cell>
        </table:table-row>
        <table:table-row table:style-name="ro1">
          <table:table-cell table:formula="of:=IF(AND([.H47]&gt;=[.A$1];[.G47]&lt;[.A$1]);TODAY()+[.F47]/[.A$1];&quot;&quot;)" office:value-type="date" office:date-value="2020-04-04T11:27:54.326987">
            <text:p>Apr 4, 2020</text:p>
          </table:table-cell>
          <table:table-cell table:formula="of:=IF([.A47]=&quot;&quot;;&quot;&quot;;[.$F47]+[.A$1]/3)" office:value-type="float" office:value="1009138">
            <text:p>1,009,138</text:p>
          </table:table-cell>
          <table:table-cell table:formula="of:=IF(ISBLANK([.F47]);&quot;&quot;;[.$F47]+[.H47]/3)" office:value-type="float" office:value="1066666.66666667">
            <text:p>1,0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🎉 <text:s/>We are at one million Spotify plays 🎶 for "{title}"! <text:s/>🎉 <text:s/>{tags}</text:p>
          </table:table-cell>
        </table:table-row>
        <table:table-row table:style-name="ro1">
          <table:table-cell table:formula="of:=IF(AND([.H48]&gt;=[.A$1];[.G48]&lt;[.A$1]);TODAY()+[.F48]/[.A$1];&quot;&quot;)">
            <text:p/>
          </table:table-cell>
          <table:table-cell table:formula="of:=IF([.A48]=&quot;&quot;;&quot;&quot;;[.$F48]+[.A$1]/3)">
            <text:p/>
          </table:table-cell>
          <table:table-cell table:formula="of:=IF(ISBLANK([.F48]);&quot;&quot;;[.$F48]+[.H48]/3)" office:value-type="float" office:value="1666666.66666667">
            <text:p>1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9" office:value-type="float" office:value="1000000">
            <text:p>1000000</text:p>
          </table:table-cell>
          <table:table-cell office:value-type="float" office:value="200000">
            <text:p>200000</text:p>
          </table:table-cell>
          <table:table-cell office:value-type="float" office:value="2000000">
            <text:p>2000000</text:p>
          </table:table-cell>
          <table:table-cell office:value-type="string">
            <text:p>🎉 <text:s/>We have zoomed past one million Spotify plays 🎶 for "{title}"! <text:s/>🎉 <text:s/>{tags}</text:p>
          </table:table-cell>
        </table:table-row>
        <table:table-row table:style-name="ro1">
          <table:table-cell table:formula="of:=IF(AND([.H49]&gt;=[.A$1];[.G49]&lt;[.A$1]);TODAY()+[.F49]/[.A$1];&quot;&quot;)" office:value-type="date" office:date-value="2020-05-10T22:55:48.653972">
            <text:p>May 10, 2020</text:p>
          </table:table-cell>
          <table:table-cell table:formula="of:=IF([.A49]=&quot;&quot;;&quot;&quot;;[.$F49]+[.A$1]/3)" office:value-type="float" office:value="2009138">
            <text:p>2,009,138</text:p>
          </table:table-cell>
          <table:table-cell table:formula="of:=IF(ISBLANK([.F49]);&quot;&quot;;[.$F49]+[.H49]/3)" office:value-type="float" office:value="2016666.66666667">
            <text:p>2,01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2000000">
            <text:p>2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50]&gt;=[.A$1];[.G50]&lt;[.A$1]);TODAY()+[.F50]/[.A$1];&quot;&quot;)" office:value-type="date" office:date-value="2020-06-16T10:23:42.980959">
            <text:p>Jun 16, 2020</text:p>
          </table:table-cell>
          <table:table-cell table:formula="of:=IF([.A50]=&quot;&quot;;&quot;&quot;;[.$F50]+[.A$1]/3)" office:value-type="float" office:value="3009138">
            <text:p>3,009,138</text:p>
          </table:table-cell>
          <table:table-cell table:formula="of:=IF(ISBLANK([.F50]);&quot;&quot;;[.$F50]+[.H50]/3)" office:value-type="float" office:value="3016666.66666667">
            <text:p>3,01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3000000">
            <text:p>3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51]&gt;=[.A$1];[.G51]&lt;[.A$1]);TODAY()+[.F51]/[.A$1];&quot;&quot;)" office:value-type="date" office:date-value="2020-07-22T21:51:37.307945">
            <text:p>Jul 22, 2020</text:p>
          </table:table-cell>
          <table:table-cell table:formula="of:=IF([.A51]=&quot;&quot;;&quot;&quot;;[.$F51]+[.A$1]/3)" office:value-type="float" office:value="4009138">
            <text:p>4,009,138</text:p>
          </table:table-cell>
          <table:table-cell table:formula="of:=IF(ISBLANK([.F51]);&quot;&quot;;[.$F51]+[.H51]/3)" office:value-type="float" office:value="4016666.66666667">
            <text:p>4,01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4000000">
            <text:p>4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52]&gt;=[.A$1];[.G52]&lt;[.A$1]);TODAY()+[.F52]/[.A$1];&quot;&quot;)" office:value-type="date" office:date-value="2020-08-28T09:19:31.634931">
            <text:p>Aug 28, 2020</text:p>
          </table:table-cell>
          <table:table-cell table:formula="of:=IF([.A52]=&quot;&quot;;&quot;&quot;;[.$F52]+[.A$1]/3)" office:value-type="float" office:value="5009138">
            <text:p>5,009,138</text:p>
          </table:table-cell>
          <table:table-cell table:formula="of:=IF(ISBLANK([.F52]);&quot;&quot;;[.$F52]+[.H52]/3)" office:value-type="float" office:value="5066666.66666667">
            <text:p>5,0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5000000">
            <text:p>5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53]&gt;=[.A$1];[.G53]&lt;[.A$1]);TODAY()+[.F53]/[.A$1];&quot;&quot;)" office:value-type="date" office:date-value="2020-10-03T20:47:25.961917">
            <text:p>Oct 3, 2020</text:p>
          </table:table-cell>
          <table:table-cell table:formula="of:=IF([.A53]=&quot;&quot;;&quot;&quot;;[.$F53]+[.A$1]/3)" office:value-type="float" office:value="6009138">
            <text:p>6,009,138</text:p>
          </table:table-cell>
          <table:table-cell table:formula="of:=IF(ISBLANK([.F53]);&quot;&quot;;[.$F53]+[.H53]/3)" office:value-type="float" office:value="6016666.66666667">
            <text:p>6,01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6000000">
            <text:p>6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54]&gt;=[.A$1];[.G54]&lt;[.A$1]);TODAY()+[.F54]/[.A$1];&quot;&quot;)" office:value-type="date" office:date-value="2020-11-09T08:15:20.288904">
            <text:p>Nov 9, 2020</text:p>
          </table:table-cell>
          <table:table-cell table:formula="of:=IF([.A54]=&quot;&quot;;&quot;&quot;;[.$F54]+[.A$1]/3)" office:value-type="float" office:value="7009138">
            <text:p>7,009,138</text:p>
          </table:table-cell>
          <table:table-cell table:formula="of:=IF(ISBLANK([.F54]);&quot;&quot;;[.$F54]+[.H54]/3)" office:value-type="float" office:value="7016666.66666667">
            <text:p>7,01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7000000">
            <text:p>7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55]&gt;=[.A$1];[.G55]&lt;[.A$1]);TODAY()+[.F55]/[.A$1];&quot;&quot;)" office:value-type="date" office:date-value="2020-12-15T19:43:14.61589">
            <text:p>Dec 15, 2020</text:p>
          </table:table-cell>
          <table:table-cell table:formula="of:=IF([.A55]=&quot;&quot;;&quot;&quot;;[.$F55]+[.A$1]/3)" office:value-type="float" office:value="8009138">
            <text:p>8,009,138</text:p>
          </table:table-cell>
          <table:table-cell table:formula="of:=IF(ISBLANK([.F55]);&quot;&quot;;[.$F55]+[.H55]/3)" office:value-type="float" office:value="8016666.66666667">
            <text:p>8,01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8000000">
            <text:p>8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1">
          <table:table-cell table:formula="of:=IF(AND([.H56]&gt;=[.A$1];[.G56]&lt;[.A$1]);TODAY()+[.F56]/[.A$1];&quot;&quot;)" office:value-type="date" office:date-value="2021-01-21T07:11:08.942876">
            <text:p>Jan 21, 2021</text:p>
          </table:table-cell>
          <table:table-cell table:formula="of:=IF([.A56]=&quot;&quot;;&quot;&quot;;[.$F56]+[.A$1]/3)" office:value-type="float" office:value="9009138">
            <text:p>9,009,138</text:p>
          </table:table-cell>
          <table:table-cell table:formula="of:=IF(ISBLANK([.F56]);&quot;&quot;;[.$F56]+[.H56]/3)" office:value-type="float" office:value="9016666.66666667">
            <text:p>9,01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9000000">
            <text:p>9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57]&gt;=[.A$1];[.G57]&lt;[.A$1]);TODAY()+[.F57]/[.A$1];&quot;&quot;)" office:value-type="date" office:date-value="2021-02-26T18:39:03.269862">
            <text:p>Feb 26, 2021</text:p>
          </table:table-cell>
          <table:table-cell table:formula="of:=IF([.A57]=&quot;&quot;;&quot;&quot;;[.$F57]+[.A$1]/3)" office:value-type="float" office:value="10009138">
            <text:p>10,009,138</text:p>
          </table:table-cell>
          <table:table-cell table:formula="of:=IF(ISBLANK([.F57]);&quot;&quot;;[.$F57]+[.H57]/3)" office:value-type="float" office:value="10666666.6666667">
            <text:p>10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10000000">
            <text:p>1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58]&gt;=[.A$1];[.G58]&lt;[.A$1]);TODAY()+[.F58]/[.A$1];&quot;&quot;)" office:value-type="date" office:date-value="2022-02-26T13:18:06.539724">
            <text:p>Feb 26, 2022</text:p>
          </table:table-cell>
          <table:table-cell table:formula="of:=IF([.A58]=&quot;&quot;;&quot;&quot;;[.$F58]+[.A$1]/3)" office:value-type="float" office:value="20009138">
            <text:p>20,009,138</text:p>
          </table:table-cell>
          <table:table-cell table:formula="of:=IF(ISBLANK([.F58]);&quot;&quot;;[.$F58]+[.H58]/3)" office:value-type="float" office:value="20166666.6666667">
            <text:p>20,1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20000000">
            <text:p>2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59]&gt;=[.A$1];[.G59]&lt;[.A$1]);TODAY()+[.F59]/[.A$1];&quot;&quot;)" office:value-type="date" office:date-value="2023-02-26T07:57:09.809586">
            <text:p>Feb 26, 2023</text:p>
          </table:table-cell>
          <table:table-cell table:formula="of:=IF([.A59]=&quot;&quot;;&quot;&quot;;[.$F59]+[.A$1]/3)" office:value-type="float" office:value="30009138">
            <text:p>30,009,138</text:p>
          </table:table-cell>
          <table:table-cell table:formula="of:=IF(ISBLANK([.F59]);&quot;&quot;;[.$F59]+[.H59]/3)" office:value-type="float" office:value="30166666.6666667">
            <text:p>30,1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30000000">
            <text:p>3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60]&gt;=[.A$1];[.G60]&lt;[.A$1]);TODAY()+[.F60]/[.A$1];&quot;&quot;)" office:value-type="date" office:date-value="2024-02-26T02:36:13.079449">
            <text:p>Feb 26, 2024</text:p>
          </table:table-cell>
          <table:table-cell table:formula="of:=IF([.A60]=&quot;&quot;;&quot;&quot;;[.$F60]+[.A$1]/3)" office:value-type="float" office:value="40009138">
            <text:p>40,009,138</text:p>
          </table:table-cell>
          <table:table-cell table:formula="of:=IF(ISBLANK([.F60]);&quot;&quot;;[.$F60]+[.H60]/3)" office:value-type="float" office:value="40166666.6666667">
            <text:p>40,1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40000000">
            <text:p>4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61]&gt;=[.A$1];[.G61]&lt;[.A$1]);TODAY()+[.F61]/[.A$1];&quot;&quot;)" office:value-type="date" office:date-value="2025-02-24T21:15:16.349311">
            <text:p>Feb 24, 2025</text:p>
          </table:table-cell>
          <table:table-cell table:formula="of:=IF([.A61]=&quot;&quot;;&quot;&quot;;[.$F61]+[.A$1]/3)" office:value-type="float" office:value="50009138">
            <text:p>50,009,138</text:p>
          </table:table-cell>
          <table:table-cell table:formula="of:=IF(ISBLANK([.F61]);&quot;&quot;;[.$F61]+[.H61]/3)" office:value-type="float" office:value="50666666.6666667">
            <text:p>50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50000000">
            <text:p>5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62]&gt;=[.A$1];[.G62]&lt;[.A$1]);TODAY()+[.F62]/[.A$1];&quot;&quot;)" office:value-type="date" office:date-value="2026-02-24T15:54:19.619173">
            <text:p>Feb 24, 2026</text:p>
          </table:table-cell>
          <table:table-cell table:formula="of:=IF([.A62]=&quot;&quot;;&quot;&quot;;[.$F62]+[.A$1]/3)" office:value-type="float" office:value="60009138">
            <text:p>60,009,138</text:p>
          </table:table-cell>
          <table:table-cell table:formula="of:=IF(ISBLANK([.F62]);&quot;&quot;;[.$F62]+[.H62]/3)" office:value-type="float" office:value="60166666.6666667">
            <text:p>60,1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60000000">
            <text:p>6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63]&gt;=[.A$1];[.G63]&lt;[.A$1]);TODAY()+[.F63]/[.A$1];&quot;&quot;)" office:value-type="date" office:date-value="2027-02-24T10:33:22.889035">
            <text:p>Feb 24, 2027</text:p>
          </table:table-cell>
          <table:table-cell table:formula="of:=IF([.A63]=&quot;&quot;;&quot;&quot;;[.$F63]+[.A$1]/3)" office:value-type="float" office:value="70009138">
            <text:p>70,009,138</text:p>
          </table:table-cell>
          <table:table-cell table:formula="of:=IF(ISBLANK([.F63]);&quot;&quot;;[.$F63]+[.H63]/3)" office:value-type="float" office:value="70166666.6666667">
            <text:p>70,1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70000000">
            <text:p>7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64]&gt;=[.A$1];[.G64]&lt;[.A$1]);TODAY()+[.F64]/[.A$1];&quot;&quot;)" office:value-type="date" office:date-value="2028-02-24T05:12:26.158897">
            <text:p>Feb 24, 2028</text:p>
          </table:table-cell>
          <table:table-cell table:formula="of:=IF([.A64]=&quot;&quot;;&quot;&quot;;[.$F64]+[.A$1]/3)" office:value-type="float" office:value="80009138">
            <text:p>80,009,138</text:p>
          </table:table-cell>
          <table:table-cell table:formula="of:=IF(ISBLANK([.F64]);&quot;&quot;;[.$F64]+[.H64]/3)" office:value-type="float" office:value="80166666.6666667">
            <text:p>80,1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80000000">
            <text:p>8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65]&gt;=[.A$1];[.G65]&lt;[.A$1]);TODAY()+[.F65]/[.A$1];&quot;&quot;)" office:value-type="date" office:date-value="2029-02-22T23:51:29.428759">
            <text:p>Feb 22, 2029</text:p>
          </table:table-cell>
          <table:table-cell table:formula="of:=IF([.A65]=&quot;&quot;;&quot;&quot;;[.$F65]+[.A$1]/3)" office:value-type="float" office:value="90009138">
            <text:p>90,009,138</text:p>
          </table:table-cell>
          <table:table-cell table:formula="of:=IF(ISBLANK([.F65]);&quot;&quot;;[.$F65]+[.H65]/3)" office:value-type="float" office:value="90666666.6666667">
            <text:p>90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90000000">
            <text:p>9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66]&gt;=[.A$1];[.G66]&lt;[.A$1]);TODAY()+[.F66]/[.A$1];&quot;&quot;)">
            <text:p/>
          </table:table-cell>
          <table:table-cell table:formula="of:=IF([.A66]=&quot;&quot;;&quot;&quot;;[.$F66]+[.A$1]/3)">
            <text:p/>
          </table:table-cell>
          <table:table-cell table:formula="of:=IF(ISBLANK([.F66]);&quot;&quot;;[.$F66]+[.H66]/3)" office:value-type="float" office:value="95333333.3333333">
            <text:p>95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5000000">
            <text:p>95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one hundred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67]&gt;=[.A$1];[.G67]&lt;[.A$1]);TODAY()+[.F67]/[.A$1];&quot;&quot;)">
            <text:p/>
          </table:table-cell>
          <table:table-cell table:formula="of:=IF([.A67]=&quot;&quot;;&quot;&quot;;[.$F67]+[.A$1]/3)">
            <text:p/>
          </table:table-cell>
          <table:table-cell table:formula="of:=IF(ISBLANK([.F67]);&quot;&quot;;[.$F67]+[.H67]/3)" office:value-type="float" office:value="97666666.6666667">
            <text:p>97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7500000">
            <text:p>97500000</text:p>
          </table:table-cell>
          <table:table-cell office:value-type="float" office:value="40000">
            <text:p>40000</text:p>
          </table:table-cell>
          <table:table-cell office:value-type="float" office:value="500000">
            <text:p>500000</text:p>
          </table:table-cell>
          <table:table-cell office:value-type="string">
            <text:p>We're almost to one hundred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68]&gt;=[.A$1];[.G68]&lt;[.A$1]);TODAY()+[.F68]/[.A$1];&quot;&quot;)" office:value-type="date" office:date-value="2029-12-11T19:34:44.044648">
            <text:p>Dec 11, 2029</text:p>
          </table:table-cell>
          <table:table-cell table:formula="of:=IF([.A68]=&quot;&quot;;&quot;&quot;;[.$F68]+[.A$1]/3)" office:value-type="float" office:value="98009138">
            <text:p>98,009,138</text:p>
          </table:table-cell>
          <table:table-cell table:formula="of:=IF(ISBLANK([.F68]);&quot;&quot;;[.$F68]+[.H68]/3)" office:value-type="float" office:value="98033333.3333333">
            <text:p>98,0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8000000">
            <text:p>98000000</text:p>
          </table:table-cell>
          <table:table-cell office:value-type="float" office:value="20000">
            <text:p>2000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69]&gt;=[.A$1];[.G69]&lt;[.A$1]);TODAY()+[.F69]/[.A$1];&quot;&quot;)" office:value-type="date" office:date-value="2030-01-17T07:02:38.371635">
            <text:p>Jan 17, 2030</text:p>
          </table:table-cell>
          <table:table-cell table:formula="of:=IF([.A69]=&quot;&quot;;&quot;&quot;;[.$F69]+[.A$1]/3)" office:value-type="float" office:value="99009138">
            <text:p>99,009,138</text:p>
          </table:table-cell>
          <table:table-cell table:formula="of:=IF(ISBLANK([.F69]);&quot;&quot;;[.$F69]+[.H69]/3)" office:value-type="float" office:value="99333333.3333333">
            <text:p>99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000000">
            <text:p>99000000</text:p>
          </table:table-cell>
          <table:table-cell office:value-type="float" office:value="10000">
            <text:p>1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one hundred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70]&gt;=[.A$1];[.G70]&lt;[.A$1]);TODAY()+[.F70]/[.A$1];&quot;&quot;)" office:value-type="date" office:date-value="2030-02-04T12:46:35.535128">
            <text:p>Feb 4, 2030</text:p>
          </table:table-cell>
          <table:table-cell table:formula="of:=IF([.A70]=&quot;&quot;;&quot;&quot;;[.$F70]+[.A$1]/3)" office:value-type="float" office:value="99509138">
            <text:p>99,509,138</text:p>
          </table:table-cell>
          <table:table-cell table:formula="of:=IF(ISBLANK([.F70]);&quot;&quot;;[.$F70]+[.H70]/3)" office:value-type="float" office:value="99666666.6666667">
            <text:p>99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500000">
            <text:p>99500000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string">
            <text:p>We're almost to one hundred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71]&gt;=[.A$1];[.G71]&lt;[.A$1]);TODAY()+[.F71]/[.A$1];&quot;&quot;)" office:value-type="date" office:date-value="2030-02-11T19:52:10.400525">
            <text:p>Feb 11, 2030</text:p>
          </table:table-cell>
          <table:table-cell table:formula="of:=IF([.A71]=&quot;&quot;;&quot;&quot;;[.$F71]+[.A$1]/3)" office:value-type="float" office:value="99709138">
            <text:p>99,709,138</text:p>
          </table:table-cell>
          <table:table-cell table:formula="of:=IF(ISBLANK([.F71]);&quot;&quot;;[.$F71]+[.H71]/3)" office:value-type="float" office:value="99733333.3333333">
            <text:p>99,7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700000">
            <text:p>997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72]&gt;=[.A$1];[.G72]&lt;[.A$1]);TODAY()+[.F72]/[.A$1];&quot;&quot;)" office:value-type="date" office:date-value="2030-02-15T11:24:57.833224">
            <text:p>Feb 15, 2030</text:p>
          </table:table-cell>
          <table:table-cell table:formula="of:=IF([.A72]=&quot;&quot;;&quot;&quot;;[.$F72]+[.A$1]/3)" office:value-type="float" office:value="99809138">
            <text:p>99,809,138</text:p>
          </table:table-cell>
          <table:table-cell table:formula="of:=IF(ISBLANK([.F72]);&quot;&quot;;[.$F72]+[.H72]/3)" office:value-type="float" office:value="99833333.3333333">
            <text:p>99,8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800000">
            <text:p>998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73]&gt;=[.A$1];[.G73]&lt;[.A$1]);TODAY()+[.F73]/[.A$1];&quot;&quot;)" office:value-type="date" office:date-value="2030-02-19T02:57:45.265923">
            <text:p>Feb 19, 2030</text:p>
          </table:table-cell>
          <table:table-cell table:formula="of:=IF([.A73]=&quot;&quot;;&quot;&quot;;[.$F73]+[.A$1]/3)" office:value-type="float" office:value="99909138">
            <text:p>99,909,138</text:p>
          </table:table-cell>
          <table:table-cell table:formula="of:=IF(ISBLANK([.F73]);&quot;&quot;;[.$F73]+[.H73]/3)" office:value-type="float" office:value="99933333.3333333">
            <text:p>99,9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900000">
            <text:p>999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74]&gt;=[.A$1];[.G74]&lt;[.A$1]);TODAY()+[.F74]/[.A$1];&quot;&quot;)" office:value-type="date" office:date-value="2030-02-22T18:30:32.698621">
            <text:p>Feb 22, 2030</text:p>
          </table:table-cell>
          <table:table-cell table:formula="of:=IF([.A74]=&quot;&quot;;&quot;&quot;;[.$F74]+[.A$1]/3)" office:value-type="float" office:value="100009138">
            <text:p>100,009,138</text:p>
          </table:table-cell>
          <table:table-cell table:formula="of:=IF(ISBLANK([.F74]);&quot;&quot;;[.$F74]+[.H74]/3)" office:value-type="float" office:value="106666666.666667">
            <text:p>106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100000000">
            <text:p>1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🎉 <text:s/>We are at one hundred million Spotify plays 🎶 for "{title}"! <text:s/>🎉 <text:s/>{tags}</text:p>
          </table:table-cell>
        </table:table-row>
        <table:table-row table:style-name="ro2">
          <table:table-cell table:formula="of:=IF(AND([.H75]&gt;=[.A$1];[.G75]&lt;[.A$1]);TODAY()+[.F75]/[.A$1];&quot;&quot;)" office:value-type="date" office:date-value="2040-02-18T13:01:05.397242">
            <text:p>Feb 18, 2040</text:p>
          </table:table-cell>
          <table:table-cell table:formula="of:=IF([.A75]=&quot;&quot;;&quot;&quot;;[.$F75]+[.A$1]/3)" office:value-type="float" office:value="200009138">
            <text:p>200,009,138</text:p>
          </table:table-cell>
          <table:table-cell table:formula="of:=IF(ISBLANK([.F75]);&quot;&quot;;[.$F75]+[.H75]/3)" office:value-type="float" office:value="200833333.333333">
            <text:p>200,8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200000000">
            <text:p>2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76]&gt;=[.A$1];[.G76]&lt;[.A$1]);TODAY()+[.F76]/[.A$1];&quot;&quot;)" office:value-type="date" office:date-value="2045-02-15T10:16:21.746553">
            <text:p>Feb 15, 2045</text:p>
          </table:table-cell>
          <table:table-cell table:formula="of:=IF([.A76]=&quot;&quot;;&quot;&quot;;[.$F76]+[.A$1]/3)" office:value-type="float" office:value="250009138">
            <text:p>250,009,138</text:p>
          </table:table-cell>
          <table:table-cell table:formula="of:=IF(ISBLANK([.F76]);&quot;&quot;;[.$F76]+[.H76]/3)" office:value-type="float" office:value="253333333.333333">
            <text:p>253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250000000">
            <text:p>2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77]&gt;=[.A$1];[.G77]&lt;[.A$1]);TODAY()+[.F77]/[.A$1];&quot;&quot;)" office:value-type="date" office:date-value="2050-02-13T07:31:38.095863">
            <text:p>Feb 13, 2050</text:p>
          </table:table-cell>
          <table:table-cell table:formula="of:=IF([.A77]=&quot;&quot;;&quot;&quot;;[.$F77]+[.A$1]/3)" office:value-type="float" office:value="300009138">
            <text:p>300,009,138</text:p>
          </table:table-cell>
          <table:table-cell table:formula="of:=IF(ISBLANK([.F77]);&quot;&quot;;[.$F77]+[.H77]/3)" office:value-type="float" office:value="301666666.666667">
            <text:p>301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300000000">
            <text:p>3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78]&gt;=[.A$1];[.G78]&lt;[.A$1]);TODAY()+[.F78]/[.A$1];&quot;&quot;)" office:value-type="date" office:date-value="2060-02-09T02:02:10.794485">
            <text:p>Feb 9, 2060</text:p>
          </table:table-cell>
          <table:table-cell table:formula="of:=IF([.A78]=&quot;&quot;;&quot;&quot;;[.$F78]+[.A$1]/3)" office:value-type="float" office:value="400009138">
            <text:p>400,009,138</text:p>
          </table:table-cell>
          <table:table-cell table:formula="of:=IF(ISBLANK([.F78]);&quot;&quot;;[.$F78]+[.H78]/3)" office:value-type="float" office:value="401666666.666667">
            <text:p>401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400000000">
            <text:p>4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79]&gt;=[.A$1];[.G79]&lt;[.A$1]);TODAY()+[.F79]/[.A$1];&quot;&quot;)" office:value-type="date" office:date-value="2070-02-03T20:32:43.493106">
            <text:p>Feb 3, 2070</text:p>
          </table:table-cell>
          <table:table-cell table:formula="of:=IF([.A79]=&quot;&quot;;&quot;&quot;;[.$F79]+[.A$1]/3)" office:value-type="float" office:value="500009138">
            <text:p>500,009,138</text:p>
          </table:table-cell>
          <table:table-cell table:formula="of:=IF(ISBLANK([.F79]);&quot;&quot;;[.$F79]+[.H79]/3)" office:value-type="float" office:value="506666666.666667">
            <text:p>506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500000000">
            <text:p>5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🎉 <text:s/>Half a billion views on Spotify for "{title}"! <text:s/>🎉 <text:s/>{tags}</text:p>
          </table:table-cell>
        </table:table-row>
        <table:table-row table:style-name="ro2">
          <table:table-cell table:formula="of:=IF(AND([.H80]&gt;=[.A$1];[.G80]&lt;[.A$1]);TODAY()+[.F80]/[.A$1];&quot;&quot;)" office:value-type="date" office:date-value="2080-01-30T15:03:16.191727">
            <text:p>Jan 30, 2080</text:p>
          </table:table-cell>
          <table:table-cell table:formula="of:=IF([.A80]=&quot;&quot;;&quot;&quot;;[.$F80]+[.A$1]/3)" office:value-type="float" office:value="600009138">
            <text:p>600,009,138</text:p>
          </table:table-cell>
          <table:table-cell table:formula="of:=IF(ISBLANK([.F80]);&quot;&quot;;[.$F80]+[.H80]/3)" office:value-type="float" office:value="601666666.666667">
            <text:p>601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600000000">
            <text:p>6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81]&gt;=[.A$1];[.G81]&lt;[.A$1]);TODAY()+[.F81]/[.A$1];&quot;&quot;)" office:value-type="date" office:date-value="2090-01-25T09:33:48.890348">
            <text:p>Jan 25, 2090</text:p>
          </table:table-cell>
          <table:table-cell table:formula="of:=IF([.A81]=&quot;&quot;;&quot;&quot;;[.$F81]+[.A$1]/3)" office:value-type="float" office:value="700009138">
            <text:p>700,009,138</text:p>
          </table:table-cell>
          <table:table-cell table:formula="of:=IF(ISBLANK([.F81]);&quot;&quot;;[.$F81]+[.H81]/3)" office:value-type="float" office:value="700833333.333333">
            <text:p>700,8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700000000">
            <text:p>7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82]&gt;=[.A$1];[.G82]&lt;[.A$1]);TODAY()+[.F82]/[.A$1];&quot;&quot;)" office:value-type="date" office:date-value="2095-01-23T06:49:05.239659">
            <text:p>Jan 23, 2095</text:p>
          </table:table-cell>
          <table:table-cell table:formula="of:=IF([.A82]=&quot;&quot;;&quot;&quot;;[.$F82]+[.A$1]/3)" office:value-type="float" office:value="750009138">
            <text:p>750,009,138</text:p>
          </table:table-cell>
          <table:table-cell table:formula="of:=IF(ISBLANK([.F82]);&quot;&quot;;[.$F82]+[.H82]/3)" office:value-type="float" office:value="753333333.333333">
            <text:p>753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750000000">
            <text:p>7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83]&gt;=[.A$1];[.G83]&lt;[.A$1]);TODAY()+[.F83]/[.A$1];&quot;&quot;)" office:value-type="date" office:date-value="2100-01-21T04:04:21.58897">
            <text:p>Jan 21, 2100</text:p>
          </table:table-cell>
          <table:table-cell table:formula="of:=IF([.A83]=&quot;&quot;;&quot;&quot;;[.$F83]+[.A$1]/3)" office:value-type="float" office:value="800009138">
            <text:p>800,009,138</text:p>
          </table:table-cell>
          <table:table-cell table:formula="of:=IF(ISBLANK([.F83]);&quot;&quot;;[.$F83]+[.H83]/3)" office:value-type="float" office:value="801666666.666667">
            <text:p>801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800000000">
            <text:p>8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84]&gt;=[.A$1];[.G84]&lt;[.A$1]);TODAY()+[.F84]/[.A$1];&quot;&quot;)" office:value-type="date" office:date-value="2110-01-16T22:34:54.287591">
            <text:p>Jan 16, 2110</text:p>
          </table:table-cell>
          <table:table-cell table:formula="of:=IF([.A84]=&quot;&quot;;&quot;&quot;;[.$F84]+[.A$1]/3)" office:value-type="float" office:value="900009138">
            <text:p>900,009,138</text:p>
          </table:table-cell>
          <table:table-cell table:formula="of:=IF(ISBLANK([.F84]);&quot;&quot;;[.$F84]+[.H84]/3)" office:value-type="float" office:value="906666666.666667">
            <text:p>906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900000000">
            <text:p>9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85]&gt;=[.A$1];[.G85]&lt;[.A$1]);TODAY()+[.F85]/[.A$1];&quot;&quot;)">
            <text:p/>
          </table:table-cell>
          <table:table-cell table:formula="of:=IF([.A85]=&quot;&quot;;&quot;&quot;;[.$F85]+[.A$1]/3)">
            <text:p/>
          </table:table-cell>
          <table:table-cell table:formula="of:=IF(ISBLANK([.F85]);&quot;&quot;;[.$F85]+[.H85]/3)" office:value-type="float" office:value="953333333.333333">
            <text:p>953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50000000">
            <text:p>950000000</text:p>
          </table:table-cell>
          <table:table-cell office:value-type="float" office:value="2000000">
            <text:p>2000000</text:p>
          </table:table-cell>
          <table:table-cell office:value-type="float" office:value="10000000">
            <text:p>10000000</text:p>
          </table:table-cell>
          <table:table-cell office:value-type="string">
            <text:p>We're almost to a b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86]&gt;=[.A$1];[.G86]&lt;[.A$1]);TODAY()+[.F86]/[.A$1];&quot;&quot;)">
            <text:p/>
          </table:table-cell>
          <table:table-cell table:formula="of:=IF([.A86]=&quot;&quot;;&quot;&quot;;[.$F86]+[.A$1]/3)">
            <text:p/>
          </table:table-cell>
          <table:table-cell table:formula="of:=IF(ISBLANK([.F86]);&quot;&quot;;[.$F86]+[.H86]/3)" office:value-type="float" office:value="976666666.666667">
            <text:p>976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75000000">
            <text:p>975000000</text:p>
          </table:table-cell>
          <table:table-cell office:value-type="float" office:value="400000">
            <text:p>400000</text:p>
          </table:table-cell>
          <table:table-cell office:value-type="float" office:value="5000000">
            <text:p>5000000</text:p>
          </table:table-cell>
          <table:table-cell office:value-type="string">
            <text:p>We're almost to a b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87]&gt;=[.A$1];[.G87]&lt;[.A$1]);TODAY()+[.F87]/[.A$1];&quot;&quot;)">
            <text:p/>
          </table:table-cell>
          <table:table-cell table:formula="of:=IF([.A87]=&quot;&quot;;&quot;&quot;;[.$F87]+[.A$1]/3)">
            <text:p/>
          </table:table-cell>
          <table:table-cell table:formula="of:=IF(ISBLANK([.F87]);&quot;&quot;;[.$F87]+[.H87]/3)" office:value-type="float" office:value="980333333.333333">
            <text:p>980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80000000">
            <text:p>980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88]&gt;=[.A$1];[.G88]&lt;[.A$1]);TODAY()+[.F88]/[.A$1];&quot;&quot;)">
            <text:p/>
          </table:table-cell>
          <table:table-cell table:formula="of:=IF([.A88]=&quot;&quot;;&quot;&quot;;[.$F88]+[.A$1]/3)">
            <text:p/>
          </table:table-cell>
          <table:table-cell table:formula="of:=IF(ISBLANK([.F88]);&quot;&quot;;[.$F88]+[.H88]/3)" office:value-type="float" office:value="993333333.333333">
            <text:p>993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0000000">
            <text:p>990000000</text:p>
          </table:table-cell>
          <table:table-cell office:value-type="float" office:value="100000">
            <text:p>100000</text:p>
          </table:table-cell>
          <table:table-cell office:value-type="float" office:value="10000000">
            <text:p>10000000</text:p>
          </table:table-cell>
          <table:table-cell office:value-type="string">
            <text:p>We're almost to a b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89]&gt;=[.A$1];[.G89]&lt;[.A$1]);TODAY()+[.F89]/[.A$1];&quot;&quot;)">
            <text:p/>
          </table:table-cell>
          <table:table-cell table:formula="of:=IF([.A89]=&quot;&quot;;&quot;&quot;;[.$F89]+[.A$1]/3)">
            <text:p/>
          </table:table-cell>
          <table:table-cell table:formula="of:=IF(ISBLANK([.F89]);&quot;&quot;;[.$F89]+[.H89]/3)" office:value-type="float" office:value="996666666.666667">
            <text:p>996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5000000">
            <text:p>995000000</text:p>
          </table:table-cell>
          <table:table-cell office:value-type="float" office:value="50000">
            <text:p>50000</text:p>
          </table:table-cell>
          <table:table-cell office:value-type="float" office:value="5000000">
            <text:p>5000000</text:p>
          </table:table-cell>
          <table:table-cell office:value-type="string">
            <text:p>We're almost to a b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90]&gt;=[.A$1];[.G90]&lt;[.A$1]);TODAY()+[.F90]/[.A$1];&quot;&quot;)" office:value-type="date" office:date-value="2119-09-25T06:41:44.005252">
            <text:p>Sep 25, 2119</text:p>
          </table:table-cell>
          <table:table-cell table:formula="of:=IF([.A90]=&quot;&quot;;&quot;&quot;;[.$F90]+[.A$1]/3)" office:value-type="float" office:value="997009138">
            <text:p>997,009,138</text:p>
          </table:table-cell>
          <table:table-cell table:formula="of:=IF(ISBLANK([.F90]);&quot;&quot;;[.$F90]+[.H90]/3)" office:value-type="float" office:value="997333333.333333">
            <text:p>997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7000000">
            <text:p>997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91]&gt;=[.A$1];[.G91]&lt;[.A$1]);TODAY()+[.F91]/[.A$1];&quot;&quot;)" office:value-type="date" office:date-value="2119-10-31T18:09:38.332238">
            <text:p>Oct 31, 2119</text:p>
          </table:table-cell>
          <table:table-cell table:formula="of:=IF([.A91]=&quot;&quot;;&quot;&quot;;[.$F91]+[.A$1]/3)" office:value-type="float" office:value="998009138">
            <text:p>998,009,138</text:p>
          </table:table-cell>
          <table:table-cell table:formula="of:=IF(ISBLANK([.F91]);&quot;&quot;;[.$F91]+[.H91]/3)" office:value-type="float" office:value="998333333.333333">
            <text:p>998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8000000">
            <text:p>998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92]&gt;=[.A$1];[.G92]&lt;[.A$1]);TODAY()+[.F92]/[.A$1];&quot;&quot;)" office:value-type="date" office:date-value="2119-12-07T05:37:32.659225">
            <text:p>Dec 7, 2119</text:p>
          </table:table-cell>
          <table:table-cell table:formula="of:=IF([.A92]=&quot;&quot;;&quot;&quot;;[.$F92]+[.A$1]/3)" office:value-type="float" office:value="999009138">
            <text:p>999,009,138</text:p>
          </table:table-cell>
          <table:table-cell table:formula="of:=IF(ISBLANK([.F92]);&quot;&quot;;[.$F92]+[.H92]/3)" office:value-type="float" office:value="999333333.333333">
            <text:p>999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8" office:value-type="float" office:value="999000000">
            <text:p>999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93]&gt;=[.A$1];[.G93]&lt;[.A$1]);TODAY()+[.F93]/[.A$1];&quot;&quot;)" office:value-type="date" office:date-value="2120-01-12T17:05:26.986211">
            <text:p>Jan 12, 2120</text:p>
          </table:table-cell>
          <table:table-cell table:formula="of:=IF([.A93]=&quot;&quot;;&quot;&quot;;[.$F93]+[.A$1]/3)" office:value-type="float" office:value="1000009138">
            <text:p>1,000,009,138</text:p>
          </table:table-cell>
          <table:table-cell table:formula="of:=IF(ISBLANK([.F93]);&quot;&quot;;[.$F93]+[.H93]/3)" office:value-type="float" office:value="1066666666.66667">
            <text:p>1,066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1000000000">
            <text:p>1000000000</text:p>
          </table:table-cell>
          <table:table-cell office:value-type="float" office:value="0">
            <text:p>0</text:p>
          </table:table-cell>
          <table:table-cell office:value-type="float" office:value="200000000">
            <text:p>200000000</text:p>
          </table:table-cell>
          <table:table-cell office:value-type="string">
            <text:p>🎉 <text:s/>One billion plays 🎶 on Spotify for "{title}"! <text:s/>🎉 <text:s/>{tags}</text:p>
          </table:table-cell>
        </table:table-row>
        <table:table-row table:style-name="ro2">
          <table:table-cell table:formula="of:=IF(AND([.H94]&gt;=[.A$1];[.G94]&lt;[.A$1]);TODAY()+[.F94]/[.A$1];&quot;&quot;)" office:value-type="date" office:date-value="2219-11-27T10:10:53.97242">
            <text:p>Nov 27, 2219</text:p>
          </table:table-cell>
          <table:table-cell table:formula="of:=IF([.A94]=&quot;&quot;;&quot;&quot;;[.$F94]+[.A$1]/3)" office:value-type="float" office:value="2000009138">
            <text:p>2,000,009,138</text:p>
          </table:table-cell>
          <table:table-cell table:formula="of:=IF(ISBLANK([.F94]);&quot;&quot;;[.$F94]+[.H94]/3)" office:value-type="float" office:value="2001666666.66667">
            <text:p>2,001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2000000000">
            <text:p>20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Two billion plays 🎶 on Spotify for "{title}"!</text:p>
          </table:table-cell>
        </table:table-row>
        <table:table-row table:style-name="ro2" table:number-rows-repeated="1048481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witter Followers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5"/>
        <table:table-column table:style-name="co1" table:number-columns-repeated="2" table:default-cell-style-name="Default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row table:style-name="ro1">
          <table:table-cell table:style-name="ce1" office:value-type="float" office:value="27414">
            <text:p>27414</text:p>
          </table:table-cell>
          <table:table-cell table:style-name="ce3" office:value-type="string">
            <text:p>Displayed</text:p>
          </table:table-cell>
          <table:table-cell office:value-type="string">
            <text:p>Max Displayed</text:p>
          </table:table-cell>
          <table:table-cell table:style-name="ce6" office:value-type="string">
            <text:p>Site</text:p>
          </table:table-cell>
          <table:table-cell table:style-name="ce6" office:value-type="string">
            <text:p>Property</text:p>
          </table:table-cell>
          <table:table-cell office:value-type="string">
            <text:p>Count</text:p>
          </table:table-cell>
          <table:table-cell office:value-type="string">
            <text:p>Min Delta</text:p>
          </table:table-cell>
          <table:table-cell office:value-type="string">
            <text:p>Max Delta</text:p>
          </table:table-cell>
          <table:table-cell office:value-type="string">
            <text:p>Template</text:p>
          </table:table-cell>
        </table:table-row>
        <table:table-row table:style-name="ro1">
          <table:table-cell table:formula="of:=IF(AND([.H2]&gt;=[.A$1];[.G2]&lt;[.A$1]);TODAY()+[.F2]/[.A$1];&quot;&quot;)">
            <text:p/>
          </table:table-cell>
          <table:table-cell table:formula="of:=IF([.A2]=&quot;&quot;;&quot;&quot;;[.$F2]+[.A$1]/3)">
            <text:p/>
          </table:table-cell>
          <table:table-cell table:formula="of:=IF(ISBLANK([.F2]);&quot;&quot;;[.$F2]+[.H2]/3)" office:value-type="float" office:value="1066.66666666667">
            <text:p>1,0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3]&gt;=[.A$1];[.G3]&lt;[.A$1]);TODAY()+[.F3]/[.A$1];&quot;&quot;)">
            <text:p/>
          </table:table-cell>
          <table:table-cell table:formula="of:=IF([.A3]=&quot;&quot;;&quot;&quot;;[.$F3]+[.A$1]/3)">
            <text:p/>
          </table:table-cell>
          <table:table-cell table:formula="of:=IF(ISBLANK([.F3]);&quot;&quot;;[.$F3]+[.H3]/3)" office:value-type="float" office:value="2016.66666666667">
            <text:p>2,01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4]&gt;=[.A$1];[.G4]&lt;[.A$1]);TODAY()+[.F4]/[.A$1];&quot;&quot;)">
            <text:p/>
          </table:table-cell>
          <table:table-cell table:formula="of:=IF([.A4]=&quot;&quot;;&quot;&quot;;[.$F4]+[.A$1]/3)">
            <text:p/>
          </table:table-cell>
          <table:table-cell table:formula="of:=IF(ISBLANK([.F4]);&quot;&quot;;[.$F4]+[.H4]/3)" office:value-type="float" office:value="3016.66666666667">
            <text:p>3,01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5]&gt;=[.A$1];[.G5]&lt;[.A$1]);TODAY()+[.F5]/[.A$1];&quot;&quot;)">
            <text:p/>
          </table:table-cell>
          <table:table-cell table:formula="of:=IF([.A5]=&quot;&quot;;&quot;&quot;;[.$F5]+[.A$1]/3)">
            <text:p/>
          </table:table-cell>
          <table:table-cell table:formula="of:=IF(ISBLANK([.F5]);&quot;&quot;;[.$F5]+[.H5]/3)" office:value-type="float" office:value="4016.66666666667">
            <text:p>4,01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6]&gt;=[.A$1];[.G6]&lt;[.A$1]);TODAY()+[.F6]/[.A$1];&quot;&quot;)">
            <text:p/>
          </table:table-cell>
          <table:table-cell table:formula="of:=IF([.A6]=&quot;&quot;;&quot;&quot;;[.$F6]+[.A$1]/3)">
            <text:p/>
          </table:table-cell>
          <table:table-cell table:formula="of:=IF(ISBLANK([.F6]);&quot;&quot;;[.$F6]+[.H6]/3)" office:value-type="float" office:value="5066.66666666667">
            <text:p>5,0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7]&gt;=[.A$1];[.G7]&lt;[.A$1]);TODAY()+[.F7]/[.A$1];&quot;&quot;)">
            <text:p/>
          </table:table-cell>
          <table:table-cell table:formula="of:=IF([.A7]=&quot;&quot;;&quot;&quot;;[.$F7]+[.A$1]/3)">
            <text:p/>
          </table:table-cell>
          <table:table-cell table:formula="of:=IF(ISBLANK([.F7]);&quot;&quot;;[.$F7]+[.H7]/3)" office:value-type="float" office:value="6016.66666666667">
            <text:p>6,01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8]&gt;=[.A$1];[.G8]&lt;[.A$1]);TODAY()+[.F8]/[.A$1];&quot;&quot;)">
            <text:p/>
          </table:table-cell>
          <table:table-cell table:formula="of:=IF([.A8]=&quot;&quot;;&quot;&quot;;[.$F8]+[.A$1]/3)">
            <text:p/>
          </table:table-cell>
          <table:table-cell table:formula="of:=IF(ISBLANK([.F8]);&quot;&quot;;[.$F8]+[.H8]/3)" office:value-type="float" office:value="7016.66666666667">
            <text:p>7,01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9]&gt;=[.A$1];[.G9]&lt;[.A$1]);TODAY()+[.F9]/[.A$1];&quot;&quot;)">
            <text:p/>
          </table:table-cell>
          <table:table-cell table:formula="of:=IF([.A9]=&quot;&quot;;&quot;&quot;;[.$F9]+[.A$1]/3)">
            <text:p/>
          </table:table-cell>
          <table:table-cell table:formula="of:=IF(ISBLANK([.F9]);&quot;&quot;;[.$F9]+[.H9]/3)" office:value-type="float" office:value="8016.66666666667">
            <text:p>8,01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10]&gt;=[.A$1];[.G10]&lt;[.A$1]);TODAY()+[.F10]/[.A$1];&quot;&quot;)">
            <text:p/>
          </table:table-cell>
          <table:table-cell table:formula="of:=IF([.A10]=&quot;&quot;;&quot;&quot;;[.$F10]+[.A$1]/3)">
            <text:p/>
          </table:table-cell>
          <table:table-cell table:formula="of:=IF(ISBLANK([.F10]);&quot;&quot;;[.$F10]+[.H10]/3)" office:value-type="float" office:value="9016.66666666667">
            <text:p>9,01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11]&gt;=[.A$1];[.G11]&lt;[.A$1]);TODAY()+[.F11]/[.A$1];&quot;&quot;)">
            <text:p/>
          </table:table-cell>
          <table:table-cell table:formula="of:=IF([.A11]=&quot;&quot;;&quot;&quot;;[.$F11]+[.A$1]/3)">
            <text:p/>
          </table:table-cell>
          <table:table-cell table:formula="of:=IF(ISBLANK([.F11]);&quot;&quot;;[.$F11]+[.H11]/3)" office:value-type="float" office:value="10666.6666666667">
            <text:p>10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12]&gt;=[.A$1];[.G12]&lt;[.A$1]);TODAY()+[.F12]/[.A$1];&quot;&quot;)">
            <text:p/>
          </table:table-cell>
          <table:table-cell table:formula="of:=IF([.A12]=&quot;&quot;;&quot;&quot;;[.$F12]+[.A$1]/3)">
            <text:p/>
          </table:table-cell>
          <table:table-cell table:formula="of:=IF(ISBLANK([.F12]);&quot;&quot;;[.$F12]+[.H12]/3)" office:value-type="float" office:value="20166.6666666667">
            <text:p>20,1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13]&gt;=[.A$1];[.G13]&lt;[.A$1]);TODAY()+[.F13]/[.A$1];&quot;&quot;)">
            <text:p/>
          </table:table-cell>
          <table:table-cell table:formula="of:=IF([.A13]=&quot;&quot;;&quot;&quot;;[.$F13]+[.A$1]/3)">
            <text:p/>
          </table:table-cell>
          <table:table-cell table:formula="of:=IF(ISBLANK([.F13]);&quot;&quot;;[.$F13]+[.H13]/3)" office:value-type="float" office:value="30166.6666666667">
            <text:p>30,1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14]&gt;=[.A$1];[.G14]&lt;[.A$1]);TODAY()+[.F14]/[.A$1];&quot;&quot;)">
            <text:p/>
          </table:table-cell>
          <table:table-cell table:formula="of:=IF([.A14]=&quot;&quot;;&quot;&quot;;[.$F14]+[.A$1]/3)">
            <text:p/>
          </table:table-cell>
          <table:table-cell table:formula="of:=IF(ISBLANK([.F14]);&quot;&quot;;[.$F14]+[.H14]/3)" office:value-type="float" office:value="40166.6666666667">
            <text:p>40,1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15]&gt;=[.A$1];[.G15]&lt;[.A$1]);TODAY()+[.F15]/[.A$1];&quot;&quot;)">
            <text:p/>
          </table:table-cell>
          <table:table-cell table:formula="of:=IF([.A15]=&quot;&quot;;&quot;&quot;;[.$F15]+[.A$1]/3)">
            <text:p/>
          </table:table-cell>
          <table:table-cell table:formula="of:=IF(ISBLANK([.F15]);&quot;&quot;;[.$F15]+[.H15]/3)" office:value-type="float" office:value="50666.6666666667">
            <text:p>50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16]&gt;=[.A$1];[.G16]&lt;[.A$1]);TODAY()+[.F16]/[.A$1];&quot;&quot;)">
            <text:p/>
          </table:table-cell>
          <table:table-cell table:formula="of:=IF([.A16]=&quot;&quot;;&quot;&quot;;[.$F16]+[.A$1]/3)">
            <text:p/>
          </table:table-cell>
          <table:table-cell table:formula="of:=IF(ISBLANK([.F16]);&quot;&quot;;[.$F16]+[.H16]/3)" office:value-type="float" office:value="60166.6666666667">
            <text:p>60,1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17]&gt;=[.A$1];[.G17]&lt;[.A$1]);TODAY()+[.F17]/[.A$1];&quot;&quot;)">
            <text:p/>
          </table:table-cell>
          <table:table-cell table:formula="of:=IF([.A17]=&quot;&quot;;&quot;&quot;;[.$F17]+[.A$1]/3)">
            <text:p/>
          </table:table-cell>
          <table:table-cell table:formula="of:=IF(ISBLANK([.F17]);&quot;&quot;;[.$F17]+[.H17]/3)" office:value-type="float" office:value="70166.6666666667">
            <text:p>70,1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70000">
            <text:p>7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18]&gt;=[.A$1];[.G18]&lt;[.A$1]);TODAY()+[.F18]/[.A$1];&quot;&quot;)">
            <text:p/>
          </table:table-cell>
          <table:table-cell table:formula="of:=IF([.A18]=&quot;&quot;;&quot;&quot;;[.$F18]+[.A$1]/3)">
            <text:p/>
          </table:table-cell>
          <table:table-cell table:formula="of:=IF(ISBLANK([.F18]);&quot;&quot;;[.$F18]+[.H18]/3)" office:value-type="float" office:value="80166.6666666667">
            <text:p>80,1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80000">
            <text:p>8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19]&gt;=[.A$1];[.G19]&lt;[.A$1]);TODAY()+[.F19]/[.A$1];&quot;&quot;)">
            <text:p/>
          </table:table-cell>
          <table:table-cell table:formula="of:=IF([.A19]=&quot;&quot;;&quot;&quot;;[.$F19]+[.A$1]/3)">
            <text:p/>
          </table:table-cell>
          <table:table-cell table:formula="of:=IF(ISBLANK([.F19]);&quot;&quot;;[.$F19]+[.H19]/3)" office:value-type="float" office:value="90166.6666666667">
            <text:p>90,1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90000">
            <text:p>9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20]&gt;=[.A$1];[.G20]&lt;[.A$1]);TODAY()+[.F20]/[.A$1];&quot;&quot;)">
            <text:p/>
          </table:table-cell>
          <table:table-cell table:formula="of:=IF([.A20]=&quot;&quot;;&quot;&quot;;[.$F20]+[.A$1]/3)">
            <text:p/>
          </table:table-cell>
          <table:table-cell table:formula="of:=IF(ISBLANK([.F20]);&quot;&quot;;[.$F20]+[.H20]/3)" office:value-type="float" office:value="95166.6666666667">
            <text:p>95,1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5000">
            <text:p>950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<text:s/>We're almost to one hundred thousand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21]&gt;=[.A$1];[.G21]&lt;[.A$1]);TODAY()+[.F21]/[.A$1];&quot;&quot;)">
            <text:p/>
          </table:table-cell>
          <table:table-cell table:formula="of:=IF([.A21]=&quot;&quot;;&quot;&quot;;[.$F21]+[.A$1]/3)">
            <text:p/>
          </table:table-cell>
          <table:table-cell table:formula="of:=IF(ISBLANK([.F21]);&quot;&quot;;[.$F21]+[.H21]/3)" office:value-type="float" office:value="97583.3333333333">
            <text:p>97,58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7500">
            <text:p>97500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office:value-type="string">
            <text:p><text:s/>We're almost to one hundred thousand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22]&gt;=[.A$1];[.G22]&lt;[.A$1]);TODAY()+[.F22]/[.A$1];&quot;&quot;)">
            <text:p/>
          </table:table-cell>
          <table:table-cell table:formula="of:=IF([.A22]=&quot;&quot;;&quot;&quot;;[.$F22]+[.A$1]/3)">
            <text:p/>
          </table:table-cell>
          <table:table-cell table:formula="of:=IF(ISBLANK([.F22]);&quot;&quot;;[.$F22]+[.H22]/3)" office:value-type="float" office:value="99166.6666666667">
            <text:p>99,1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000">
            <text:p>990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>
            <text:p><text:s/>We're almost to one hundred thousand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23]&gt;=[.A$1];[.G23]&lt;[.A$1]);TODAY()+[.F23]/[.A$1];&quot;&quot;)">
            <text:p/>
          </table:table-cell>
          <table:table-cell table:formula="of:=IF([.A23]=&quot;&quot;;&quot;&quot;;[.$F23]+[.A$1]/3)">
            <text:p/>
          </table:table-cell>
          <table:table-cell table:formula="of:=IF(ISBLANK([.F23]);&quot;&quot;;[.$F23]+[.H23]/3)" office:value-type="float" office:value="99583.3333333333">
            <text:p>99,58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500">
            <text:p>99500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<text:s/>We're almost to one hundred thousand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24]&gt;=[.A$1];[.G24]&lt;[.A$1]);TODAY()+[.F24]/[.A$1];&quot;&quot;)">
            <text:p/>
          </table:table-cell>
          <table:table-cell table:formula="of:=IF([.A24]=&quot;&quot;;&quot;&quot;;[.$F24]+[.A$1]/3)">
            <text:p/>
          </table:table-cell>
          <table:table-cell table:formula="of:=IF(ISBLANK([.F24]);&quot;&quot;;[.$F24]+[.H24]/3)" office:value-type="float" office:value="99716.6666666667">
            <text:p>99,71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700">
            <text:p>99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<text:s/>We're almost to one hundred thousand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25]&gt;=[.A$1];[.G25]&lt;[.A$1]);TODAY()+[.F25]/[.A$1];&quot;&quot;)">
            <text:p/>
          </table:table-cell>
          <table:table-cell table:formula="of:=IF([.A25]=&quot;&quot;;&quot;&quot;;[.$F25]+[.A$1]/3)">
            <text:p/>
          </table:table-cell>
          <table:table-cell table:formula="of:=IF(ISBLANK([.F25]);&quot;&quot;;[.$F25]+[.H25]/3)" office:value-type="float" office:value="99816.6666666667">
            <text:p>99,81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800">
            <text:p>9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<text:s/>We're almost to one hundred thousand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26]&gt;=[.A$1];[.G26]&lt;[.A$1]);TODAY()+[.F26]/[.A$1];&quot;&quot;)">
            <text:p/>
          </table:table-cell>
          <table:table-cell table:formula="of:=IF([.A26]=&quot;&quot;;&quot;&quot;;[.$F26]+[.A$1]/3)">
            <text:p/>
          </table:table-cell>
          <table:table-cell table:formula="of:=IF(ISBLANK([.F26]);&quot;&quot;;[.$F26]+[.H26]/3)" office:value-type="float" office:value="99916.6666666667">
            <text:p>99,91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900">
            <text:p>9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<text:s/>We're almost to one hundred thousand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27]&gt;=[.A$1];[.G27]&lt;[.A$1]);TODAY()+[.F27]/[.A$1];&quot;&quot;)">
            <text:p/>
          </table:table-cell>
          <table:table-cell table:formula="of:=IF([.A27]=&quot;&quot;;&quot;&quot;;[.$F27]+[.A$1]/3)">
            <text:p/>
          </table:table-cell>
          <table:table-cell table:formula="of:=IF(ISBLANK([.F27]);&quot;&quot;;[.$F27]+[.H27]/3)" office:value-type="float" office:value="100333.333333333">
            <text:p>100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9"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string">
            <text:p><text:s/>🎉 <text:s/>We are at one hundred thousand Twitter followers 🐦 for {title}! <text:s/>🎉 <text:s/>{tags}</text:p>
          </table:table-cell>
        </table:table-row>
        <table:table-row table:style-name="ro1">
          <table:table-cell table:formula="of:=IF(AND([.H28]&gt;=[.A$1];[.G28]&lt;[.A$1]);TODAY()+[.F28]/[.A$1];&quot;&quot;)">
            <text:p/>
          </table:table-cell>
          <table:table-cell table:formula="of:=IF([.A28]=&quot;&quot;;&quot;&quot;;[.$F28]+[.A$1]/3)">
            <text:p/>
          </table:table-cell>
          <table:table-cell table:formula="of:=IF(ISBLANK([.F28]);&quot;&quot;;[.$F28]+[.H28]/3)" office:value-type="float" office:value="106666.666666667">
            <text:p>10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100000">
            <text:p>100000</text:p>
          </table:table-cell>
          <table:table-cell office:value-type="float" office:value="1000">
            <text:p>1000</text:p>
          </table:table-cell>
          <table:table-cell office:value-type="float" office:value="20000">
            <text:p>2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29]&gt;=[.A$1];[.G29]&lt;[.A$1]);TODAY()+[.F29]/[.A$1];&quot;&quot;)" office:value-type="date" office:date-value="2020-03-02T15:32:47.432699">
            <text:p>Mar 2, 2020</text:p>
          </table:table-cell>
          <table:table-cell table:formula="of:=IF([.A29]=&quot;&quot;;&quot;&quot;;[.$F29]+[.A$1]/3)" office:value-type="float" office:value="109138">
            <text:p>109,138</text:p>
          </table:table-cell>
          <table:table-cell table:formula="of:=IF(ISBLANK([.F29]);&quot;&quot;;[.$F29]+[.H29]/3)" office:value-type="float" office:value="166666.666666667">
            <text:p>1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9" office:value-type="float" office:value="100000">
            <text:p>100000</text:p>
          </table:table-cell>
          <table:table-cell office:value-type="float" office:value="20000">
            <text:p>20000</text:p>
          </table:table-cell>
          <table:table-cell office:value-type="float" office:value="200000">
            <text:p>200000</text:p>
          </table:table-cell>
          <table:table-cell office:value-type="string">
            <text:p><text:s/>🎉 <text:s/>We have zoomed past one hundred thousand Twitter followers 🐦 for {title}! <text:s/>🎉 <text:s/>{tags}</text:p>
          </table:table-cell>
        </table:table-row>
        <table:table-row table:style-name="ro1">
          <table:table-cell table:formula="of:=IF(AND([.H30]&gt;=[.A$1];[.G30]&lt;[.A$1]);TODAY()+[.F30]/[.A$1];&quot;&quot;)">
            <text:p/>
          </table:table-cell>
          <table:table-cell table:formula="of:=IF([.A30]=&quot;&quot;;&quot;&quot;;[.$F30]+[.A$1]/3)">
            <text:p/>
          </table:table-cell>
          <table:table-cell table:formula="of:=IF(ISBLANK([.F30]);&quot;&quot;;[.$F30]+[.H30]/3)" office:value-type="float" office:value="200833.333333333">
            <text:p>200,8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31]&gt;=[.A$1];[.G31]&lt;[.A$1]);TODAY()+[.F31]/[.A$1];&quot;&quot;)">
            <text:p/>
          </table:table-cell>
          <table:table-cell table:formula="of:=IF([.A31]=&quot;&quot;;&quot;&quot;;[.$F31]+[.A$1]/3)">
            <text:p/>
          </table:table-cell>
          <table:table-cell table:formula="of:=IF(ISBLANK([.F31]);&quot;&quot;;[.$F31]+[.H31]/3)" office:value-type="float" office:value="253333.333333333">
            <text:p>25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250000">
            <text:p>2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32]&gt;=[.A$1];[.G32]&lt;[.A$1]);TODAY()+[.F32]/[.A$1];&quot;&quot;)">
            <text:p/>
          </table:table-cell>
          <table:table-cell table:formula="of:=IF([.A32]=&quot;&quot;;&quot;&quot;;[.$F32]+[.A$1]/3)">
            <text:p/>
          </table:table-cell>
          <table:table-cell table:formula="of:=IF(ISBLANK([.F32]);&quot;&quot;;[.$F32]+[.H32]/3)" office:value-type="float" office:value="301666.666666667">
            <text:p>301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300000">
            <text:p>3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33]&gt;=[.A$1];[.G33]&lt;[.A$1]);TODAY()+[.F33]/[.A$1];&quot;&quot;)">
            <text:p/>
          </table:table-cell>
          <table:table-cell table:formula="of:=IF([.A33]=&quot;&quot;;&quot;&quot;;[.$F33]+[.A$1]/3)">
            <text:p/>
          </table:table-cell>
          <table:table-cell table:formula="of:=IF(ISBLANK([.F33]);&quot;&quot;;[.$F33]+[.H33]/3)" office:value-type="float" office:value="401666.666666667">
            <text:p>401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34]&gt;=[.A$1];[.G34]&lt;[.A$1]);TODAY()+[.F34]/[.A$1];&quot;&quot;)">
            <text:p/>
          </table:table-cell>
          <table:table-cell table:formula="of:=IF([.A34]=&quot;&quot;;&quot;&quot;;[.$F34]+[.A$1]/3)">
            <text:p/>
          </table:table-cell>
          <table:table-cell table:formula="of:=IF(ISBLANK([.F34]);&quot;&quot;;[.$F34]+[.H34]/3)" office:value-type="float" office:value="506666.666666667">
            <text:p>50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500000">
            <text:p>500000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35]&gt;=[.A$1];[.G35]&lt;[.A$1]);TODAY()+[.F35]/[.A$1];&quot;&quot;)">
            <text:p/>
          </table:table-cell>
          <table:table-cell table:formula="of:=IF([.A35]=&quot;&quot;;&quot;&quot;;[.$F35]+[.A$1]/3)">
            <text:p/>
          </table:table-cell>
          <table:table-cell table:formula="of:=IF(ISBLANK([.F35]);&quot;&quot;;[.$F35]+[.H35]/3)" office:value-type="float" office:value="601666.666666667">
            <text:p>601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600000">
            <text:p>6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36]&gt;=[.A$1];[.G36]&lt;[.A$1]);TODAY()+[.F36]/[.A$1];&quot;&quot;)">
            <text:p/>
          </table:table-cell>
          <table:table-cell table:formula="of:=IF([.A36]=&quot;&quot;;&quot;&quot;;[.$F36]+[.A$1]/3)">
            <text:p/>
          </table:table-cell>
          <table:table-cell table:formula="of:=IF(ISBLANK([.F36]);&quot;&quot;;[.$F36]+[.H36]/3)" office:value-type="float" office:value="700833.333333333">
            <text:p>700,8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700000">
            <text:p>7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37]&gt;=[.A$1];[.G37]&lt;[.A$1]);TODAY()+[.F37]/[.A$1];&quot;&quot;)">
            <text:p/>
          </table:table-cell>
          <table:table-cell table:formula="of:=IF([.A37]=&quot;&quot;;&quot;&quot;;[.$F37]+[.A$1]/3)">
            <text:p/>
          </table:table-cell>
          <table:table-cell table:formula="of:=IF(ISBLANK([.F37]);&quot;&quot;;[.$F37]+[.H37]/3)" office:value-type="float" office:value="753333.333333333">
            <text:p>75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750000">
            <text:p>7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38]&gt;=[.A$1];[.G38]&lt;[.A$1]);TODAY()+[.F38]/[.A$1];&quot;&quot;)">
            <text:p/>
          </table:table-cell>
          <table:table-cell table:formula="of:=IF([.A38]=&quot;&quot;;&quot;&quot;;[.$F38]+[.A$1]/3)">
            <text:p/>
          </table:table-cell>
          <table:table-cell table:formula="of:=IF(ISBLANK([.F38]);&quot;&quot;;[.$F38]+[.H38]/3)" office:value-type="float" office:value="801666.666666667">
            <text:p>801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39]&gt;=[.A$1];[.G39]&lt;[.A$1]);TODAY()+[.F39]/[.A$1];&quot;&quot;)">
            <text:p/>
          </table:table-cell>
          <table:table-cell table:formula="of:=IF([.A39]=&quot;&quot;;&quot;&quot;;[.$F39]+[.A$1]/3)">
            <text:p/>
          </table:table-cell>
          <table:table-cell table:formula="of:=IF(ISBLANK([.F39]);&quot;&quot;;[.$F39]+[.H39]/3)" office:value-type="float" office:value="901666.666666667">
            <text:p>901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900000">
            <text:p>9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40]&gt;=[.A$1];[.G40]&lt;[.A$1]);TODAY()+[.F40]/[.A$1];&quot;&quot;)">
            <text:p/>
          </table:table-cell>
          <table:table-cell table:formula="of:=IF([.A40]=&quot;&quot;;&quot;&quot;;[.$F40]+[.A$1]/3)">
            <text:p/>
          </table:table-cell>
          <table:table-cell table:formula="of:=IF(ISBLANK([.F40]);&quot;&quot;;[.$F40]+[.H40]/3)" office:value-type="float" office:value="951666.666666667">
            <text:p>951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50000">
            <text:p>950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office:value-type="string">
            <text:p><text:s/>We're almost to a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41]&gt;=[.A$1];[.G41]&lt;[.A$1]);TODAY()+[.F41]/[.A$1];&quot;&quot;)">
            <text:p/>
          </table:table-cell>
          <table:table-cell table:formula="of:=IF([.A41]=&quot;&quot;;&quot;&quot;;[.$F41]+[.A$1]/3)">
            <text:p/>
          </table:table-cell>
          <table:table-cell table:formula="of:=IF(ISBLANK([.F41]);&quot;&quot;;[.$F41]+[.H41]/3)" office:value-type="float" office:value="975833.333333333">
            <text:p>975,8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75000">
            <text:p>975000</text:p>
          </table:table-cell>
          <table:table-cell office:value-type="float" office:value="400">
            <text:p>400</text:p>
          </table:table-cell>
          <table:table-cell office:value-type="float" office:value="2500">
            <text:p>2500</text:p>
          </table:table-cell>
          <table:table-cell office:value-type="string">
            <text:p><text:s/>We're almost to a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42]&gt;=[.A$1];[.G42]&lt;[.A$1]);TODAY()+[.F42]/[.A$1];&quot;&quot;)">
            <text:p/>
          </table:table-cell>
          <table:table-cell table:formula="of:=IF([.A42]=&quot;&quot;;&quot;&quot;;[.$F42]+[.A$1]/3)">
            <text:p/>
          </table:table-cell>
          <table:table-cell table:formula="of:=IF(ISBLANK([.F42]);&quot;&quot;;[.$F42]+[.H42]/3)" office:value-type="float" office:value="991666.666666667">
            <text:p>991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0000">
            <text:p>990000</text:p>
          </table:table-cell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office:value-type="string">
            <text:p><text:s/>We're almost to a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43]&gt;=[.A$1];[.G43]&lt;[.A$1]);TODAY()+[.F43]/[.A$1];&quot;&quot;)">
            <text:p/>
          </table:table-cell>
          <table:table-cell table:formula="of:=IF([.A43]=&quot;&quot;;&quot;&quot;;[.$F43]+[.A$1]/3)">
            <text:p/>
          </table:table-cell>
          <table:table-cell table:formula="of:=IF(ISBLANK([.F43]);&quot;&quot;;[.$F43]+[.H43]/3)" office:value-type="float" office:value="995833.333333333">
            <text:p>995,8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5000">
            <text:p>995000</text:p>
          </table:table-cell>
          <table:table-cell office:value-type="float" office:value="50">
            <text:p>50</text:p>
          </table:table-cell>
          <table:table-cell office:value-type="float" office:value="2500">
            <text:p>2500</text:p>
          </table:table-cell>
          <table:table-cell office:value-type="string">
            <text:p><text:s/>We're almost to a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44]&gt;=[.A$1];[.G44]&lt;[.A$1]);TODAY()+[.F44]/[.A$1];&quot;&quot;)">
            <text:p/>
          </table:table-cell>
          <table:table-cell table:formula="of:=IF([.A44]=&quot;&quot;;&quot;&quot;;[.$F44]+[.A$1]/3)">
            <text:p/>
          </table:table-cell>
          <table:table-cell table:formula="of:=IF(ISBLANK([.F44]);&quot;&quot;;[.$F44]+[.H44]/3)" office:value-type="float" office:value="997166.666666667">
            <text:p>997,1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7000">
            <text:p>997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<text:s/>We're almost to a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45]&gt;=[.A$1];[.G45]&lt;[.A$1]);TODAY()+[.F45]/[.A$1];&quot;&quot;)">
            <text:p/>
          </table:table-cell>
          <table:table-cell table:formula="of:=IF([.A45]=&quot;&quot;;&quot;&quot;;[.$F45]+[.A$1]/3)">
            <text:p/>
          </table:table-cell>
          <table:table-cell table:formula="of:=IF(ISBLANK([.F45]);&quot;&quot;;[.$F45]+[.H45]/3)" office:value-type="float" office:value="998166.666666667">
            <text:p>998,1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8000">
            <text:p>998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<text:s/>We're almost to a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46]&gt;=[.A$1];[.G46]&lt;[.A$1]);TODAY()+[.F46]/[.A$1];&quot;&quot;)">
            <text:p/>
          </table:table-cell>
          <table:table-cell table:formula="of:=IF([.A46]=&quot;&quot;;&quot;&quot;;[.$F46]+[.A$1]/3)">
            <text:p/>
          </table:table-cell>
          <table:table-cell table:formula="of:=IF(ISBLANK([.F46]);&quot;&quot;;[.$F46]+[.H46]/3)" office:value-type="float" office:value="999166.666666667">
            <text:p>999,1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9000">
            <text:p>999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<text:s/>We're almost to a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47]&gt;=[.A$1];[.G47]&lt;[.A$1]);TODAY()+[.F47]/[.A$1];&quot;&quot;)" office:value-type="date" office:date-value="2020-04-04T11:27:54.326987">
            <text:p>Apr 4, 2020</text:p>
          </table:table-cell>
          <table:table-cell table:formula="of:=IF([.A47]=&quot;&quot;;&quot;&quot;;[.$F47]+[.A$1]/3)" office:value-type="float" office:value="1009138">
            <text:p>1,009,138</text:p>
          </table:table-cell>
          <table:table-cell table:formula="of:=IF(ISBLANK([.F47]);&quot;&quot;;[.$F47]+[.H47]/3)" office:value-type="float" office:value="1066666.66666667">
            <text:p>1,0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<text:s/>🎉 <text:s/>We are at one million Twitter followers 🐦 for {title}! <text:s/>🎉 <text:s/>{tags}</text:p>
          </table:table-cell>
        </table:table-row>
        <table:table-row table:style-name="ro1">
          <table:table-cell table:formula="of:=IF(AND([.H48]&gt;=[.A$1];[.G48]&lt;[.A$1]);TODAY()+[.F48]/[.A$1];&quot;&quot;)">
            <text:p/>
          </table:table-cell>
          <table:table-cell table:formula="of:=IF([.A48]=&quot;&quot;;&quot;&quot;;[.$F48]+[.A$1]/3)">
            <text:p/>
          </table:table-cell>
          <table:table-cell table:formula="of:=IF(ISBLANK([.F48]);&quot;&quot;;[.$F48]+[.H48]/3)" office:value-type="float" office:value="1666666.66666667">
            <text:p>1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9" office:value-type="float" office:value="1000000">
            <text:p>1000000</text:p>
          </table:table-cell>
          <table:table-cell office:value-type="float" office:value="200000">
            <text:p>200000</text:p>
          </table:table-cell>
          <table:table-cell office:value-type="float" office:value="2000000">
            <text:p>2000000</text:p>
          </table:table-cell>
          <table:table-cell office:value-type="string">
            <text:p><text:s/>🎉 <text:s/>We have zoomed past one million Twitter followers 🐦 for {title}! <text:s/>🎉 <text:s/>{tags}</text:p>
          </table:table-cell>
        </table:table-row>
        <table:table-row table:style-name="ro1">
          <table:table-cell table:formula="of:=IF(AND([.H49]&gt;=[.A$1];[.G49]&lt;[.A$1]);TODAY()+[.F49]/[.A$1];&quot;&quot;)" office:value-type="date" office:date-value="2020-05-10T22:55:48.653972">
            <text:p>May 10, 2020</text:p>
          </table:table-cell>
          <table:table-cell table:formula="of:=IF([.A49]=&quot;&quot;;&quot;&quot;;[.$F49]+[.A$1]/3)" office:value-type="float" office:value="2009138">
            <text:p>2,009,138</text:p>
          </table:table-cell>
          <table:table-cell table:formula="of:=IF(ISBLANK([.F49]);&quot;&quot;;[.$F49]+[.H49]/3)" office:value-type="float" office:value="2016666.66666667">
            <text:p>2,01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2000000">
            <text:p>2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50]&gt;=[.A$1];[.G50]&lt;[.A$1]);TODAY()+[.F50]/[.A$1];&quot;&quot;)" office:value-type="date" office:date-value="2020-06-16T10:23:42.980959">
            <text:p>Jun 16, 2020</text:p>
          </table:table-cell>
          <table:table-cell table:formula="of:=IF([.A50]=&quot;&quot;;&quot;&quot;;[.$F50]+[.A$1]/3)" office:value-type="float" office:value="3009138">
            <text:p>3,009,138</text:p>
          </table:table-cell>
          <table:table-cell table:formula="of:=IF(ISBLANK([.F50]);&quot;&quot;;[.$F50]+[.H50]/3)" office:value-type="float" office:value="3016666.66666667">
            <text:p>3,01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3000000">
            <text:p>3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51]&gt;=[.A$1];[.G51]&lt;[.A$1]);TODAY()+[.F51]/[.A$1];&quot;&quot;)" office:value-type="date" office:date-value="2020-07-22T21:51:37.307945">
            <text:p>Jul 22, 2020</text:p>
          </table:table-cell>
          <table:table-cell table:formula="of:=IF([.A51]=&quot;&quot;;&quot;&quot;;[.$F51]+[.A$1]/3)" office:value-type="float" office:value="4009138">
            <text:p>4,009,138</text:p>
          </table:table-cell>
          <table:table-cell table:formula="of:=IF(ISBLANK([.F51]);&quot;&quot;;[.$F51]+[.H51]/3)" office:value-type="float" office:value="4016666.66666667">
            <text:p>4,01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4000000">
            <text:p>4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52]&gt;=[.A$1];[.G52]&lt;[.A$1]);TODAY()+[.F52]/[.A$1];&quot;&quot;)" office:value-type="date" office:date-value="2020-08-28T09:19:31.634931">
            <text:p>Aug 28, 2020</text:p>
          </table:table-cell>
          <table:table-cell table:formula="of:=IF([.A52]=&quot;&quot;;&quot;&quot;;[.$F52]+[.A$1]/3)" office:value-type="float" office:value="5009138">
            <text:p>5,009,138</text:p>
          </table:table-cell>
          <table:table-cell table:formula="of:=IF(ISBLANK([.F52]);&quot;&quot;;[.$F52]+[.H52]/3)" office:value-type="float" office:value="5066666.66666667">
            <text:p>5,0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5000000">
            <text:p>5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53]&gt;=[.A$1];[.G53]&lt;[.A$1]);TODAY()+[.F53]/[.A$1];&quot;&quot;)" office:value-type="date" office:date-value="2020-10-03T20:47:25.961917">
            <text:p>Oct 3, 2020</text:p>
          </table:table-cell>
          <table:table-cell table:formula="of:=IF([.A53]=&quot;&quot;;&quot;&quot;;[.$F53]+[.A$1]/3)" office:value-type="float" office:value="6009138">
            <text:p>6,009,138</text:p>
          </table:table-cell>
          <table:table-cell table:formula="of:=IF(ISBLANK([.F53]);&quot;&quot;;[.$F53]+[.H53]/3)" office:value-type="float" office:value="6016666.66666667">
            <text:p>6,01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6000000">
            <text:p>6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54]&gt;=[.A$1];[.G54]&lt;[.A$1]);TODAY()+[.F54]/[.A$1];&quot;&quot;)" office:value-type="date" office:date-value="2020-11-09T08:15:20.288904">
            <text:p>Nov 9, 2020</text:p>
          </table:table-cell>
          <table:table-cell table:formula="of:=IF([.A54]=&quot;&quot;;&quot;&quot;;[.$F54]+[.A$1]/3)" office:value-type="float" office:value="7009138">
            <text:p>7,009,138</text:p>
          </table:table-cell>
          <table:table-cell table:formula="of:=IF(ISBLANK([.F54]);&quot;&quot;;[.$F54]+[.H54]/3)" office:value-type="float" office:value="7016666.66666667">
            <text:p>7,01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7000000">
            <text:p>7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55]&gt;=[.A$1];[.G55]&lt;[.A$1]);TODAY()+[.F55]/[.A$1];&quot;&quot;)" office:value-type="date" office:date-value="2020-12-15T19:43:14.61589">
            <text:p>Dec 15, 2020</text:p>
          </table:table-cell>
          <table:table-cell table:formula="of:=IF([.A55]=&quot;&quot;;&quot;&quot;;[.$F55]+[.A$1]/3)" office:value-type="float" office:value="8009138">
            <text:p>8,009,138</text:p>
          </table:table-cell>
          <table:table-cell table:formula="of:=IF(ISBLANK([.F55]);&quot;&quot;;[.$F55]+[.H55]/3)" office:value-type="float" office:value="8016666.66666667">
            <text:p>8,01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8000000">
            <text:p>8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56]&gt;=[.A$1];[.G56]&lt;[.A$1]);TODAY()+[.F56]/[.A$1];&quot;&quot;)" office:value-type="date" office:date-value="2021-01-21T07:11:08.942876">
            <text:p>Jan 21, 2021</text:p>
          </table:table-cell>
          <table:table-cell table:formula="of:=IF([.A56]=&quot;&quot;;&quot;&quot;;[.$F56]+[.A$1]/3)" office:value-type="float" office:value="9009138">
            <text:p>9,009,138</text:p>
          </table:table-cell>
          <table:table-cell table:formula="of:=IF(ISBLANK([.F56]);&quot;&quot;;[.$F56]+[.H56]/3)" office:value-type="float" office:value="9016666.66666667">
            <text:p>9,01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9000000">
            <text:p>9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57]&gt;=[.A$1];[.G57]&lt;[.A$1]);TODAY()+[.F57]/[.A$1];&quot;&quot;)" office:value-type="date" office:date-value="2021-02-26T18:39:03.269862">
            <text:p>Feb 26, 2021</text:p>
          </table:table-cell>
          <table:table-cell table:formula="of:=IF([.A57]=&quot;&quot;;&quot;&quot;;[.$F57]+[.A$1]/3)" office:value-type="float" office:value="10009138">
            <text:p>10,009,138</text:p>
          </table:table-cell>
          <table:table-cell table:formula="of:=IF(ISBLANK([.F57]);&quot;&quot;;[.$F57]+[.H57]/3)" office:value-type="float" office:value="10666666.6666667">
            <text:p>10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10000000">
            <text:p>1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58]&gt;=[.A$1];[.G58]&lt;[.A$1]);TODAY()+[.F58]/[.A$1];&quot;&quot;)" office:value-type="date" office:date-value="2022-02-26T13:18:06.539724">
            <text:p>Feb 26, 2022</text:p>
          </table:table-cell>
          <table:table-cell table:formula="of:=IF([.A58]=&quot;&quot;;&quot;&quot;;[.$F58]+[.A$1]/3)" office:value-type="float" office:value="20009138">
            <text:p>20,009,138</text:p>
          </table:table-cell>
          <table:table-cell table:formula="of:=IF(ISBLANK([.F58]);&quot;&quot;;[.$F58]+[.H58]/3)" office:value-type="float" office:value="20166666.6666667">
            <text:p>20,1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20000000">
            <text:p>2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59]&gt;=[.A$1];[.G59]&lt;[.A$1]);TODAY()+[.F59]/[.A$1];&quot;&quot;)" office:value-type="date" office:date-value="2023-02-26T07:57:09.809586">
            <text:p>Feb 26, 2023</text:p>
          </table:table-cell>
          <table:table-cell table:formula="of:=IF([.A59]=&quot;&quot;;&quot;&quot;;[.$F59]+[.A$1]/3)" office:value-type="float" office:value="30009138">
            <text:p>30,009,138</text:p>
          </table:table-cell>
          <table:table-cell table:formula="of:=IF(ISBLANK([.F59]);&quot;&quot;;[.$F59]+[.H59]/3)" office:value-type="float" office:value="30166666.6666667">
            <text:p>30,1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30000000">
            <text:p>3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60]&gt;=[.A$1];[.G60]&lt;[.A$1]);TODAY()+[.F60]/[.A$1];&quot;&quot;)" office:value-type="date" office:date-value="2024-02-26T02:36:13.079449">
            <text:p>Feb 26, 2024</text:p>
          </table:table-cell>
          <table:table-cell table:formula="of:=IF([.A60]=&quot;&quot;;&quot;&quot;;[.$F60]+[.A$1]/3)" office:value-type="float" office:value="40009138">
            <text:p>40,009,138</text:p>
          </table:table-cell>
          <table:table-cell table:formula="of:=IF(ISBLANK([.F60]);&quot;&quot;;[.$F60]+[.H60]/3)" office:value-type="float" office:value="40166666.6666667">
            <text:p>40,1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40000000">
            <text:p>4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61]&gt;=[.A$1];[.G61]&lt;[.A$1]);TODAY()+[.F61]/[.A$1];&quot;&quot;)" office:value-type="date" office:date-value="2025-02-24T21:15:16.349311">
            <text:p>Feb 24, 2025</text:p>
          </table:table-cell>
          <table:table-cell table:formula="of:=IF([.A61]=&quot;&quot;;&quot;&quot;;[.$F61]+[.A$1]/3)" office:value-type="float" office:value="50009138">
            <text:p>50,009,138</text:p>
          </table:table-cell>
          <table:table-cell table:formula="of:=IF(ISBLANK([.F61]);&quot;&quot;;[.$F61]+[.H61]/3)" office:value-type="float" office:value="50666666.6666667">
            <text:p>50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50000000">
            <text:p>5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62]&gt;=[.A$1];[.G62]&lt;[.A$1]);TODAY()+[.F62]/[.A$1];&quot;&quot;)" office:value-type="date" office:date-value="2026-02-24T15:54:19.619173">
            <text:p>Feb 24, 2026</text:p>
          </table:table-cell>
          <table:table-cell table:formula="of:=IF([.A62]=&quot;&quot;;&quot;&quot;;[.$F62]+[.A$1]/3)" office:value-type="float" office:value="60009138">
            <text:p>60,009,138</text:p>
          </table:table-cell>
          <table:table-cell table:formula="of:=IF(ISBLANK([.F62]);&quot;&quot;;[.$F62]+[.H62]/3)" office:value-type="float" office:value="60166666.6666667">
            <text:p>60,1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60000000">
            <text:p>6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63]&gt;=[.A$1];[.G63]&lt;[.A$1]);TODAY()+[.F63]/[.A$1];&quot;&quot;)" office:value-type="date" office:date-value="2027-02-24T10:33:22.889035">
            <text:p>Feb 24, 2027</text:p>
          </table:table-cell>
          <table:table-cell table:formula="of:=IF([.A63]=&quot;&quot;;&quot;&quot;;[.$F63]+[.A$1]/3)" office:value-type="float" office:value="70009138">
            <text:p>70,009,138</text:p>
          </table:table-cell>
          <table:table-cell table:formula="of:=IF(ISBLANK([.F63]);&quot;&quot;;[.$F63]+[.H63]/3)" office:value-type="float" office:value="70166666.6666667">
            <text:p>70,1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70000000">
            <text:p>7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64]&gt;=[.A$1];[.G64]&lt;[.A$1]);TODAY()+[.F64]/[.A$1];&quot;&quot;)" office:value-type="date" office:date-value="2028-02-24T05:12:26.158897">
            <text:p>Feb 24, 2028</text:p>
          </table:table-cell>
          <table:table-cell table:formula="of:=IF([.A64]=&quot;&quot;;&quot;&quot;;[.$F64]+[.A$1]/3)" office:value-type="float" office:value="80009138">
            <text:p>80,009,138</text:p>
          </table:table-cell>
          <table:table-cell table:formula="of:=IF(ISBLANK([.F64]);&quot;&quot;;[.$F64]+[.H64]/3)" office:value-type="float" office:value="80166666.6666667">
            <text:p>80,1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80000000">
            <text:p>8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65]&gt;=[.A$1];[.G65]&lt;[.A$1]);TODAY()+[.F65]/[.A$1];&quot;&quot;)" office:value-type="date" office:date-value="2029-02-22T23:51:29.428759">
            <text:p>Feb 22, 2029</text:p>
          </table:table-cell>
          <table:table-cell table:formula="of:=IF([.A65]=&quot;&quot;;&quot;&quot;;[.$F65]+[.A$1]/3)" office:value-type="float" office:value="90009138">
            <text:p>90,009,138</text:p>
          </table:table-cell>
          <table:table-cell table:formula="of:=IF(ISBLANK([.F65]);&quot;&quot;;[.$F65]+[.H65]/3)" office:value-type="float" office:value="90666666.6666667">
            <text:p>90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90000000">
            <text:p>9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66]&gt;=[.A$1];[.G66]&lt;[.A$1]);TODAY()+[.F66]/[.A$1];&quot;&quot;)">
            <text:p/>
          </table:table-cell>
          <table:table-cell table:formula="of:=IF([.A66]=&quot;&quot;;&quot;&quot;;[.$F66]+[.A$1]/3)">
            <text:p/>
          </table:table-cell>
          <table:table-cell table:formula="of:=IF(ISBLANK([.F66]);&quot;&quot;;[.$F66]+[.H66]/3)" office:value-type="float" office:value="95333333.3333333">
            <text:p>95,3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5000000">
            <text:p>95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one hundred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67]&gt;=[.A$1];[.G67]&lt;[.A$1]);TODAY()+[.F67]/[.A$1];&quot;&quot;)">
            <text:p/>
          </table:table-cell>
          <table:table-cell table:formula="of:=IF([.A67]=&quot;&quot;;&quot;&quot;;[.$F67]+[.A$1]/3)">
            <text:p/>
          </table:table-cell>
          <table:table-cell table:formula="of:=IF(ISBLANK([.F67]);&quot;&quot;;[.$F67]+[.H67]/3)" office:value-type="float" office:value="97666666.6666667">
            <text:p>97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7500000">
            <text:p>97500000</text:p>
          </table:table-cell>
          <table:table-cell office:value-type="float" office:value="40000">
            <text:p>40000</text:p>
          </table:table-cell>
          <table:table-cell office:value-type="float" office:value="500000">
            <text:p>500000</text:p>
          </table:table-cell>
          <table:table-cell office:value-type="string">
            <text:p>We're almost to one hundred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68]&gt;=[.A$1];[.G68]&lt;[.A$1]);TODAY()+[.F68]/[.A$1];&quot;&quot;)" office:value-type="date" office:date-value="2029-12-11T19:34:44.044648">
            <text:p>Dec 11, 2029</text:p>
          </table:table-cell>
          <table:table-cell table:formula="of:=IF([.A68]=&quot;&quot;;&quot;&quot;;[.$F68]+[.A$1]/3)" office:value-type="float" office:value="98009138">
            <text:p>98,009,138</text:p>
          </table:table-cell>
          <table:table-cell table:formula="of:=IF(ISBLANK([.F68]);&quot;&quot;;[.$F68]+[.H68]/3)" office:value-type="float" office:value="98033333.3333333">
            <text:p>98,0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8000000">
            <text:p>98000000</text:p>
          </table:table-cell>
          <table:table-cell office:value-type="float" office:value="20000">
            <text:p>2000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69]&gt;=[.A$1];[.G69]&lt;[.A$1]);TODAY()+[.F69]/[.A$1];&quot;&quot;)" office:value-type="date" office:date-value="2030-01-17T07:02:38.371635">
            <text:p>Jan 17, 2030</text:p>
          </table:table-cell>
          <table:table-cell table:formula="of:=IF([.A69]=&quot;&quot;;&quot;&quot;;[.$F69]+[.A$1]/3)" office:value-type="float" office:value="99009138">
            <text:p>99,009,138</text:p>
          </table:table-cell>
          <table:table-cell table:formula="of:=IF(ISBLANK([.F69]);&quot;&quot;;[.$F69]+[.H69]/3)" office:value-type="float" office:value="99333333.3333333">
            <text:p>99,3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000000">
            <text:p>99000000</text:p>
          </table:table-cell>
          <table:table-cell office:value-type="float" office:value="10000">
            <text:p>1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one hundred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70]&gt;=[.A$1];[.G70]&lt;[.A$1]);TODAY()+[.F70]/[.A$1];&quot;&quot;)" office:value-type="date" office:date-value="2030-02-04T12:46:35.535128">
            <text:p>Feb 4, 2030</text:p>
          </table:table-cell>
          <table:table-cell table:formula="of:=IF([.A70]=&quot;&quot;;&quot;&quot;;[.$F70]+[.A$1]/3)" office:value-type="float" office:value="99509138">
            <text:p>99,509,138</text:p>
          </table:table-cell>
          <table:table-cell table:formula="of:=IF(ISBLANK([.F70]);&quot;&quot;;[.$F70]+[.H70]/3)" office:value-type="float" office:value="99666666.6666667">
            <text:p>99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500000">
            <text:p>99500000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string">
            <text:p>We're almost to one hundred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71]&gt;=[.A$1];[.G71]&lt;[.A$1]);TODAY()+[.F71]/[.A$1];&quot;&quot;)" office:value-type="date" office:date-value="2030-02-11T19:52:10.400525">
            <text:p>Feb 11, 2030</text:p>
          </table:table-cell>
          <table:table-cell table:formula="of:=IF([.A71]=&quot;&quot;;&quot;&quot;;[.$F71]+[.A$1]/3)" office:value-type="float" office:value="99709138">
            <text:p>99,709,138</text:p>
          </table:table-cell>
          <table:table-cell table:formula="of:=IF(ISBLANK([.F71]);&quot;&quot;;[.$F71]+[.H71]/3)" office:value-type="float" office:value="99733333.3333333">
            <text:p>99,7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700000">
            <text:p>997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72]&gt;=[.A$1];[.G72]&lt;[.A$1]);TODAY()+[.F72]/[.A$1];&quot;&quot;)" office:value-type="date" office:date-value="2030-02-15T11:24:57.833224">
            <text:p>Feb 15, 2030</text:p>
          </table:table-cell>
          <table:table-cell table:formula="of:=IF([.A72]=&quot;&quot;;&quot;&quot;;[.$F72]+[.A$1]/3)" office:value-type="float" office:value="99809138">
            <text:p>99,809,138</text:p>
          </table:table-cell>
          <table:table-cell table:formula="of:=IF(ISBLANK([.F72]);&quot;&quot;;[.$F72]+[.H72]/3)" office:value-type="float" office:value="99833333.3333333">
            <text:p>99,8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800000">
            <text:p>998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73]&gt;=[.A$1];[.G73]&lt;[.A$1]);TODAY()+[.F73]/[.A$1];&quot;&quot;)" office:value-type="date" office:date-value="2030-02-19T02:57:45.265923">
            <text:p>Feb 19, 2030</text:p>
          </table:table-cell>
          <table:table-cell table:formula="of:=IF([.A73]=&quot;&quot;;&quot;&quot;;[.$F73]+[.A$1]/3)" office:value-type="float" office:value="99909138">
            <text:p>99,909,138</text:p>
          </table:table-cell>
          <table:table-cell table:formula="of:=IF(ISBLANK([.F73]);&quot;&quot;;[.$F73]+[.H73]/3)" office:value-type="float" office:value="99933333.3333333">
            <text:p>99,9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900000">
            <text:p>999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74]&gt;=[.A$1];[.G74]&lt;[.A$1]);TODAY()+[.F74]/[.A$1];&quot;&quot;)" office:value-type="date" office:date-value="2030-02-22T18:30:32.698621">
            <text:p>Feb 22, 2030</text:p>
          </table:table-cell>
          <table:table-cell table:formula="of:=IF([.A74]=&quot;&quot;;&quot;&quot;;[.$F74]+[.A$1]/3)" office:value-type="float" office:value="100009138">
            <text:p>100,009,138</text:p>
          </table:table-cell>
          <table:table-cell table:formula="of:=IF(ISBLANK([.F74]);&quot;&quot;;[.$F74]+[.H74]/3)" office:value-type="float" office:value="106666666.666667">
            <text:p>106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100000000">
            <text:p>1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<text:s/>🎉 <text:s/>We are at one hundred million Twitter followers 🐦 for {title}! <text:s/>🎉 <text:s/>{tags}</text:p>
          </table:table-cell>
        </table:table-row>
        <table:table-row table:style-name="ro1">
          <table:table-cell table:formula="of:=IF(AND([.H75]&gt;=[.A$1];[.G75]&lt;[.A$1]);TODAY()+[.F75]/[.A$1];&quot;&quot;)" office:value-type="date" office:date-value="2040-02-18T13:01:05.397242">
            <text:p>Feb 18, 2040</text:p>
          </table:table-cell>
          <table:table-cell table:formula="of:=IF([.A75]=&quot;&quot;;&quot;&quot;;[.$F75]+[.A$1]/3)" office:value-type="float" office:value="200009138">
            <text:p>200,009,138</text:p>
          </table:table-cell>
          <table:table-cell table:formula="of:=IF(ISBLANK([.F75]);&quot;&quot;;[.$F75]+[.H75]/3)" office:value-type="float" office:value="200833333.333333">
            <text:p>200,8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200000000">
            <text:p>2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76]&gt;=[.A$1];[.G76]&lt;[.A$1]);TODAY()+[.F76]/[.A$1];&quot;&quot;)" office:value-type="date" office:date-value="2045-02-15T10:16:21.746553">
            <text:p>Feb 15, 2045</text:p>
          </table:table-cell>
          <table:table-cell table:formula="of:=IF([.A76]=&quot;&quot;;&quot;&quot;;[.$F76]+[.A$1]/3)" office:value-type="float" office:value="250009138">
            <text:p>250,009,138</text:p>
          </table:table-cell>
          <table:table-cell table:formula="of:=IF(ISBLANK([.F76]);&quot;&quot;;[.$F76]+[.H76]/3)" office:value-type="float" office:value="253333333.333333">
            <text:p>253,3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250000000">
            <text:p>2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77]&gt;=[.A$1];[.G77]&lt;[.A$1]);TODAY()+[.F77]/[.A$1];&quot;&quot;)" office:value-type="date" office:date-value="2050-02-13T07:31:38.095863">
            <text:p>Feb 13, 2050</text:p>
          </table:table-cell>
          <table:table-cell table:formula="of:=IF([.A77]=&quot;&quot;;&quot;&quot;;[.$F77]+[.A$1]/3)" office:value-type="float" office:value="300009138">
            <text:p>300,009,138</text:p>
          </table:table-cell>
          <table:table-cell table:formula="of:=IF(ISBLANK([.F77]);&quot;&quot;;[.$F77]+[.H77]/3)" office:value-type="float" office:value="301666666.666667">
            <text:p>301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300000000">
            <text:p>3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78]&gt;=[.A$1];[.G78]&lt;[.A$1]);TODAY()+[.F78]/[.A$1];&quot;&quot;)" office:value-type="date" office:date-value="2060-02-09T02:02:10.794485">
            <text:p>Feb 9, 2060</text:p>
          </table:table-cell>
          <table:table-cell table:formula="of:=IF([.A78]=&quot;&quot;;&quot;&quot;;[.$F78]+[.A$1]/3)" office:value-type="float" office:value="400009138">
            <text:p>400,009,138</text:p>
          </table:table-cell>
          <table:table-cell table:formula="of:=IF(ISBLANK([.F78]);&quot;&quot;;[.$F78]+[.H78]/3)" office:value-type="float" office:value="401666666.666667">
            <text:p>401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400000000">
            <text:p>4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79]&gt;=[.A$1];[.G79]&lt;[.A$1]);TODAY()+[.F79]/[.A$1];&quot;&quot;)" office:value-type="date" office:date-value="2070-02-03T20:32:43.493106">
            <text:p>Feb 3, 2070</text:p>
          </table:table-cell>
          <table:table-cell table:formula="of:=IF([.A79]=&quot;&quot;;&quot;&quot;;[.$F79]+[.A$1]/3)" office:value-type="float" office:value="500009138">
            <text:p>500,009,138</text:p>
          </table:table-cell>
          <table:table-cell table:formula="of:=IF(ISBLANK([.F79]);&quot;&quot;;[.$F79]+[.H79]/3)" office:value-type="float" office:value="506666666.666667">
            <text:p>506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500000000">
            <text:p>5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<text:s/>🎉 <text:s/>Half a billion followers 🐦 on Twitter for {title}! <text:s/>🎉 <text:s/>{tags}</text:p>
          </table:table-cell>
        </table:table-row>
        <table:table-row table:style-name="ro1">
          <table:table-cell table:formula="of:=IF(AND([.H80]&gt;=[.A$1];[.G80]&lt;[.A$1]);TODAY()+[.F80]/[.A$1];&quot;&quot;)" office:value-type="date" office:date-value="2080-01-30T15:03:16.191727">
            <text:p>Jan 30, 2080</text:p>
          </table:table-cell>
          <table:table-cell table:formula="of:=IF([.A80]=&quot;&quot;;&quot;&quot;;[.$F80]+[.A$1]/3)" office:value-type="float" office:value="600009138">
            <text:p>600,009,138</text:p>
          </table:table-cell>
          <table:table-cell table:formula="of:=IF(ISBLANK([.F80]);&quot;&quot;;[.$F80]+[.H80]/3)" office:value-type="float" office:value="601666666.666667">
            <text:p>601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600000000">
            <text:p>6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81]&gt;=[.A$1];[.G81]&lt;[.A$1]);TODAY()+[.F81]/[.A$1];&quot;&quot;)" office:value-type="date" office:date-value="2090-01-25T09:33:48.890348">
            <text:p>Jan 25, 2090</text:p>
          </table:table-cell>
          <table:table-cell table:formula="of:=IF([.A81]=&quot;&quot;;&quot;&quot;;[.$F81]+[.A$1]/3)" office:value-type="float" office:value="700009138">
            <text:p>700,009,138</text:p>
          </table:table-cell>
          <table:table-cell table:formula="of:=IF(ISBLANK([.F81]);&quot;&quot;;[.$F81]+[.H81]/3)" office:value-type="float" office:value="700833333.333333">
            <text:p>700,8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700000000">
            <text:p>7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82]&gt;=[.A$1];[.G82]&lt;[.A$1]);TODAY()+[.F82]/[.A$1];&quot;&quot;)" office:value-type="date" office:date-value="2095-01-23T06:49:05.239659">
            <text:p>Jan 23, 2095</text:p>
          </table:table-cell>
          <table:table-cell table:formula="of:=IF([.A82]=&quot;&quot;;&quot;&quot;;[.$F82]+[.A$1]/3)" office:value-type="float" office:value="750009138">
            <text:p>750,009,138</text:p>
          </table:table-cell>
          <table:table-cell table:formula="of:=IF(ISBLANK([.F82]);&quot;&quot;;[.$F82]+[.H82]/3)" office:value-type="float" office:value="753333333.333333">
            <text:p>753,3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750000000">
            <text:p>7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83]&gt;=[.A$1];[.G83]&lt;[.A$1]);TODAY()+[.F83]/[.A$1];&quot;&quot;)" office:value-type="date" office:date-value="2100-01-21T04:04:21.58897">
            <text:p>Jan 21, 2100</text:p>
          </table:table-cell>
          <table:table-cell table:formula="of:=IF([.A83]=&quot;&quot;;&quot;&quot;;[.$F83]+[.A$1]/3)" office:value-type="float" office:value="800009138">
            <text:p>800,009,138</text:p>
          </table:table-cell>
          <table:table-cell table:formula="of:=IF(ISBLANK([.F83]);&quot;&quot;;[.$F83]+[.H83]/3)" office:value-type="float" office:value="801666666.666667">
            <text:p>801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800000000">
            <text:p>8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84]&gt;=[.A$1];[.G84]&lt;[.A$1]);TODAY()+[.F84]/[.A$1];&quot;&quot;)" office:value-type="date" office:date-value="2110-01-16T22:34:54.287591">
            <text:p>Jan 16, 2110</text:p>
          </table:table-cell>
          <table:table-cell table:formula="of:=IF([.A84]=&quot;&quot;;&quot;&quot;;[.$F84]+[.A$1]/3)" office:value-type="float" office:value="900009138">
            <text:p>900,009,138</text:p>
          </table:table-cell>
          <table:table-cell table:formula="of:=IF(ISBLANK([.F84]);&quot;&quot;;[.$F84]+[.H84]/3)" office:value-type="float" office:value="906666666.666667">
            <text:p>906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900000000">
            <text:p>9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Twitter followers 🐦 have reached {count} for {title}. <text:s/>The daily average is {daily}.</text:p>
          </table:table-cell>
        </table:table-row>
        <table:table-row table:style-name="ro1">
          <table:table-cell table:formula="of:=IF(AND([.H85]&gt;=[.A$1];[.G85]&lt;[.A$1]);TODAY()+[.F85]/[.A$1];&quot;&quot;)">
            <text:p/>
          </table:table-cell>
          <table:table-cell table:formula="of:=IF([.A85]=&quot;&quot;;&quot;&quot;;[.$F85]+[.A$1]/3)">
            <text:p/>
          </table:table-cell>
          <table:table-cell table:formula="of:=IF(ISBLANK([.F85]);&quot;&quot;;[.$F85]+[.H85]/3)" office:value-type="float" office:value="953333333.333333">
            <text:p>953,3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50000000">
            <text:p>950000000</text:p>
          </table:table-cell>
          <table:table-cell office:value-type="float" office:value="2000000">
            <text:p>2000000</text:p>
          </table:table-cell>
          <table:table-cell office:value-type="float" office:value="10000000">
            <text:p>10000000</text:p>
          </table:table-cell>
          <table:table-cell office:value-type="string">
            <text:p>We're almost to a b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86]&gt;=[.A$1];[.G86]&lt;[.A$1]);TODAY()+[.F86]/[.A$1];&quot;&quot;)">
            <text:p/>
          </table:table-cell>
          <table:table-cell table:formula="of:=IF([.A86]=&quot;&quot;;&quot;&quot;;[.$F86]+[.A$1]/3)">
            <text:p/>
          </table:table-cell>
          <table:table-cell table:formula="of:=IF(ISBLANK([.F86]);&quot;&quot;;[.$F86]+[.H86]/3)" office:value-type="float" office:value="976666666.666667">
            <text:p>976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75000000">
            <text:p>975000000</text:p>
          </table:table-cell>
          <table:table-cell office:value-type="float" office:value="400000">
            <text:p>400000</text:p>
          </table:table-cell>
          <table:table-cell office:value-type="float" office:value="5000000">
            <text:p>5000000</text:p>
          </table:table-cell>
          <table:table-cell office:value-type="string">
            <text:p>We're almost to a b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87]&gt;=[.A$1];[.G87]&lt;[.A$1]);TODAY()+[.F87]/[.A$1];&quot;&quot;)">
            <text:p/>
          </table:table-cell>
          <table:table-cell table:formula="of:=IF([.A87]=&quot;&quot;;&quot;&quot;;[.$F87]+[.A$1]/3)">
            <text:p/>
          </table:table-cell>
          <table:table-cell table:formula="of:=IF(ISBLANK([.F87]);&quot;&quot;;[.$F87]+[.H87]/3)" office:value-type="float" office:value="980333333.333333">
            <text:p>980,3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80000000">
            <text:p>980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88]&gt;=[.A$1];[.G88]&lt;[.A$1]);TODAY()+[.F88]/[.A$1];&quot;&quot;)">
            <text:p/>
          </table:table-cell>
          <table:table-cell table:formula="of:=IF([.A88]=&quot;&quot;;&quot;&quot;;[.$F88]+[.A$1]/3)">
            <text:p/>
          </table:table-cell>
          <table:table-cell table:formula="of:=IF(ISBLANK([.F88]);&quot;&quot;;[.$F88]+[.H88]/3)" office:value-type="float" office:value="993333333.333333">
            <text:p>993,3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0000000">
            <text:p>990000000</text:p>
          </table:table-cell>
          <table:table-cell office:value-type="float" office:value="100000">
            <text:p>100000</text:p>
          </table:table-cell>
          <table:table-cell office:value-type="float" office:value="10000000">
            <text:p>10000000</text:p>
          </table:table-cell>
          <table:table-cell office:value-type="string">
            <text:p>We're almost to a b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89]&gt;=[.A$1];[.G89]&lt;[.A$1]);TODAY()+[.F89]/[.A$1];&quot;&quot;)">
            <text:p/>
          </table:table-cell>
          <table:table-cell table:formula="of:=IF([.A89]=&quot;&quot;;&quot;&quot;;[.$F89]+[.A$1]/3)">
            <text:p/>
          </table:table-cell>
          <table:table-cell table:formula="of:=IF(ISBLANK([.F89]);&quot;&quot;;[.$F89]+[.H89]/3)" office:value-type="float" office:value="996666666.666667">
            <text:p>996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5000000">
            <text:p>995000000</text:p>
          </table:table-cell>
          <table:table-cell office:value-type="float" office:value="50000">
            <text:p>50000</text:p>
          </table:table-cell>
          <table:table-cell office:value-type="float" office:value="5000000">
            <text:p>5000000</text:p>
          </table:table-cell>
          <table:table-cell office:value-type="string">
            <text:p>We're almost to a b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90]&gt;=[.A$1];[.G90]&lt;[.A$1]);TODAY()+[.F90]/[.A$1];&quot;&quot;)" office:value-type="date" office:date-value="2119-09-25T06:41:44.005252">
            <text:p>Sep 25, 2119</text:p>
          </table:table-cell>
          <table:table-cell table:formula="of:=IF([.A90]=&quot;&quot;;&quot;&quot;;[.$F90]+[.A$1]/3)" office:value-type="float" office:value="997009138">
            <text:p>997,009,138</text:p>
          </table:table-cell>
          <table:table-cell table:formula="of:=IF(ISBLANK([.F90]);&quot;&quot;;[.$F90]+[.H90]/3)" office:value-type="float" office:value="997333333.333333">
            <text:p>997,3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7000000">
            <text:p>997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91]&gt;=[.A$1];[.G91]&lt;[.A$1]);TODAY()+[.F91]/[.A$1];&quot;&quot;)" office:value-type="date" office:date-value="2119-10-31T18:09:38.332238">
            <text:p>Oct 31, 2119</text:p>
          </table:table-cell>
          <table:table-cell table:formula="of:=IF([.A91]=&quot;&quot;;&quot;&quot;;[.$F91]+[.A$1]/3)" office:value-type="float" office:value="998009138">
            <text:p>998,009,138</text:p>
          </table:table-cell>
          <table:table-cell table:formula="of:=IF(ISBLANK([.F91]);&quot;&quot;;[.$F91]+[.H91]/3)" office:value-type="float" office:value="998333333.333333">
            <text:p>998,3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8000000">
            <text:p>998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92]&gt;=[.A$1];[.G92]&lt;[.A$1]);TODAY()+[.F92]/[.A$1];&quot;&quot;)" office:value-type="date" office:date-value="2119-12-07T05:37:32.659225">
            <text:p>Dec 7, 2119</text:p>
          </table:table-cell>
          <table:table-cell table:formula="of:=IF([.A92]=&quot;&quot;;&quot;&quot;;[.$F92]+[.A$1]/3)" office:value-type="float" office:value="999009138">
            <text:p>999,009,138</text:p>
          </table:table-cell>
          <table:table-cell table:formula="of:=IF(ISBLANK([.F92]);&quot;&quot;;[.$F92]+[.H92]/3)" office:value-type="float" office:value="999333333.333333">
            <text:p>999,333,333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table:style-name="ce8" office:value-type="float" office:value="999000000">
            <text:p>999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Twitter followers 🐦 for {title}. <text:s/>The current count is {count} and the daily average is {daily}.</text:p>
          </table:table-cell>
        </table:table-row>
        <table:table-row table:style-name="ro1">
          <table:table-cell table:formula="of:=IF(AND([.H93]&gt;=[.A$1];[.G93]&lt;[.A$1]);TODAY()+[.F93]/[.A$1];&quot;&quot;)" office:value-type="date" office:date-value="2120-01-12T17:05:26.986211">
            <text:p>Jan 12, 2120</text:p>
          </table:table-cell>
          <table:table-cell table:formula="of:=IF([.A93]=&quot;&quot;;&quot;&quot;;[.$F93]+[.A$1]/3)" office:value-type="float" office:value="1000009138">
            <text:p>1,000,009,138</text:p>
          </table:table-cell>
          <table:table-cell table:formula="of:=IF(ISBLANK([.F93]);&quot;&quot;;[.$F93]+[.H93]/3)" office:value-type="float" office:value="1066666666.66667">
            <text:p>1,066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1000000000">
            <text:p>1000000000</text:p>
          </table:table-cell>
          <table:table-cell office:value-type="float" office:value="0">
            <text:p>0</text:p>
          </table:table-cell>
          <table:table-cell office:value-type="float" office:value="200000000">
            <text:p>200000000</text:p>
          </table:table-cell>
          <table:table-cell office:value-type="string">
            <text:p><text:s/>🎉 <text:s/>One billion followers 🐦 on Twitter for {title}! <text:s/>🎉 <text:s/>{tags}</text:p>
          </table:table-cell>
        </table:table-row>
        <table:table-row table:style-name="ro1">
          <table:table-cell table:formula="of:=IF(AND([.H94]&gt;=[.A$1];[.G94]&lt;[.A$1]);TODAY()+[.F94]/[.A$1];&quot;&quot;)" office:value-type="date" office:date-value="2219-11-27T10:10:53.97242">
            <text:p>Nov 27, 2219</text:p>
          </table:table-cell>
          <table:table-cell table:formula="of:=IF([.A94]=&quot;&quot;;&quot;&quot;;[.$F94]+[.A$1]/3)" office:value-type="float" office:value="2000009138">
            <text:p>2,000,009,138</text:p>
          </table:table-cell>
          <table:table-cell table:formula="of:=IF(ISBLANK([.F94]);&quot;&quot;;[.$F94]+[.H94]/3)" office:value-type="float" office:value="2001666666.66667">
            <text:p>2,001,666,667</text:p>
          </table:table-cell>
          <table:table-cell office:value-type="string">
            <text:p>Twitter</text:p>
          </table:table-cell>
          <table:table-cell office:value-type="string">
            <text:p>Followers</text:p>
          </table:table-cell>
          <table:table-cell office:value-type="float" office:value="2000000000">
            <text:p>20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Two billion followers 🐦 on Twitter for {title}!</text:p>
          </table:table-cell>
        </table:table-row>
        <table:table-row table:style-name="ro1" table:number-rows-repeated="104848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YouTube Likes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5"/>
        <table:table-column table:style-name="co1" table:number-columns-repeated="2" table:default-cell-style-name="Default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row table:style-name="ro1">
          <table:table-cell table:style-name="ce1" office:value-type="float" office:value="27414">
            <text:p>27414</text:p>
          </table:table-cell>
          <table:table-cell table:style-name="ce3" office:value-type="string">
            <text:p>Displayed</text:p>
          </table:table-cell>
          <table:table-cell office:value-type="string">
            <text:p>Max Displayed</text:p>
          </table:table-cell>
          <table:table-cell table:style-name="ce6" office:value-type="string">
            <text:p>Site</text:p>
          </table:table-cell>
          <table:table-cell table:style-name="ce6" office:value-type="string">
            <text:p>Property</text:p>
          </table:table-cell>
          <table:table-cell office:value-type="string">
            <text:p>Count</text:p>
          </table:table-cell>
          <table:table-cell office:value-type="string">
            <text:p>Min Delta</text:p>
          </table:table-cell>
          <table:table-cell office:value-type="string">
            <text:p>Max Delta</text:p>
          </table:table-cell>
          <table:table-cell office:value-type="string">
            <text:p>Template</text:p>
          </table:table-cell>
        </table:table-row>
        <table:table-row table:style-name="ro1">
          <table:table-cell table:formula="of:=IF(AND([.H2]&gt;=[.A$1];[.G2]&lt;[.A$1]);TODAY()+[.F2]/[.A$1];&quot;&quot;)">
            <text:p/>
          </table:table-cell>
          <table:table-cell table:formula="of:=IF([.A2]=&quot;&quot;;&quot;&quot;;[.$F2]+[.A$1]/3)">
            <text:p/>
          </table:table-cell>
          <table:table-cell table:formula="of:=IF(ISBLANK([.F2]);&quot;&quot;;[.$F2]+[.H2]/3)" office:value-type="float" office:value="1066.66666666667">
            <text:p>1,0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]&gt;=[.A$1];[.G3]&lt;[.A$1]);TODAY()+[.F3]/[.A$1];&quot;&quot;)">
            <text:p/>
          </table:table-cell>
          <table:table-cell table:formula="of:=IF([.A3]=&quot;&quot;;&quot;&quot;;[.$F3]+[.A$1]/3)">
            <text:p/>
          </table:table-cell>
          <table:table-cell table:formula="of:=IF(ISBLANK([.F3]);&quot;&quot;;[.$F3]+[.H3]/3)" office:value-type="float" office:value="2016.66666666667">
            <text:p>2,0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4]&gt;=[.A$1];[.G4]&lt;[.A$1]);TODAY()+[.F4]/[.A$1];&quot;&quot;)">
            <text:p/>
          </table:table-cell>
          <table:table-cell table:formula="of:=IF([.A4]=&quot;&quot;;&quot;&quot;;[.$F4]+[.A$1]/3)">
            <text:p/>
          </table:table-cell>
          <table:table-cell table:formula="of:=IF(ISBLANK([.F4]);&quot;&quot;;[.$F4]+[.H4]/3)" office:value-type="float" office:value="3016.66666666667">
            <text:p>3,0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]&gt;=[.A$1];[.G5]&lt;[.A$1]);TODAY()+[.F5]/[.A$1];&quot;&quot;)">
            <text:p/>
          </table:table-cell>
          <table:table-cell table:formula="of:=IF([.A5]=&quot;&quot;;&quot;&quot;;[.$F5]+[.A$1]/3)">
            <text:p/>
          </table:table-cell>
          <table:table-cell table:formula="of:=IF(ISBLANK([.F5]);&quot;&quot;;[.$F5]+[.H5]/3)" office:value-type="float" office:value="4016.66666666667">
            <text:p>4,0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6]&gt;=[.A$1];[.G6]&lt;[.A$1]);TODAY()+[.F6]/[.A$1];&quot;&quot;)">
            <text:p/>
          </table:table-cell>
          <table:table-cell table:formula="of:=IF([.A6]=&quot;&quot;;&quot;&quot;;[.$F6]+[.A$1]/3)">
            <text:p/>
          </table:table-cell>
          <table:table-cell table:formula="of:=IF(ISBLANK([.F6]);&quot;&quot;;[.$F6]+[.H6]/3)" office:value-type="float" office:value="5066.66666666667">
            <text:p>5,0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7]&gt;=[.A$1];[.G7]&lt;[.A$1]);TODAY()+[.F7]/[.A$1];&quot;&quot;)">
            <text:p/>
          </table:table-cell>
          <table:table-cell table:formula="of:=IF([.A7]=&quot;&quot;;&quot;&quot;;[.$F7]+[.A$1]/3)">
            <text:p/>
          </table:table-cell>
          <table:table-cell table:formula="of:=IF(ISBLANK([.F7]);&quot;&quot;;[.$F7]+[.H7]/3)" office:value-type="float" office:value="6016.66666666667">
            <text:p>6,0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8]&gt;=[.A$1];[.G8]&lt;[.A$1]);TODAY()+[.F8]/[.A$1];&quot;&quot;)">
            <text:p/>
          </table:table-cell>
          <table:table-cell table:formula="of:=IF([.A8]=&quot;&quot;;&quot;&quot;;[.$F8]+[.A$1]/3)">
            <text:p/>
          </table:table-cell>
          <table:table-cell table:formula="of:=IF(ISBLANK([.F8]);&quot;&quot;;[.$F8]+[.H8]/3)" office:value-type="float" office:value="7016.66666666667">
            <text:p>7,0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9]&gt;=[.A$1];[.G9]&lt;[.A$1]);TODAY()+[.F9]/[.A$1];&quot;&quot;)">
            <text:p/>
          </table:table-cell>
          <table:table-cell table:formula="of:=IF([.A9]=&quot;&quot;;&quot;&quot;;[.$F9]+[.A$1]/3)">
            <text:p/>
          </table:table-cell>
          <table:table-cell table:formula="of:=IF(ISBLANK([.F9]);&quot;&quot;;[.$F9]+[.H9]/3)" office:value-type="float" office:value="8016.66666666667">
            <text:p>8,0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0]&gt;=[.A$1];[.G10]&lt;[.A$1]);TODAY()+[.F10]/[.A$1];&quot;&quot;)">
            <text:p/>
          </table:table-cell>
          <table:table-cell table:formula="of:=IF([.A10]=&quot;&quot;;&quot;&quot;;[.$F10]+[.A$1]/3)">
            <text:p/>
          </table:table-cell>
          <table:table-cell table:formula="of:=IF(ISBLANK([.F10]);&quot;&quot;;[.$F10]+[.H10]/3)" office:value-type="float" office:value="9016.66666666667">
            <text:p>9,0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1]&gt;=[.A$1];[.G11]&lt;[.A$1]);TODAY()+[.F11]/[.A$1];&quot;&quot;)">
            <text:p/>
          </table:table-cell>
          <table:table-cell table:formula="of:=IF([.A11]=&quot;&quot;;&quot;&quot;;[.$F11]+[.A$1]/3)">
            <text:p/>
          </table:table-cell>
          <table:table-cell table:formula="of:=IF(ISBLANK([.F11]);&quot;&quot;;[.$F11]+[.H11]/3)" office:value-type="float" office:value="10666.6666666667">
            <text:p>10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2]&gt;=[.A$1];[.G12]&lt;[.A$1]);TODAY()+[.F12]/[.A$1];&quot;&quot;)">
            <text:p/>
          </table:table-cell>
          <table:table-cell table:formula="of:=IF([.A12]=&quot;&quot;;&quot;&quot;;[.$F12]+[.A$1]/3)">
            <text:p/>
          </table:table-cell>
          <table:table-cell table:formula="of:=IF(ISBLANK([.F12]);&quot;&quot;;[.$F12]+[.H12]/3)" office:value-type="float" office:value="20166.6666666667">
            <text:p>20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3]&gt;=[.A$1];[.G13]&lt;[.A$1]);TODAY()+[.F13]/[.A$1];&quot;&quot;)">
            <text:p/>
          </table:table-cell>
          <table:table-cell table:formula="of:=IF([.A13]=&quot;&quot;;&quot;&quot;;[.$F13]+[.A$1]/3)">
            <text:p/>
          </table:table-cell>
          <table:table-cell table:formula="of:=IF(ISBLANK([.F13]);&quot;&quot;;[.$F13]+[.H13]/3)" office:value-type="float" office:value="30166.6666666667">
            <text:p>30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4]&gt;=[.A$1];[.G14]&lt;[.A$1]);TODAY()+[.F14]/[.A$1];&quot;&quot;)">
            <text:p/>
          </table:table-cell>
          <table:table-cell table:formula="of:=IF([.A14]=&quot;&quot;;&quot;&quot;;[.$F14]+[.A$1]/3)">
            <text:p/>
          </table:table-cell>
          <table:table-cell table:formula="of:=IF(ISBLANK([.F14]);&quot;&quot;;[.$F14]+[.H14]/3)" office:value-type="float" office:value="40166.6666666667">
            <text:p>40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5]&gt;=[.A$1];[.G15]&lt;[.A$1]);TODAY()+[.F15]/[.A$1];&quot;&quot;)">
            <text:p/>
          </table:table-cell>
          <table:table-cell table:formula="of:=IF([.A15]=&quot;&quot;;&quot;&quot;;[.$F15]+[.A$1]/3)">
            <text:p/>
          </table:table-cell>
          <table:table-cell table:formula="of:=IF(ISBLANK([.F15]);&quot;&quot;;[.$F15]+[.H15]/3)" office:value-type="float" office:value="50666.6666666667">
            <text:p>50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6]&gt;=[.A$1];[.G16]&lt;[.A$1]);TODAY()+[.F16]/[.A$1];&quot;&quot;)">
            <text:p/>
          </table:table-cell>
          <table:table-cell table:formula="of:=IF([.A16]=&quot;&quot;;&quot;&quot;;[.$F16]+[.A$1]/3)">
            <text:p/>
          </table:table-cell>
          <table:table-cell table:formula="of:=IF(ISBLANK([.F16]);&quot;&quot;;[.$F16]+[.H16]/3)" office:value-type="float" office:value="60166.6666666667">
            <text:p>60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7]&gt;=[.A$1];[.G17]&lt;[.A$1]);TODAY()+[.F17]/[.A$1];&quot;&quot;)">
            <text:p/>
          </table:table-cell>
          <table:table-cell table:formula="of:=IF([.A17]=&quot;&quot;;&quot;&quot;;[.$F17]+[.A$1]/3)">
            <text:p/>
          </table:table-cell>
          <table:table-cell table:formula="of:=IF(ISBLANK([.F17]);&quot;&quot;;[.$F17]+[.H17]/3)" office:value-type="float" office:value="70166.6666666667">
            <text:p>70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70000">
            <text:p>7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8]&gt;=[.A$1];[.G18]&lt;[.A$1]);TODAY()+[.F18]/[.A$1];&quot;&quot;)">
            <text:p/>
          </table:table-cell>
          <table:table-cell table:formula="of:=IF([.A18]=&quot;&quot;;&quot;&quot;;[.$F18]+[.A$1]/3)">
            <text:p/>
          </table:table-cell>
          <table:table-cell table:formula="of:=IF(ISBLANK([.F18]);&quot;&quot;;[.$F18]+[.H18]/3)" office:value-type="float" office:value="80166.6666666667">
            <text:p>80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80000">
            <text:p>8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9]&gt;=[.A$1];[.G19]&lt;[.A$1]);TODAY()+[.F19]/[.A$1];&quot;&quot;)">
            <text:p/>
          </table:table-cell>
          <table:table-cell table:formula="of:=IF([.A19]=&quot;&quot;;&quot;&quot;;[.$F19]+[.A$1]/3)">
            <text:p/>
          </table:table-cell>
          <table:table-cell table:formula="of:=IF(ISBLANK([.F19]);&quot;&quot;;[.$F19]+[.H19]/3)" office:value-type="float" office:value="90166.6666666667">
            <text:p>90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90000">
            <text:p>9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20]&gt;=[.A$1];[.G20]&lt;[.A$1]);TODAY()+[.F20]/[.A$1];&quot;&quot;)">
            <text:p/>
          </table:table-cell>
          <table:table-cell table:formula="of:=IF([.A20]=&quot;&quot;;&quot;&quot;;[.$F20]+[.A$1]/3)">
            <text:p/>
          </table:table-cell>
          <table:table-cell table:formula="of:=IF(ISBLANK([.F20]);&quot;&quot;;[.$F20]+[.H20]/3)" office:value-type="float" office:value="95166.6666666667">
            <text:p>95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5000">
            <text:p>950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We're almost to one hundred thousand YouTube likes 👍 for "{title}". <text:s/>The current count is {count} and the daily average is {daily}.</text:p>
          </table:table-cell>
        </table:table-row>
        <table:table-row table:style-name="ro1">
          <table:table-cell table:formula="of:=IF(AND([.H21]&gt;=[.A$1];[.G21]&lt;[.A$1]);TODAY()+[.F21]/[.A$1];&quot;&quot;)">
            <text:p/>
          </table:table-cell>
          <table:table-cell table:formula="of:=IF([.A21]=&quot;&quot;;&quot;&quot;;[.$F21]+[.A$1]/3)">
            <text:p/>
          </table:table-cell>
          <table:table-cell table:formula="of:=IF(ISBLANK([.F21]);&quot;&quot;;[.$F21]+[.H21]/3)" office:value-type="float" office:value="97583.3333333333">
            <text:p>97,58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7500">
            <text:p>97500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office:value-type="string">
            <text:p>We're almost to one hundred thousand YouTube likes 👍 for "{title}". <text:s/>The current count is {count} and the daily average is {daily}.</text:p>
          </table:table-cell>
        </table:table-row>
        <table:table-row table:style-name="ro1">
          <table:table-cell table:formula="of:=IF(AND([.H22]&gt;=[.A$1];[.G22]&lt;[.A$1]);TODAY()+[.F22]/[.A$1];&quot;&quot;)">
            <text:p/>
          </table:table-cell>
          <table:table-cell table:formula="of:=IF([.A22]=&quot;&quot;;&quot;&quot;;[.$F22]+[.A$1]/3)">
            <text:p/>
          </table:table-cell>
          <table:table-cell table:formula="of:=IF(ISBLANK([.F22]);&quot;&quot;;[.$F22]+[.H22]/3)" office:value-type="float" office:value="99166.6666666667">
            <text:p>99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000">
            <text:p>990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>
            <text:p>We're almost to one hundred thousand YouTube likes 👍 for "{title}". <text:s/>The current count is {count} and the daily average is {daily}.</text:p>
          </table:table-cell>
        </table:table-row>
        <table:table-row table:style-name="ro1">
          <table:table-cell table:formula="of:=IF(AND([.H23]&gt;=[.A$1];[.G23]&lt;[.A$1]);TODAY()+[.F23]/[.A$1];&quot;&quot;)">
            <text:p/>
          </table:table-cell>
          <table:table-cell table:formula="of:=IF([.A23]=&quot;&quot;;&quot;&quot;;[.$F23]+[.A$1]/3)">
            <text:p/>
          </table:table-cell>
          <table:table-cell table:formula="of:=IF(ISBLANK([.F23]);&quot;&quot;;[.$F23]+[.H23]/3)" office:value-type="float" office:value="99583.3333333333">
            <text:p>99,58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500">
            <text:p>99500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We're almost to one hundred thousand YouTube likes 👍 for "{title}". <text:s/>The current count is {count} and the daily average is {daily}.</text:p>
          </table:table-cell>
        </table:table-row>
        <table:table-row table:style-name="ro1">
          <table:table-cell table:formula="of:=IF(AND([.H24]&gt;=[.A$1];[.G24]&lt;[.A$1]);TODAY()+[.F24]/[.A$1];&quot;&quot;)">
            <text:p/>
          </table:table-cell>
          <table:table-cell table:formula="of:=IF([.A24]=&quot;&quot;;&quot;&quot;;[.$F24]+[.A$1]/3)">
            <text:p/>
          </table:table-cell>
          <table:table-cell table:formula="of:=IF(ISBLANK([.F24]);&quot;&quot;;[.$F24]+[.H24]/3)" office:value-type="float" office:value="99716.6666666667">
            <text:p>99,7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700">
            <text:p>99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We're almost to one hundred thousand YouTube likes 👍 for "{title}". <text:s/>The current count is {count} and the daily average is {daily}.</text:p>
          </table:table-cell>
        </table:table-row>
        <table:table-row table:style-name="ro1">
          <table:table-cell table:formula="of:=IF(AND([.H25]&gt;=[.A$1];[.G25]&lt;[.A$1]);TODAY()+[.F25]/[.A$1];&quot;&quot;)">
            <text:p/>
          </table:table-cell>
          <table:table-cell table:formula="of:=IF([.A25]=&quot;&quot;;&quot;&quot;;[.$F25]+[.A$1]/3)">
            <text:p/>
          </table:table-cell>
          <table:table-cell table:formula="of:=IF(ISBLANK([.F25]);&quot;&quot;;[.$F25]+[.H25]/3)" office:value-type="float" office:value="99816.6666666667">
            <text:p>99,8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800">
            <text:p>9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We're almost to one hundred thousand YouTube likes 👍 for "{title}". <text:s/>The current count is {count} and the daily average is {daily}.</text:p>
          </table:table-cell>
        </table:table-row>
        <table:table-row table:style-name="ro1">
          <table:table-cell table:formula="of:=IF(AND([.H26]&gt;=[.A$1];[.G26]&lt;[.A$1]);TODAY()+[.F26]/[.A$1];&quot;&quot;)">
            <text:p/>
          </table:table-cell>
          <table:table-cell table:formula="of:=IF([.A26]=&quot;&quot;;&quot;&quot;;[.$F26]+[.A$1]/3)">
            <text:p/>
          </table:table-cell>
          <table:table-cell table:formula="of:=IF(ISBLANK([.F26]);&quot;&quot;;[.$F26]+[.H26]/3)" office:value-type="float" office:value="99916.6666666667">
            <text:p>99,9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900">
            <text:p>9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We're almost to one hundred thousand YouTube likes 👍 for "{title}". <text:s/>The current count is {count} and the daily average is {daily}.</text:p>
          </table:table-cell>
        </table:table-row>
        <table:table-row table:style-name="ro1">
          <table:table-cell table:formula="of:=IF(AND([.H27]&gt;=[.A$1];[.G27]&lt;[.A$1]);TODAY()+[.F27]/[.A$1];&quot;&quot;)">
            <text:p/>
          </table:table-cell>
          <table:table-cell table:formula="of:=IF([.A27]=&quot;&quot;;&quot;&quot;;[.$F27]+[.A$1]/3)">
            <text:p/>
          </table:table-cell>
          <table:table-cell table:formula="of:=IF(ISBLANK([.F27]);&quot;&quot;;[.$F27]+[.H27]/3)" office:value-type="float" office:value="100333.333333333">
            <text:p>100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9"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string">
            <text:p>🎉 <text:s/>We are at one hundred thousand YouTube likes 👍 for "{title}"! <text:s/>🎉 <text:s/>{tags}</text:p>
          </table:table-cell>
        </table:table-row>
        <table:table-row table:style-name="ro1">
          <table:table-cell table:formula="of:=IF(AND([.H28]&gt;=[.A$1];[.G28]&lt;[.A$1]);TODAY()+[.F28]/[.A$1];&quot;&quot;)">
            <text:p/>
          </table:table-cell>
          <table:table-cell table:formula="of:=IF([.A28]=&quot;&quot;;&quot;&quot;;[.$F28]+[.A$1]/3)">
            <text:p/>
          </table:table-cell>
          <table:table-cell table:formula="of:=IF(ISBLANK([.F28]);&quot;&quot;;[.$F28]+[.H28]/3)" office:value-type="float" office:value="106666.666666667">
            <text:p>10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100000">
            <text:p>100000</text:p>
          </table:table-cell>
          <table:table-cell office:value-type="float" office:value="1000">
            <text:p>1000</text:p>
          </table:table-cell>
          <table:table-cell office:value-type="float" office:value="20000">
            <text:p>2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29]&gt;=[.A$1];[.G29]&lt;[.A$1]);TODAY()+[.F29]/[.A$1];&quot;&quot;)" office:value-type="date" office:date-value="2020-03-02T15:32:47.432699">
            <text:p>Mar 2, 2020</text:p>
          </table:table-cell>
          <table:table-cell table:formula="of:=IF([.A29]=&quot;&quot;;&quot;&quot;;[.$F29]+[.A$1]/3)" office:value-type="float" office:value="109138">
            <text:p>109,138</text:p>
          </table:table-cell>
          <table:table-cell table:formula="of:=IF(ISBLANK([.F29]);&quot;&quot;;[.$F29]+[.H29]/3)" office:value-type="float" office:value="166666.666666667">
            <text:p>1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9" office:value-type="float" office:value="100000">
            <text:p>100000</text:p>
          </table:table-cell>
          <table:table-cell office:value-type="float" office:value="20000">
            <text:p>20000</text:p>
          </table:table-cell>
          <table:table-cell office:value-type="float" office:value="200000">
            <text:p>200000</text:p>
          </table:table-cell>
          <table:table-cell office:value-type="string">
            <text:p>🎉 <text:s/>We have zoomed past one hundred thousand YouTube likes 👍 for "{title}"! <text:s/>🎉 <text:s/>{tags}</text:p>
          </table:table-cell>
        </table:table-row>
        <table:table-row table:style-name="ro1">
          <table:table-cell table:formula="of:=IF(AND([.H30]&gt;=[.A$1];[.G30]&lt;[.A$1]);TODAY()+[.F30]/[.A$1];&quot;&quot;)">
            <text:p/>
          </table:table-cell>
          <table:table-cell table:formula="of:=IF([.A30]=&quot;&quot;;&quot;&quot;;[.$F30]+[.A$1]/3)">
            <text:p/>
          </table:table-cell>
          <table:table-cell table:formula="of:=IF(ISBLANK([.F30]);&quot;&quot;;[.$F30]+[.H30]/3)" office:value-type="float" office:value="200833.333333333">
            <text:p>200,8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1]&gt;=[.A$1];[.G31]&lt;[.A$1]);TODAY()+[.F31]/[.A$1];&quot;&quot;)">
            <text:p/>
          </table:table-cell>
          <table:table-cell table:formula="of:=IF([.A31]=&quot;&quot;;&quot;&quot;;[.$F31]+[.A$1]/3)">
            <text:p/>
          </table:table-cell>
          <table:table-cell table:formula="of:=IF(ISBLANK([.F31]);&quot;&quot;;[.$F31]+[.H31]/3)" office:value-type="float" office:value="253333.333333333">
            <text:p>25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250000">
            <text:p>2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2]&gt;=[.A$1];[.G32]&lt;[.A$1]);TODAY()+[.F32]/[.A$1];&quot;&quot;)">
            <text:p/>
          </table:table-cell>
          <table:table-cell table:formula="of:=IF([.A32]=&quot;&quot;;&quot;&quot;;[.$F32]+[.A$1]/3)">
            <text:p/>
          </table:table-cell>
          <table:table-cell table:formula="of:=IF(ISBLANK([.F32]);&quot;&quot;;[.$F32]+[.H32]/3)" office:value-type="float" office:value="301666.666666667">
            <text:p>301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300000">
            <text:p>3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3]&gt;=[.A$1];[.G33]&lt;[.A$1]);TODAY()+[.F33]/[.A$1];&quot;&quot;)">
            <text:p/>
          </table:table-cell>
          <table:table-cell table:formula="of:=IF([.A33]=&quot;&quot;;&quot;&quot;;[.$F33]+[.A$1]/3)">
            <text:p/>
          </table:table-cell>
          <table:table-cell table:formula="of:=IF(ISBLANK([.F33]);&quot;&quot;;[.$F33]+[.H33]/3)" office:value-type="float" office:value="401666.666666667">
            <text:p>401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4]&gt;=[.A$1];[.G34]&lt;[.A$1]);TODAY()+[.F34]/[.A$1];&quot;&quot;)">
            <text:p/>
          </table:table-cell>
          <table:table-cell table:formula="of:=IF([.A34]=&quot;&quot;;&quot;&quot;;[.$F34]+[.A$1]/3)">
            <text:p/>
          </table:table-cell>
          <table:table-cell table:formula="of:=IF(ISBLANK([.F34]);&quot;&quot;;[.$F34]+[.H34]/3)" office:value-type="float" office:value="506666.666666667">
            <text:p>50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500000">
            <text:p>500000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5]&gt;=[.A$1];[.G35]&lt;[.A$1]);TODAY()+[.F35]/[.A$1];&quot;&quot;)">
            <text:p/>
          </table:table-cell>
          <table:table-cell table:formula="of:=IF([.A35]=&quot;&quot;;&quot;&quot;;[.$F35]+[.A$1]/3)">
            <text:p/>
          </table:table-cell>
          <table:table-cell table:formula="of:=IF(ISBLANK([.F35]);&quot;&quot;;[.$F35]+[.H35]/3)" office:value-type="float" office:value="601666.666666667">
            <text:p>601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600000">
            <text:p>6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6]&gt;=[.A$1];[.G36]&lt;[.A$1]);TODAY()+[.F36]/[.A$1];&quot;&quot;)">
            <text:p/>
          </table:table-cell>
          <table:table-cell table:formula="of:=IF([.A36]=&quot;&quot;;&quot;&quot;;[.$F36]+[.A$1]/3)">
            <text:p/>
          </table:table-cell>
          <table:table-cell table:formula="of:=IF(ISBLANK([.F36]);&quot;&quot;;[.$F36]+[.H36]/3)" office:value-type="float" office:value="700833.333333333">
            <text:p>700,8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700000">
            <text:p>7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7]&gt;=[.A$1];[.G37]&lt;[.A$1]);TODAY()+[.F37]/[.A$1];&quot;&quot;)">
            <text:p/>
          </table:table-cell>
          <table:table-cell table:formula="of:=IF([.A37]=&quot;&quot;;&quot;&quot;;[.$F37]+[.A$1]/3)">
            <text:p/>
          </table:table-cell>
          <table:table-cell table:formula="of:=IF(ISBLANK([.F37]);&quot;&quot;;[.$F37]+[.H37]/3)" office:value-type="float" office:value="753333.333333333">
            <text:p>75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750000">
            <text:p>7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8]&gt;=[.A$1];[.G38]&lt;[.A$1]);TODAY()+[.F38]/[.A$1];&quot;&quot;)">
            <text:p/>
          </table:table-cell>
          <table:table-cell table:formula="of:=IF([.A38]=&quot;&quot;;&quot;&quot;;[.$F38]+[.A$1]/3)">
            <text:p/>
          </table:table-cell>
          <table:table-cell table:formula="of:=IF(ISBLANK([.F38]);&quot;&quot;;[.$F38]+[.H38]/3)" office:value-type="float" office:value="801666.666666667">
            <text:p>801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9]&gt;=[.A$1];[.G39]&lt;[.A$1]);TODAY()+[.F39]/[.A$1];&quot;&quot;)">
            <text:p/>
          </table:table-cell>
          <table:table-cell table:formula="of:=IF([.A39]=&quot;&quot;;&quot;&quot;;[.$F39]+[.A$1]/3)">
            <text:p/>
          </table:table-cell>
          <table:table-cell table:formula="of:=IF(ISBLANK([.F39]);&quot;&quot;;[.$F39]+[.H39]/3)" office:value-type="float" office:value="901666.666666667">
            <text:p>901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900000">
            <text:p>9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40]&gt;=[.A$1];[.G40]&lt;[.A$1]);TODAY()+[.F40]/[.A$1];&quot;&quot;)">
            <text:p/>
          </table:table-cell>
          <table:table-cell table:formula="of:=IF([.A40]=&quot;&quot;;&quot;&quot;;[.$F40]+[.A$1]/3)">
            <text:p/>
          </table:table-cell>
          <table:table-cell table:formula="of:=IF(ISBLANK([.F40]);&quot;&quot;;[.$F40]+[.H40]/3)" office:value-type="float" office:value="951666.666666667">
            <text:p>951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50000">
            <text:p>950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office:value-type="string">
            <text:p>We're almost to a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41]&gt;=[.A$1];[.G41]&lt;[.A$1]);TODAY()+[.F41]/[.A$1];&quot;&quot;)">
            <text:p/>
          </table:table-cell>
          <table:table-cell table:formula="of:=IF([.A41]=&quot;&quot;;&quot;&quot;;[.$F41]+[.A$1]/3)">
            <text:p/>
          </table:table-cell>
          <table:table-cell table:formula="of:=IF(ISBLANK([.F41]);&quot;&quot;;[.$F41]+[.H41]/3)" office:value-type="float" office:value="975833.333333333">
            <text:p>975,8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75000">
            <text:p>975000</text:p>
          </table:table-cell>
          <table:table-cell office:value-type="float" office:value="400">
            <text:p>400</text:p>
          </table:table-cell>
          <table:table-cell office:value-type="float" office:value="2500">
            <text:p>2500</text:p>
          </table:table-cell>
          <table:table-cell office:value-type="string">
            <text:p>We're almost to a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42]&gt;=[.A$1];[.G42]&lt;[.A$1]);TODAY()+[.F42]/[.A$1];&quot;&quot;)">
            <text:p/>
          </table:table-cell>
          <table:table-cell table:formula="of:=IF([.A42]=&quot;&quot;;&quot;&quot;;[.$F42]+[.A$1]/3)">
            <text:p/>
          </table:table-cell>
          <table:table-cell table:formula="of:=IF(ISBLANK([.F42]);&quot;&quot;;[.$F42]+[.H42]/3)" office:value-type="float" office:value="991666.666666667">
            <text:p>991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0000">
            <text:p>990000</text:p>
          </table:table-cell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office:value-type="string">
            <text:p>We're almost to a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43]&gt;=[.A$1];[.G43]&lt;[.A$1]);TODAY()+[.F43]/[.A$1];&quot;&quot;)">
            <text:p/>
          </table:table-cell>
          <table:table-cell table:formula="of:=IF([.A43]=&quot;&quot;;&quot;&quot;;[.$F43]+[.A$1]/3)">
            <text:p/>
          </table:table-cell>
          <table:table-cell table:formula="of:=IF(ISBLANK([.F43]);&quot;&quot;;[.$F43]+[.H43]/3)" office:value-type="float" office:value="995833.333333333">
            <text:p>995,8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5000">
            <text:p>995000</text:p>
          </table:table-cell>
          <table:table-cell office:value-type="float" office:value="50">
            <text:p>50</text:p>
          </table:table-cell>
          <table:table-cell office:value-type="float" office:value="2500">
            <text:p>2500</text:p>
          </table:table-cell>
          <table:table-cell office:value-type="string">
            <text:p>We're almost to a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44]&gt;=[.A$1];[.G44]&lt;[.A$1]);TODAY()+[.F44]/[.A$1];&quot;&quot;)">
            <text:p/>
          </table:table-cell>
          <table:table-cell table:formula="of:=IF([.A44]=&quot;&quot;;&quot;&quot;;[.$F44]+[.A$1]/3)">
            <text:p/>
          </table:table-cell>
          <table:table-cell table:formula="of:=IF(ISBLANK([.F44]);&quot;&quot;;[.$F44]+[.H44]/3)" office:value-type="float" office:value="997166.666666667">
            <text:p>997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7000">
            <text:p>997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We're almost to a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45]&gt;=[.A$1];[.G45]&lt;[.A$1]);TODAY()+[.F45]/[.A$1];&quot;&quot;)">
            <text:p/>
          </table:table-cell>
          <table:table-cell table:formula="of:=IF([.A45]=&quot;&quot;;&quot;&quot;;[.$F45]+[.A$1]/3)">
            <text:p/>
          </table:table-cell>
          <table:table-cell table:formula="of:=IF(ISBLANK([.F45]);&quot;&quot;;[.$F45]+[.H45]/3)" office:value-type="float" office:value="998166.666666667">
            <text:p>998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8000">
            <text:p>998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We're almost to a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46]&gt;=[.A$1];[.G46]&lt;[.A$1]);TODAY()+[.F46]/[.A$1];&quot;&quot;)">
            <text:p/>
          </table:table-cell>
          <table:table-cell table:formula="of:=IF([.A46]=&quot;&quot;;&quot;&quot;;[.$F46]+[.A$1]/3)">
            <text:p/>
          </table:table-cell>
          <table:table-cell table:formula="of:=IF(ISBLANK([.F46]);&quot;&quot;;[.$F46]+[.H46]/3)" office:value-type="float" office:value="999166.666666667">
            <text:p>999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9000">
            <text:p>999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We're almost to a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47]&gt;=[.A$1];[.G47]&lt;[.A$1]);TODAY()+[.F47]/[.A$1];&quot;&quot;)" office:value-type="date" office:date-value="2020-04-04T11:27:54.326987">
            <text:p>Apr 4, 2020</text:p>
          </table:table-cell>
          <table:table-cell table:formula="of:=IF([.A47]=&quot;&quot;;&quot;&quot;;[.$F47]+[.A$1]/3)" office:value-type="float" office:value="1009138">
            <text:p>1,009,138</text:p>
          </table:table-cell>
          <table:table-cell table:formula="of:=IF(ISBLANK([.F47]);&quot;&quot;;[.$F47]+[.H47]/3)" office:value-type="float" office:value="1066666.66666667">
            <text:p>1,0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🎉 <text:s/>We are at one million YouTube likes 👍 for "{title}"! <text:s/>🎉 <text:s/>{tags}</text:p>
          </table:table-cell>
        </table:table-row>
        <table:table-row table:style-name="ro1">
          <table:table-cell table:formula="of:=IF(AND([.H48]&gt;=[.A$1];[.G48]&lt;[.A$1]);TODAY()+[.F48]/[.A$1];&quot;&quot;)">
            <text:p/>
          </table:table-cell>
          <table:table-cell table:formula="of:=IF([.A48]=&quot;&quot;;&quot;&quot;;[.$F48]+[.A$1]/3)">
            <text:p/>
          </table:table-cell>
          <table:table-cell table:formula="of:=IF(ISBLANK([.F48]);&quot;&quot;;[.$F48]+[.H48]/3)" office:value-type="float" office:value="1666666.66666667">
            <text:p>1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9" office:value-type="float" office:value="1000000">
            <text:p>1000000</text:p>
          </table:table-cell>
          <table:table-cell office:value-type="float" office:value="200000">
            <text:p>200000</text:p>
          </table:table-cell>
          <table:table-cell office:value-type="float" office:value="2000000">
            <text:p>2000000</text:p>
          </table:table-cell>
          <table:table-cell office:value-type="string">
            <text:p>🎉 <text:s/>We have zoomed past one million YouTube likes 👍 for "{title}"! <text:s/>🎉 <text:s/>{tags}</text:p>
          </table:table-cell>
        </table:table-row>
        <table:table-row table:style-name="ro1">
          <table:table-cell table:formula="of:=IF(AND([.H49]&gt;=[.A$1];[.G49]&lt;[.A$1]);TODAY()+[.F49]/[.A$1];&quot;&quot;)" office:value-type="date" office:date-value="2020-05-10T22:55:48.653972">
            <text:p>May 10, 2020</text:p>
          </table:table-cell>
          <table:table-cell table:formula="of:=IF([.A49]=&quot;&quot;;&quot;&quot;;[.$F49]+[.A$1]/3)" office:value-type="float" office:value="2009138">
            <text:p>2,009,138</text:p>
          </table:table-cell>
          <table:table-cell table:formula="of:=IF(ISBLANK([.F49]);&quot;&quot;;[.$F49]+[.H49]/3)" office:value-type="float" office:value="2016666.66666667">
            <text:p>2,01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2000000">
            <text:p>2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0]&gt;=[.A$1];[.G50]&lt;[.A$1]);TODAY()+[.F50]/[.A$1];&quot;&quot;)" office:value-type="date" office:date-value="2020-06-16T10:23:42.980959">
            <text:p>Jun 16, 2020</text:p>
          </table:table-cell>
          <table:table-cell table:formula="of:=IF([.A50]=&quot;&quot;;&quot;&quot;;[.$F50]+[.A$1]/3)" office:value-type="float" office:value="3009138">
            <text:p>3,009,138</text:p>
          </table:table-cell>
          <table:table-cell table:formula="of:=IF(ISBLANK([.F50]);&quot;&quot;;[.$F50]+[.H50]/3)" office:value-type="float" office:value="3016666.66666667">
            <text:p>3,01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3000000">
            <text:p>3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1]&gt;=[.A$1];[.G51]&lt;[.A$1]);TODAY()+[.F51]/[.A$1];&quot;&quot;)" office:value-type="date" office:date-value="2020-07-22T21:51:37.307945">
            <text:p>Jul 22, 2020</text:p>
          </table:table-cell>
          <table:table-cell table:formula="of:=IF([.A51]=&quot;&quot;;&quot;&quot;;[.$F51]+[.A$1]/3)" office:value-type="float" office:value="4009138">
            <text:p>4,009,138</text:p>
          </table:table-cell>
          <table:table-cell table:formula="of:=IF(ISBLANK([.F51]);&quot;&quot;;[.$F51]+[.H51]/3)" office:value-type="float" office:value="4016666.66666667">
            <text:p>4,01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4000000">
            <text:p>4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2]&gt;=[.A$1];[.G52]&lt;[.A$1]);TODAY()+[.F52]/[.A$1];&quot;&quot;)" office:value-type="date" office:date-value="2020-08-28T09:19:31.634931">
            <text:p>Aug 28, 2020</text:p>
          </table:table-cell>
          <table:table-cell table:formula="of:=IF([.A52]=&quot;&quot;;&quot;&quot;;[.$F52]+[.A$1]/3)" office:value-type="float" office:value="5009138">
            <text:p>5,009,138</text:p>
          </table:table-cell>
          <table:table-cell table:formula="of:=IF(ISBLANK([.F52]);&quot;&quot;;[.$F52]+[.H52]/3)" office:value-type="float" office:value="5066666.66666667">
            <text:p>5,0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5000000">
            <text:p>5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3]&gt;=[.A$1];[.G53]&lt;[.A$1]);TODAY()+[.F53]/[.A$1];&quot;&quot;)" office:value-type="date" office:date-value="2020-10-03T20:47:25.961917">
            <text:p>Oct 3, 2020</text:p>
          </table:table-cell>
          <table:table-cell table:formula="of:=IF([.A53]=&quot;&quot;;&quot;&quot;;[.$F53]+[.A$1]/3)" office:value-type="float" office:value="6009138">
            <text:p>6,009,138</text:p>
          </table:table-cell>
          <table:table-cell table:formula="of:=IF(ISBLANK([.F53]);&quot;&quot;;[.$F53]+[.H53]/3)" office:value-type="float" office:value="6016666.66666667">
            <text:p>6,01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6000000">
            <text:p>6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4]&gt;=[.A$1];[.G54]&lt;[.A$1]);TODAY()+[.F54]/[.A$1];&quot;&quot;)" office:value-type="date" office:date-value="2020-11-09T08:15:20.288904">
            <text:p>Nov 9, 2020</text:p>
          </table:table-cell>
          <table:table-cell table:formula="of:=IF([.A54]=&quot;&quot;;&quot;&quot;;[.$F54]+[.A$1]/3)" office:value-type="float" office:value="7009138">
            <text:p>7,009,138</text:p>
          </table:table-cell>
          <table:table-cell table:formula="of:=IF(ISBLANK([.F54]);&quot;&quot;;[.$F54]+[.H54]/3)" office:value-type="float" office:value="7016666.66666667">
            <text:p>7,01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7000000">
            <text:p>7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5]&gt;=[.A$1];[.G55]&lt;[.A$1]);TODAY()+[.F55]/[.A$1];&quot;&quot;)" office:value-type="date" office:date-value="2020-12-15T19:43:14.61589">
            <text:p>Dec 15, 2020</text:p>
          </table:table-cell>
          <table:table-cell table:formula="of:=IF([.A55]=&quot;&quot;;&quot;&quot;;[.$F55]+[.A$1]/3)" office:value-type="float" office:value="8009138">
            <text:p>8,009,138</text:p>
          </table:table-cell>
          <table:table-cell table:formula="of:=IF(ISBLANK([.F55]);&quot;&quot;;[.$F55]+[.H55]/3)" office:value-type="float" office:value="8016666.66666667">
            <text:p>8,01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8000000">
            <text:p>8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6]&gt;=[.A$1];[.G56]&lt;[.A$1]);TODAY()+[.F56]/[.A$1];&quot;&quot;)" office:value-type="date" office:date-value="2021-01-21T07:11:08.942876">
            <text:p>Jan 21, 2021</text:p>
          </table:table-cell>
          <table:table-cell table:formula="of:=IF([.A56]=&quot;&quot;;&quot;&quot;;[.$F56]+[.A$1]/3)" office:value-type="float" office:value="9009138">
            <text:p>9,009,138</text:p>
          </table:table-cell>
          <table:table-cell table:formula="of:=IF(ISBLANK([.F56]);&quot;&quot;;[.$F56]+[.H56]/3)" office:value-type="float" office:value="9016666.66666667">
            <text:p>9,01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9000000">
            <text:p>9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7]&gt;=[.A$1];[.G57]&lt;[.A$1]);TODAY()+[.F57]/[.A$1];&quot;&quot;)" office:value-type="date" office:date-value="2021-02-26T18:39:03.269862">
            <text:p>Feb 26, 2021</text:p>
          </table:table-cell>
          <table:table-cell table:formula="of:=IF([.A57]=&quot;&quot;;&quot;&quot;;[.$F57]+[.A$1]/3)" office:value-type="float" office:value="10009138">
            <text:p>10,009,138</text:p>
          </table:table-cell>
          <table:table-cell table:formula="of:=IF(ISBLANK([.F57]);&quot;&quot;;[.$F57]+[.H57]/3)" office:value-type="float" office:value="10666666.6666667">
            <text:p>10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10000000">
            <text:p>1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8]&gt;=[.A$1];[.G58]&lt;[.A$1]);TODAY()+[.F58]/[.A$1];&quot;&quot;)" office:value-type="date" office:date-value="2022-02-26T13:18:06.539724">
            <text:p>Feb 26, 2022</text:p>
          </table:table-cell>
          <table:table-cell table:formula="of:=IF([.A58]=&quot;&quot;;&quot;&quot;;[.$F58]+[.A$1]/3)" office:value-type="float" office:value="20009138">
            <text:p>20,009,138</text:p>
          </table:table-cell>
          <table:table-cell table:formula="of:=IF(ISBLANK([.F58]);&quot;&quot;;[.$F58]+[.H58]/3)" office:value-type="float" office:value="20166666.6666667">
            <text:p>20,1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20000000">
            <text:p>2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9]&gt;=[.A$1];[.G59]&lt;[.A$1]);TODAY()+[.F59]/[.A$1];&quot;&quot;)" office:value-type="date" office:date-value="2023-02-26T07:57:09.809586">
            <text:p>Feb 26, 2023</text:p>
          </table:table-cell>
          <table:table-cell table:formula="of:=IF([.A59]=&quot;&quot;;&quot;&quot;;[.$F59]+[.A$1]/3)" office:value-type="float" office:value="30009138">
            <text:p>30,009,138</text:p>
          </table:table-cell>
          <table:table-cell table:formula="of:=IF(ISBLANK([.F59]);&quot;&quot;;[.$F59]+[.H59]/3)" office:value-type="float" office:value="30166666.6666667">
            <text:p>30,1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30000000">
            <text:p>3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60]&gt;=[.A$1];[.G60]&lt;[.A$1]);TODAY()+[.F60]/[.A$1];&quot;&quot;)" office:value-type="date" office:date-value="2024-02-26T02:36:13.079449">
            <text:p>Feb 26, 2024</text:p>
          </table:table-cell>
          <table:table-cell table:formula="of:=IF([.A60]=&quot;&quot;;&quot;&quot;;[.$F60]+[.A$1]/3)" office:value-type="float" office:value="40009138">
            <text:p>40,009,138</text:p>
          </table:table-cell>
          <table:table-cell table:formula="of:=IF(ISBLANK([.F60]);&quot;&quot;;[.$F60]+[.H60]/3)" office:value-type="float" office:value="40166666.6666667">
            <text:p>40,1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40000000">
            <text:p>4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61]&gt;=[.A$1];[.G61]&lt;[.A$1]);TODAY()+[.F61]/[.A$1];&quot;&quot;)" office:value-type="date" office:date-value="2025-02-24T21:15:16.349311">
            <text:p>Feb 24, 2025</text:p>
          </table:table-cell>
          <table:table-cell table:formula="of:=IF([.A61]=&quot;&quot;;&quot;&quot;;[.$F61]+[.A$1]/3)" office:value-type="float" office:value="50009138">
            <text:p>50,009,138</text:p>
          </table:table-cell>
          <table:table-cell table:formula="of:=IF(ISBLANK([.F61]);&quot;&quot;;[.$F61]+[.H61]/3)" office:value-type="float" office:value="50666666.6666667">
            <text:p>50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50000000">
            <text:p>5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62]&gt;=[.A$1];[.G62]&lt;[.A$1]);TODAY()+[.F62]/[.A$1];&quot;&quot;)" office:value-type="date" office:date-value="2026-02-24T15:54:19.619173">
            <text:p>Feb 24, 2026</text:p>
          </table:table-cell>
          <table:table-cell table:formula="of:=IF([.A62]=&quot;&quot;;&quot;&quot;;[.$F62]+[.A$1]/3)" office:value-type="float" office:value="60009138">
            <text:p>60,009,138</text:p>
          </table:table-cell>
          <table:table-cell table:formula="of:=IF(ISBLANK([.F62]);&quot;&quot;;[.$F62]+[.H62]/3)" office:value-type="float" office:value="60166666.6666667">
            <text:p>60,1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60000000">
            <text:p>6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63]&gt;=[.A$1];[.G63]&lt;[.A$1]);TODAY()+[.F63]/[.A$1];&quot;&quot;)" office:value-type="date" office:date-value="2027-02-24T10:33:22.889035">
            <text:p>Feb 24, 2027</text:p>
          </table:table-cell>
          <table:table-cell table:formula="of:=IF([.A63]=&quot;&quot;;&quot;&quot;;[.$F63]+[.A$1]/3)" office:value-type="float" office:value="70009138">
            <text:p>70,009,138</text:p>
          </table:table-cell>
          <table:table-cell table:formula="of:=IF(ISBLANK([.F63]);&quot;&quot;;[.$F63]+[.H63]/3)" office:value-type="float" office:value="70166666.6666667">
            <text:p>70,1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70000000">
            <text:p>7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64]&gt;=[.A$1];[.G64]&lt;[.A$1]);TODAY()+[.F64]/[.A$1];&quot;&quot;)" office:value-type="date" office:date-value="2028-02-24T05:12:26.158897">
            <text:p>Feb 24, 2028</text:p>
          </table:table-cell>
          <table:table-cell table:formula="of:=IF([.A64]=&quot;&quot;;&quot;&quot;;[.$F64]+[.A$1]/3)" office:value-type="float" office:value="80009138">
            <text:p>80,009,138</text:p>
          </table:table-cell>
          <table:table-cell table:formula="of:=IF(ISBLANK([.F64]);&quot;&quot;;[.$F64]+[.H64]/3)" office:value-type="float" office:value="80166666.6666667">
            <text:p>80,1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80000000">
            <text:p>8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65]&gt;=[.A$1];[.G65]&lt;[.A$1]);TODAY()+[.F65]/[.A$1];&quot;&quot;)" office:value-type="date" office:date-value="2029-02-22T23:51:29.428759">
            <text:p>Feb 22, 2029</text:p>
          </table:table-cell>
          <table:table-cell table:formula="of:=IF([.A65]=&quot;&quot;;&quot;&quot;;[.$F65]+[.A$1]/3)" office:value-type="float" office:value="90009138">
            <text:p>90,009,138</text:p>
          </table:table-cell>
          <table:table-cell table:formula="of:=IF(ISBLANK([.F65]);&quot;&quot;;[.$F65]+[.H65]/3)" office:value-type="float" office:value="90666666.6666667">
            <text:p>90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90000000">
            <text:p>9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66]&gt;=[.A$1];[.G66]&lt;[.A$1]);TODAY()+[.F66]/[.A$1];&quot;&quot;)">
            <text:p/>
          </table:table-cell>
          <table:table-cell table:formula="of:=IF([.A66]=&quot;&quot;;&quot;&quot;;[.$F66]+[.A$1]/3)">
            <text:p/>
          </table:table-cell>
          <table:table-cell table:formula="of:=IF(ISBLANK([.F66]);&quot;&quot;;[.$F66]+[.H66]/3)" office:value-type="float" office:value="95333333.3333333">
            <text:p>95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5000000">
            <text:p>95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one hundred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67]&gt;=[.A$1];[.G67]&lt;[.A$1]);TODAY()+[.F67]/[.A$1];&quot;&quot;)">
            <text:p/>
          </table:table-cell>
          <table:table-cell table:formula="of:=IF([.A67]=&quot;&quot;;&quot;&quot;;[.$F67]+[.A$1]/3)">
            <text:p/>
          </table:table-cell>
          <table:table-cell table:formula="of:=IF(ISBLANK([.F67]);&quot;&quot;;[.$F67]+[.H67]/3)" office:value-type="float" office:value="97666666.6666667">
            <text:p>97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7500000">
            <text:p>97500000</text:p>
          </table:table-cell>
          <table:table-cell office:value-type="float" office:value="40000">
            <text:p>40000</text:p>
          </table:table-cell>
          <table:table-cell office:value-type="float" office:value="500000">
            <text:p>500000</text:p>
          </table:table-cell>
          <table:table-cell office:value-type="string">
            <text:p>We're almost to one hundred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68]&gt;=[.A$1];[.G68]&lt;[.A$1]);TODAY()+[.F68]/[.A$1];&quot;&quot;)" office:value-type="date" office:date-value="2029-12-11T19:34:44.044648">
            <text:p>Dec 11, 2029</text:p>
          </table:table-cell>
          <table:table-cell table:formula="of:=IF([.A68]=&quot;&quot;;&quot;&quot;;[.$F68]+[.A$1]/3)" office:value-type="float" office:value="98009138">
            <text:p>98,009,138</text:p>
          </table:table-cell>
          <table:table-cell table:formula="of:=IF(ISBLANK([.F68]);&quot;&quot;;[.$F68]+[.H68]/3)" office:value-type="float" office:value="98033333.3333333">
            <text:p>98,0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8000000">
            <text:p>98000000</text:p>
          </table:table-cell>
          <table:table-cell office:value-type="float" office:value="20000">
            <text:p>2000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69]&gt;=[.A$1];[.G69]&lt;[.A$1]);TODAY()+[.F69]/[.A$1];&quot;&quot;)" office:value-type="date" office:date-value="2030-01-17T07:02:38.371635">
            <text:p>Jan 17, 2030</text:p>
          </table:table-cell>
          <table:table-cell table:formula="of:=IF([.A69]=&quot;&quot;;&quot;&quot;;[.$F69]+[.A$1]/3)" office:value-type="float" office:value="99009138">
            <text:p>99,009,138</text:p>
          </table:table-cell>
          <table:table-cell table:formula="of:=IF(ISBLANK([.F69]);&quot;&quot;;[.$F69]+[.H69]/3)" office:value-type="float" office:value="99333333.3333333">
            <text:p>99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000000">
            <text:p>99000000</text:p>
          </table:table-cell>
          <table:table-cell office:value-type="float" office:value="10000">
            <text:p>1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one hundred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70]&gt;=[.A$1];[.G70]&lt;[.A$1]);TODAY()+[.F70]/[.A$1];&quot;&quot;)" office:value-type="date" office:date-value="2030-02-04T12:46:35.535128">
            <text:p>Feb 4, 2030</text:p>
          </table:table-cell>
          <table:table-cell table:formula="of:=IF([.A70]=&quot;&quot;;&quot;&quot;;[.$F70]+[.A$1]/3)" office:value-type="float" office:value="99509138">
            <text:p>99,509,138</text:p>
          </table:table-cell>
          <table:table-cell table:formula="of:=IF(ISBLANK([.F70]);&quot;&quot;;[.$F70]+[.H70]/3)" office:value-type="float" office:value="99666666.6666667">
            <text:p>99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500000">
            <text:p>99500000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string">
            <text:p>We're almost to one hundred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71]&gt;=[.A$1];[.G71]&lt;[.A$1]);TODAY()+[.F71]/[.A$1];&quot;&quot;)" office:value-type="date" office:date-value="2030-02-11T19:52:10.400525">
            <text:p>Feb 11, 2030</text:p>
          </table:table-cell>
          <table:table-cell table:formula="of:=IF([.A71]=&quot;&quot;;&quot;&quot;;[.$F71]+[.A$1]/3)" office:value-type="float" office:value="99709138">
            <text:p>99,709,138</text:p>
          </table:table-cell>
          <table:table-cell table:formula="of:=IF(ISBLANK([.F71]);&quot;&quot;;[.$F71]+[.H71]/3)" office:value-type="float" office:value="99733333.3333333">
            <text:p>99,7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700000">
            <text:p>997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72]&gt;=[.A$1];[.G72]&lt;[.A$1]);TODAY()+[.F72]/[.A$1];&quot;&quot;)" office:value-type="date" office:date-value="2030-02-15T11:24:57.833224">
            <text:p>Feb 15, 2030</text:p>
          </table:table-cell>
          <table:table-cell table:formula="of:=IF([.A72]=&quot;&quot;;&quot;&quot;;[.$F72]+[.A$1]/3)" office:value-type="float" office:value="99809138">
            <text:p>99,809,138</text:p>
          </table:table-cell>
          <table:table-cell table:formula="of:=IF(ISBLANK([.F72]);&quot;&quot;;[.$F72]+[.H72]/3)" office:value-type="float" office:value="99833333.3333333">
            <text:p>99,8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800000">
            <text:p>998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73]&gt;=[.A$1];[.G73]&lt;[.A$1]);TODAY()+[.F73]/[.A$1];&quot;&quot;)" office:value-type="date" office:date-value="2030-02-19T02:57:45.265923">
            <text:p>Feb 19, 2030</text:p>
          </table:table-cell>
          <table:table-cell table:formula="of:=IF([.A73]=&quot;&quot;;&quot;&quot;;[.$F73]+[.A$1]/3)" office:value-type="float" office:value="99909138">
            <text:p>99,909,138</text:p>
          </table:table-cell>
          <table:table-cell table:formula="of:=IF(ISBLANK([.F73]);&quot;&quot;;[.$F73]+[.H73]/3)" office:value-type="float" office:value="99933333.3333333">
            <text:p>99,9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900000">
            <text:p>999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74]&gt;=[.A$1];[.G74]&lt;[.A$1]);TODAY()+[.F74]/[.A$1];&quot;&quot;)" office:value-type="date" office:date-value="2030-02-22T18:30:32.698621">
            <text:p>Feb 22, 2030</text:p>
          </table:table-cell>
          <table:table-cell table:formula="of:=IF([.A74]=&quot;&quot;;&quot;&quot;;[.$F74]+[.A$1]/3)" office:value-type="float" office:value="100009138">
            <text:p>100,009,138</text:p>
          </table:table-cell>
          <table:table-cell table:formula="of:=IF(ISBLANK([.F74]);&quot;&quot;;[.$F74]+[.H74]/3)" office:value-type="float" office:value="106666666.666667">
            <text:p>106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100000000">
            <text:p>1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🎉 <text:s/>We are at one hundred million YouTube likes 👍 for "{title}"! <text:s/>🎉 <text:s/>{tags}</text:p>
          </table:table-cell>
        </table:table-row>
        <table:table-row table:style-name="ro1">
          <table:table-cell table:formula="of:=IF(AND([.H75]&gt;=[.A$1];[.G75]&lt;[.A$1]);TODAY()+[.F75]/[.A$1];&quot;&quot;)" office:value-type="date" office:date-value="2040-02-18T13:01:05.397242">
            <text:p>Feb 18, 2040</text:p>
          </table:table-cell>
          <table:table-cell table:formula="of:=IF([.A75]=&quot;&quot;;&quot;&quot;;[.$F75]+[.A$1]/3)" office:value-type="float" office:value="200009138">
            <text:p>200,009,138</text:p>
          </table:table-cell>
          <table:table-cell table:formula="of:=IF(ISBLANK([.F75]);&quot;&quot;;[.$F75]+[.H75]/3)" office:value-type="float" office:value="200833333.333333">
            <text:p>200,8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200000000">
            <text:p>2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76]&gt;=[.A$1];[.G76]&lt;[.A$1]);TODAY()+[.F76]/[.A$1];&quot;&quot;)" office:value-type="date" office:date-value="2045-02-15T10:16:21.746553">
            <text:p>Feb 15, 2045</text:p>
          </table:table-cell>
          <table:table-cell table:formula="of:=IF([.A76]=&quot;&quot;;&quot;&quot;;[.$F76]+[.A$1]/3)" office:value-type="float" office:value="250009138">
            <text:p>250,009,138</text:p>
          </table:table-cell>
          <table:table-cell table:formula="of:=IF(ISBLANK([.F76]);&quot;&quot;;[.$F76]+[.H76]/3)" office:value-type="float" office:value="253333333.333333">
            <text:p>253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250000000">
            <text:p>2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77]&gt;=[.A$1];[.G77]&lt;[.A$1]);TODAY()+[.F77]/[.A$1];&quot;&quot;)" office:value-type="date" office:date-value="2050-02-13T07:31:38.095863">
            <text:p>Feb 13, 2050</text:p>
          </table:table-cell>
          <table:table-cell table:formula="of:=IF([.A77]=&quot;&quot;;&quot;&quot;;[.$F77]+[.A$1]/3)" office:value-type="float" office:value="300009138">
            <text:p>300,009,138</text:p>
          </table:table-cell>
          <table:table-cell table:formula="of:=IF(ISBLANK([.F77]);&quot;&quot;;[.$F77]+[.H77]/3)" office:value-type="float" office:value="301666666.666667">
            <text:p>301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300000000">
            <text:p>3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78]&gt;=[.A$1];[.G78]&lt;[.A$1]);TODAY()+[.F78]/[.A$1];&quot;&quot;)" office:value-type="date" office:date-value="2060-02-09T02:02:10.794485">
            <text:p>Feb 9, 2060</text:p>
          </table:table-cell>
          <table:table-cell table:formula="of:=IF([.A78]=&quot;&quot;;&quot;&quot;;[.$F78]+[.A$1]/3)" office:value-type="float" office:value="400009138">
            <text:p>400,009,138</text:p>
          </table:table-cell>
          <table:table-cell table:formula="of:=IF(ISBLANK([.F78]);&quot;&quot;;[.$F78]+[.H78]/3)" office:value-type="float" office:value="401666666.666667">
            <text:p>401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400000000">
            <text:p>4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79]&gt;=[.A$1];[.G79]&lt;[.A$1]);TODAY()+[.F79]/[.A$1];&quot;&quot;)" office:value-type="date" office:date-value="2070-02-03T20:32:43.493106">
            <text:p>Feb 3, 2070</text:p>
          </table:table-cell>
          <table:table-cell table:formula="of:=IF([.A79]=&quot;&quot;;&quot;&quot;;[.$F79]+[.A$1]/3)" office:value-type="float" office:value="500009138">
            <text:p>500,009,138</text:p>
          </table:table-cell>
          <table:table-cell table:formula="of:=IF(ISBLANK([.F79]);&quot;&quot;;[.$F79]+[.H79]/3)" office:value-type="float" office:value="506666666.666667">
            <text:p>506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500000000">
            <text:p>5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🎉 <text:s/>Half a billion likes 👍 on YouTube for "{title}"! <text:s/>🎉 <text:s/>{tags}</text:p>
          </table:table-cell>
        </table:table-row>
        <table:table-row table:style-name="ro1">
          <table:table-cell table:formula="of:=IF(AND([.H80]&gt;=[.A$1];[.G80]&lt;[.A$1]);TODAY()+[.F80]/[.A$1];&quot;&quot;)" office:value-type="date" office:date-value="2080-01-30T15:03:16.191727">
            <text:p>Jan 30, 2080</text:p>
          </table:table-cell>
          <table:table-cell table:formula="of:=IF([.A80]=&quot;&quot;;&quot;&quot;;[.$F80]+[.A$1]/3)" office:value-type="float" office:value="600009138">
            <text:p>600,009,138</text:p>
          </table:table-cell>
          <table:table-cell table:formula="of:=IF(ISBLANK([.F80]);&quot;&quot;;[.$F80]+[.H80]/3)" office:value-type="float" office:value="601666666.666667">
            <text:p>601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600000000">
            <text:p>6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81]&gt;=[.A$1];[.G81]&lt;[.A$1]);TODAY()+[.F81]/[.A$1];&quot;&quot;)" office:value-type="date" office:date-value="2090-01-25T09:33:48.890348">
            <text:p>Jan 25, 2090</text:p>
          </table:table-cell>
          <table:table-cell table:formula="of:=IF([.A81]=&quot;&quot;;&quot;&quot;;[.$F81]+[.A$1]/3)" office:value-type="float" office:value="700009138">
            <text:p>700,009,138</text:p>
          </table:table-cell>
          <table:table-cell table:formula="of:=IF(ISBLANK([.F81]);&quot;&quot;;[.$F81]+[.H81]/3)" office:value-type="float" office:value="700833333.333333">
            <text:p>700,8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700000000">
            <text:p>7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82]&gt;=[.A$1];[.G82]&lt;[.A$1]);TODAY()+[.F82]/[.A$1];&quot;&quot;)" office:value-type="date" office:date-value="2095-01-23T06:49:05.239659">
            <text:p>Jan 23, 2095</text:p>
          </table:table-cell>
          <table:table-cell table:formula="of:=IF([.A82]=&quot;&quot;;&quot;&quot;;[.$F82]+[.A$1]/3)" office:value-type="float" office:value="750009138">
            <text:p>750,009,138</text:p>
          </table:table-cell>
          <table:table-cell table:formula="of:=IF(ISBLANK([.F82]);&quot;&quot;;[.$F82]+[.H82]/3)" office:value-type="float" office:value="753333333.333333">
            <text:p>753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750000000">
            <text:p>7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83]&gt;=[.A$1];[.G83]&lt;[.A$1]);TODAY()+[.F83]/[.A$1];&quot;&quot;)" office:value-type="date" office:date-value="2100-01-21T04:04:21.58897">
            <text:p>Jan 21, 2100</text:p>
          </table:table-cell>
          <table:table-cell table:formula="of:=IF([.A83]=&quot;&quot;;&quot;&quot;;[.$F83]+[.A$1]/3)" office:value-type="float" office:value="800009138">
            <text:p>800,009,138</text:p>
          </table:table-cell>
          <table:table-cell table:formula="of:=IF(ISBLANK([.F83]);&quot;&quot;;[.$F83]+[.H83]/3)" office:value-type="float" office:value="801666666.666667">
            <text:p>801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800000000">
            <text:p>8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84]&gt;=[.A$1];[.G84]&lt;[.A$1]);TODAY()+[.F84]/[.A$1];&quot;&quot;)" office:value-type="date" office:date-value="2110-01-16T22:34:54.287591">
            <text:p>Jan 16, 2110</text:p>
          </table:table-cell>
          <table:table-cell table:formula="of:=IF([.A84]=&quot;&quot;;&quot;&quot;;[.$F84]+[.A$1]/3)" office:value-type="float" office:value="900009138">
            <text:p>900,009,138</text:p>
          </table:table-cell>
          <table:table-cell table:formula="of:=IF(ISBLANK([.F84]);&quot;&quot;;[.$F84]+[.H84]/3)" office:value-type="float" office:value="906666666.666667">
            <text:p>906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900000000">
            <text:p>9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85]&gt;=[.A$1];[.G85]&lt;[.A$1]);TODAY()+[.F85]/[.A$1];&quot;&quot;)">
            <text:p/>
          </table:table-cell>
          <table:table-cell table:formula="of:=IF([.A85]=&quot;&quot;;&quot;&quot;;[.$F85]+[.A$1]/3)">
            <text:p/>
          </table:table-cell>
          <table:table-cell table:formula="of:=IF(ISBLANK([.F85]);&quot;&quot;;[.$F85]+[.H85]/3)" office:value-type="float" office:value="953333333.333333">
            <text:p>953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50000000">
            <text:p>950000000</text:p>
          </table:table-cell>
          <table:table-cell office:value-type="float" office:value="2000000">
            <text:p>2000000</text:p>
          </table:table-cell>
          <table:table-cell office:value-type="float" office:value="10000000">
            <text:p>10000000</text:p>
          </table:table-cell>
          <table:table-cell office:value-type="string">
            <text:p>We're almost to a b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86]&gt;=[.A$1];[.G86]&lt;[.A$1]);TODAY()+[.F86]/[.A$1];&quot;&quot;)">
            <text:p/>
          </table:table-cell>
          <table:table-cell table:formula="of:=IF([.A86]=&quot;&quot;;&quot;&quot;;[.$F86]+[.A$1]/3)">
            <text:p/>
          </table:table-cell>
          <table:table-cell table:formula="of:=IF(ISBLANK([.F86]);&quot;&quot;;[.$F86]+[.H86]/3)" office:value-type="float" office:value="976666666.666667">
            <text:p>976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75000000">
            <text:p>975000000</text:p>
          </table:table-cell>
          <table:table-cell office:value-type="float" office:value="400000">
            <text:p>400000</text:p>
          </table:table-cell>
          <table:table-cell office:value-type="float" office:value="5000000">
            <text:p>5000000</text:p>
          </table:table-cell>
          <table:table-cell office:value-type="string">
            <text:p>We're almost to a b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87]&gt;=[.A$1];[.G87]&lt;[.A$1]);TODAY()+[.F87]/[.A$1];&quot;&quot;)">
            <text:p/>
          </table:table-cell>
          <table:table-cell table:formula="of:=IF([.A87]=&quot;&quot;;&quot;&quot;;[.$F87]+[.A$1]/3)">
            <text:p/>
          </table:table-cell>
          <table:table-cell table:formula="of:=IF(ISBLANK([.F87]);&quot;&quot;;[.$F87]+[.H87]/3)" office:value-type="float" office:value="980333333.333333">
            <text:p>980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80000000">
            <text:p>980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88]&gt;=[.A$1];[.G88]&lt;[.A$1]);TODAY()+[.F88]/[.A$1];&quot;&quot;)">
            <text:p/>
          </table:table-cell>
          <table:table-cell table:formula="of:=IF([.A88]=&quot;&quot;;&quot;&quot;;[.$F88]+[.A$1]/3)">
            <text:p/>
          </table:table-cell>
          <table:table-cell table:formula="of:=IF(ISBLANK([.F88]);&quot;&quot;;[.$F88]+[.H88]/3)" office:value-type="float" office:value="993333333.333333">
            <text:p>993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0000000">
            <text:p>990000000</text:p>
          </table:table-cell>
          <table:table-cell office:value-type="float" office:value="100000">
            <text:p>100000</text:p>
          </table:table-cell>
          <table:table-cell office:value-type="float" office:value="10000000">
            <text:p>10000000</text:p>
          </table:table-cell>
          <table:table-cell office:value-type="string">
            <text:p>We're almost to a b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89]&gt;=[.A$1];[.G89]&lt;[.A$1]);TODAY()+[.F89]/[.A$1];&quot;&quot;)">
            <text:p/>
          </table:table-cell>
          <table:table-cell table:formula="of:=IF([.A89]=&quot;&quot;;&quot;&quot;;[.$F89]+[.A$1]/3)">
            <text:p/>
          </table:table-cell>
          <table:table-cell table:formula="of:=IF(ISBLANK([.F89]);&quot;&quot;;[.$F89]+[.H89]/3)" office:value-type="float" office:value="996666666.666667">
            <text:p>996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5000000">
            <text:p>995000000</text:p>
          </table:table-cell>
          <table:table-cell office:value-type="float" office:value="50000">
            <text:p>50000</text:p>
          </table:table-cell>
          <table:table-cell office:value-type="float" office:value="5000000">
            <text:p>5000000</text:p>
          </table:table-cell>
          <table:table-cell office:value-type="string">
            <text:p>We're almost to a b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90]&gt;=[.A$1];[.G90]&lt;[.A$1]);TODAY()+[.F90]/[.A$1];&quot;&quot;)" office:value-type="date" office:date-value="2119-09-25T06:41:44.005252">
            <text:p>Sep 25, 2119</text:p>
          </table:table-cell>
          <table:table-cell table:formula="of:=IF([.A90]=&quot;&quot;;&quot;&quot;;[.$F90]+[.A$1]/3)" office:value-type="float" office:value="997009138">
            <text:p>997,009,138</text:p>
          </table:table-cell>
          <table:table-cell table:formula="of:=IF(ISBLANK([.F90]);&quot;&quot;;[.$F90]+[.H90]/3)" office:value-type="float" office:value="997333333.333333">
            <text:p>997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7000000">
            <text:p>997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91]&gt;=[.A$1];[.G91]&lt;[.A$1]);TODAY()+[.F91]/[.A$1];&quot;&quot;)" office:value-type="date" office:date-value="2119-10-31T18:09:38.332238">
            <text:p>Oct 31, 2119</text:p>
          </table:table-cell>
          <table:table-cell table:formula="of:=IF([.A91]=&quot;&quot;;&quot;&quot;;[.$F91]+[.A$1]/3)" office:value-type="float" office:value="998009138">
            <text:p>998,009,138</text:p>
          </table:table-cell>
          <table:table-cell table:formula="of:=IF(ISBLANK([.F91]);&quot;&quot;;[.$F91]+[.H91]/3)" office:value-type="float" office:value="998333333.333333">
            <text:p>998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8000000">
            <text:p>998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92]&gt;=[.A$1];[.G92]&lt;[.A$1]);TODAY()+[.F92]/[.A$1];&quot;&quot;)" office:value-type="date" office:date-value="2119-12-07T05:37:32.659225">
            <text:p>Dec 7, 2119</text:p>
          </table:table-cell>
          <table:table-cell table:formula="of:=IF([.A92]=&quot;&quot;;&quot;&quot;;[.$F92]+[.A$1]/3)" office:value-type="float" office:value="999009138">
            <text:p>999,009,138</text:p>
          </table:table-cell>
          <table:table-cell table:formula="of:=IF(ISBLANK([.F92]);&quot;&quot;;[.$F92]+[.H92]/3)" office:value-type="float" office:value="999333333.333333">
            <text:p>999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8" office:value-type="float" office:value="999000000">
            <text:p>999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93]&gt;=[.A$1];[.G93]&lt;[.A$1]);TODAY()+[.F93]/[.A$1];&quot;&quot;)" office:value-type="date" office:date-value="2120-01-12T17:05:26.986211">
            <text:p>Jan 12, 2120</text:p>
          </table:table-cell>
          <table:table-cell table:formula="of:=IF([.A93]=&quot;&quot;;&quot;&quot;;[.$F93]+[.A$1]/3)" office:value-type="float" office:value="1000009138">
            <text:p>1,000,009,138</text:p>
          </table:table-cell>
          <table:table-cell table:formula="of:=IF(ISBLANK([.F93]);&quot;&quot;;[.$F93]+[.H93]/3)" office:value-type="float" office:value="1066666666.66667">
            <text:p>1,066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1000000000">
            <text:p>1000000000</text:p>
          </table:table-cell>
          <table:table-cell office:value-type="float" office:value="0">
            <text:p>0</text:p>
          </table:table-cell>
          <table:table-cell office:value-type="float" office:value="200000000">
            <text:p>200000000</text:p>
          </table:table-cell>
          <table:table-cell office:value-type="string">
            <text:p>🎉 <text:s/>One billion likes 👍 on YouTube for "{title}"! <text:s/>🎉 <text:s/>{tags}</text:p>
          </table:table-cell>
        </table:table-row>
        <table:table-row table:style-name="ro1">
          <table:table-cell table:formula="of:=IF(AND([.H94]&gt;=[.A$1];[.G94]&lt;[.A$1]);TODAY()+[.F94]/[.A$1];&quot;&quot;)" office:value-type="date" office:date-value="2219-11-27T10:10:53.97242">
            <text:p>Nov 27, 2219</text:p>
          </table:table-cell>
          <table:table-cell table:formula="of:=IF([.A94]=&quot;&quot;;&quot;&quot;;[.$F94]+[.A$1]/3)" office:value-type="float" office:value="2000009138">
            <text:p>2,000,009,138</text:p>
          </table:table-cell>
          <table:table-cell table:formula="of:=IF(ISBLANK([.F94]);&quot;&quot;;[.$F94]+[.H94]/3)" office:value-type="float" office:value="2001666666.66667">
            <text:p>2,001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2000000000">
            <text:p>20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Two billion likes 👍 on YouTube for "{title}"!</text:p>
          </table:table-cell>
        </table:table-row>
        <table:table-row table:style-name="ro1" table:number-rows-repeated="104848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YouTube Views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5"/>
        <table:table-column table:style-name="co1" table:number-columns-repeated="2" table:default-cell-style-name="Default"/>
        <table:table-column table:style-name="co1" table:default-cell-style-name="ce14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number-columns-repeated="1013" table:default-cell-style-name="Default"/>
        <table:table-row table:style-name="ro1">
          <table:table-cell table:style-name="ce10" office:value-type="float" office:value="18000">
            <text:p>18000</text:p>
          </table:table-cell>
          <table:table-cell table:style-name="ce11" office:value-type="string">
            <text:p>Displayed</text:p>
          </table:table-cell>
          <table:table-cell table:style-name="ce12" office:value-type="string">
            <text:p>Max Displayed</text:p>
          </table:table-cell>
          <table:table-cell table:style-name="ce6" office:value-type="string">
            <text:p>Site</text:p>
          </table:table-cell>
          <table:table-cell table:style-name="ce6" office:value-type="string">
            <text:p>Property</text:p>
          </table:table-cell>
          <table:table-cell table:style-name="ce13" office:value-type="string">
            <text:p>Count</text:p>
          </table:table-cell>
          <table:table-cell table:style-name="ce17" office:value-type="string">
            <text:p>Min Delta</text:p>
          </table:table-cell>
          <table:table-cell table:style-name="ce17" office:value-type="string">
            <text:p>Max Delta</text:p>
          </table:table-cell>
          <table:table-cell table:style-name="ce6" office:value-type="string">
            <text:p>Template</text:p>
          </table:table-cell>
          <table:table-cell table:style-name="ce6" table:number-columns-repeated="1013"/>
        </table:table-row>
        <table:table-row table:style-name="ro1">
          <table:table-cell table:formula="of:=IF(AND([.H2]&gt;=[.A$1];[.G2]&lt;[.A$1]);TODAY()+[.F2]/[.A$1];&quot;&quot;)">
            <text:p/>
          </table:table-cell>
          <table:table-cell table:formula="of:=IF([.A2]=&quot;&quot;;&quot;&quot;;[.$F2]+[.A$1]/3)">
            <text:p/>
          </table:table-cell>
          <table:table-cell table:formula="of:=IF(ISBLANK([.F2]);&quot;&quot;;[.$F2]+[.H2]/3)" office:value-type="float" office:value="1066.66666666667">
            <text:p>1,0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YouTube views 👁️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]&gt;=[.A$1];[.G3]&lt;[.A$1]);TODAY()+[.F3]/[.A$1];&quot;&quot;)">
            <text:p/>
          </table:table-cell>
          <table:table-cell table:formula="of:=IF([.A3]=&quot;&quot;;&quot;&quot;;[.$F3]+[.A$1]/3)">
            <text:p/>
          </table:table-cell>
          <table:table-cell table:formula="of:=IF(ISBLANK([.F3]);&quot;&quot;;[.$F3]+[.H3]/3)" office:value-type="float" office:value="2016.66666666667">
            <text:p>2,0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4]&gt;=[.A$1];[.G4]&lt;[.A$1]);TODAY()+[.F4]/[.A$1];&quot;&quot;)">
            <text:p/>
          </table:table-cell>
          <table:table-cell table:formula="of:=IF([.A4]=&quot;&quot;;&quot;&quot;;[.$F4]+[.A$1]/3)">
            <text:p/>
          </table:table-cell>
          <table:table-cell table:formula="of:=IF(ISBLANK([.F4]);&quot;&quot;;[.$F4]+[.H4]/3)" office:value-type="float" office:value="3016.66666666667">
            <text:p>3,0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]&gt;=[.A$1];[.G5]&lt;[.A$1]);TODAY()+[.F5]/[.A$1];&quot;&quot;)">
            <text:p/>
          </table:table-cell>
          <table:table-cell table:formula="of:=IF([.A5]=&quot;&quot;;&quot;&quot;;[.$F5]+[.A$1]/3)">
            <text:p/>
          </table:table-cell>
          <table:table-cell table:formula="of:=IF(ISBLANK([.F5]);&quot;&quot;;[.$F5]+[.H5]/3)" office:value-type="float" office:value="4016.66666666667">
            <text:p>4,0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6]&gt;=[.A$1];[.G6]&lt;[.A$1]);TODAY()+[.F6]/[.A$1];&quot;&quot;)">
            <text:p/>
          </table:table-cell>
          <table:table-cell table:formula="of:=IF([.A6]=&quot;&quot;;&quot;&quot;;[.$F6]+[.A$1]/3)">
            <text:p/>
          </table:table-cell>
          <table:table-cell table:formula="of:=IF(ISBLANK([.F6]);&quot;&quot;;[.$F6]+[.H6]/3)" office:value-type="float" office:value="5066.66666666667">
            <text:p>5,0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7]&gt;=[.A$1];[.G7]&lt;[.A$1]);TODAY()+[.F7]/[.A$1];&quot;&quot;)">
            <text:p/>
          </table:table-cell>
          <table:table-cell table:formula="of:=IF([.A7]=&quot;&quot;;&quot;&quot;;[.$F7]+[.A$1]/3)">
            <text:p/>
          </table:table-cell>
          <table:table-cell table:formula="of:=IF(ISBLANK([.F7]);&quot;&quot;;[.$F7]+[.H7]/3)" office:value-type="float" office:value="6016.66666666667">
            <text:p>6,0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views 👁️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8]&gt;=[.A$1];[.G8]&lt;[.A$1]);TODAY()+[.F8]/[.A$1];&quot;&quot;)">
            <text:p/>
          </table:table-cell>
          <table:table-cell table:formula="of:=IF([.A8]=&quot;&quot;;&quot;&quot;;[.$F8]+[.A$1]/3)">
            <text:p/>
          </table:table-cell>
          <table:table-cell table:formula="of:=IF(ISBLANK([.F8]);&quot;&quot;;[.$F8]+[.H8]/3)" office:value-type="float" office:value="7016.66666666667">
            <text:p>7,0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9]&gt;=[.A$1];[.G9]&lt;[.A$1]);TODAY()+[.F9]/[.A$1];&quot;&quot;)">
            <text:p/>
          </table:table-cell>
          <table:table-cell table:formula="of:=IF([.A9]=&quot;&quot;;&quot;&quot;;[.$F9]+[.A$1]/3)">
            <text:p/>
          </table:table-cell>
          <table:table-cell table:formula="of:=IF(ISBLANK([.F9]);&quot;&quot;;[.$F9]+[.H9]/3)" office:value-type="float" office:value="8016.66666666667">
            <text:p>8,0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0]&gt;=[.A$1];[.G10]&lt;[.A$1]);TODAY()+[.F10]/[.A$1];&quot;&quot;)">
            <text:p/>
          </table:table-cell>
          <table:table-cell table:formula="of:=IF([.A10]=&quot;&quot;;&quot;&quot;;[.$F10]+[.A$1]/3)">
            <text:p/>
          </table:table-cell>
          <table:table-cell table:formula="of:=IF(ISBLANK([.F10]);&quot;&quot;;[.$F10]+[.H10]/3)" office:value-type="float" office:value="9016.66666666667">
            <text:p>9,0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1]&gt;=[.A$1];[.G11]&lt;[.A$1]);TODAY()+[.F11]/[.A$1];&quot;&quot;)">
            <text:p/>
          </table:table-cell>
          <table:table-cell table:formula="of:=IF([.A11]=&quot;&quot;;&quot;&quot;;[.$F11]+[.A$1]/3)">
            <text:p/>
          </table:table-cell>
          <table:table-cell table:formula="of:=IF(ISBLANK([.F11]);&quot;&quot;;[.$F11]+[.H11]/3)" office:value-type="float" office:value="10666.6666666667">
            <text:p>10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2]&gt;=[.A$1];[.G12]&lt;[.A$1]);TODAY()+[.F12]/[.A$1];&quot;&quot;)">
            <text:p/>
          </table:table-cell>
          <table:table-cell table:formula="of:=IF([.A12]=&quot;&quot;;&quot;&quot;;[.$F12]+[.A$1]/3)">
            <text:p/>
          </table:table-cell>
          <table:table-cell table:formula="of:=IF(ISBLANK([.F12]);&quot;&quot;;[.$F12]+[.H12]/3)" office:value-type="float" office:value="20166.6666666667">
            <text:p>20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3]&gt;=[.A$1];[.G13]&lt;[.A$1]);TODAY()+[.F13]/[.A$1];&quot;&quot;)">
            <text:p/>
          </table:table-cell>
          <table:table-cell table:formula="of:=IF([.A13]=&quot;&quot;;&quot;&quot;;[.$F13]+[.A$1]/3)">
            <text:p/>
          </table:table-cell>
          <table:table-cell table:formula="of:=IF(ISBLANK([.F13]);&quot;&quot;;[.$F13]+[.H13]/3)" office:value-type="float" office:value="30166.6666666667">
            <text:p>30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4]&gt;=[.A$1];[.G14]&lt;[.A$1]);TODAY()+[.F14]/[.A$1];&quot;&quot;)">
            <text:p/>
          </table:table-cell>
          <table:table-cell table:formula="of:=IF([.A14]=&quot;&quot;;&quot;&quot;;[.$F14]+[.A$1]/3)">
            <text:p/>
          </table:table-cell>
          <table:table-cell table:formula="of:=IF(ISBLANK([.F14]);&quot;&quot;;[.$F14]+[.H14]/3)" office:value-type="float" office:value="40166.6666666667">
            <text:p>40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5]&gt;=[.A$1];[.G15]&lt;[.A$1]);TODAY()+[.F15]/[.A$1];&quot;&quot;)">
            <text:p/>
          </table:table-cell>
          <table:table-cell table:formula="of:=IF([.A15]=&quot;&quot;;&quot;&quot;;[.$F15]+[.A$1]/3)">
            <text:p/>
          </table:table-cell>
          <table:table-cell table:formula="of:=IF(ISBLANK([.F15]);&quot;&quot;;[.$F15]+[.H15]/3)" office:value-type="float" office:value="50666.6666666667">
            <text:p>50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6]&gt;=[.A$1];[.G16]&lt;[.A$1]);TODAY()+[.F16]/[.A$1];&quot;&quot;)">
            <text:p/>
          </table:table-cell>
          <table:table-cell table:formula="of:=IF([.A16]=&quot;&quot;;&quot;&quot;;[.$F16]+[.A$1]/3)">
            <text:p/>
          </table:table-cell>
          <table:table-cell table:formula="of:=IF(ISBLANK([.F16]);&quot;&quot;;[.$F16]+[.H16]/3)" office:value-type="float" office:value="60166.6666666667">
            <text:p>60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7]&gt;=[.A$1];[.G17]&lt;[.A$1]);TODAY()+[.F17]/[.A$1];&quot;&quot;)">
            <text:p/>
          </table:table-cell>
          <table:table-cell table:formula="of:=IF([.A17]=&quot;&quot;;&quot;&quot;;[.$F17]+[.A$1]/3)">
            <text:p/>
          </table:table-cell>
          <table:table-cell table:formula="of:=IF(ISBLANK([.F17]);&quot;&quot;;[.$F17]+[.H17]/3)" office:value-type="float" office:value="70166.6666666667">
            <text:p>70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70000">
            <text:p>7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8]&gt;=[.A$1];[.G18]&lt;[.A$1]);TODAY()+[.F18]/[.A$1];&quot;&quot;)">
            <text:p/>
          </table:table-cell>
          <table:table-cell table:formula="of:=IF([.A18]=&quot;&quot;;&quot;&quot;;[.$F18]+[.A$1]/3)">
            <text:p/>
          </table:table-cell>
          <table:table-cell table:formula="of:=IF(ISBLANK([.F18]);&quot;&quot;;[.$F18]+[.H18]/3)" office:value-type="float" office:value="80166.6666666667">
            <text:p>80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80000">
            <text:p>8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9]&gt;=[.A$1];[.G19]&lt;[.A$1]);TODAY()+[.F19]/[.A$1];&quot;&quot;)">
            <text:p/>
          </table:table-cell>
          <table:table-cell table:formula="of:=IF([.A19]=&quot;&quot;;&quot;&quot;;[.$F19]+[.A$1]/3)">
            <text:p/>
          </table:table-cell>
          <table:table-cell table:formula="of:=IF(ISBLANK([.F19]);&quot;&quot;;[.$F19]+[.H19]/3)" office:value-type="float" office:value="90166.6666666667">
            <text:p>90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90000">
            <text:p>9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20]&gt;=[.A$1];[.G20]&lt;[.A$1]);TODAY()+[.F20]/[.A$1];&quot;&quot;)">
            <text:p/>
          </table:table-cell>
          <table:table-cell table:formula="of:=IF([.A20]=&quot;&quot;;&quot;&quot;;[.$F20]+[.A$1]/3)">
            <text:p/>
          </table:table-cell>
          <table:table-cell table:formula="of:=IF(ISBLANK([.F20]);&quot;&quot;;[.$F20]+[.H20]/3)" office:value-type="float" office:value="95166.6666666667">
            <text:p>95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5000">
            <text:p>950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We're almost to one hundred thousand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21]&gt;=[.A$1];[.G21]&lt;[.A$1]);TODAY()+[.F21]/[.A$1];&quot;&quot;)">
            <text:p/>
          </table:table-cell>
          <table:table-cell table:formula="of:=IF([.A21]=&quot;&quot;;&quot;&quot;;[.$F21]+[.A$1]/3)">
            <text:p/>
          </table:table-cell>
          <table:table-cell table:formula="of:=IF(ISBLANK([.F21]);&quot;&quot;;[.$F21]+[.H21]/3)" office:value-type="float" office:value="97583.3333333333">
            <text:p>97,58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7500">
            <text:p>97500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office:value-type="string">
            <text:p>We're almost to one hundred thousand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22]&gt;=[.A$1];[.G22]&lt;[.A$1]);TODAY()+[.F22]/[.A$1];&quot;&quot;)">
            <text:p/>
          </table:table-cell>
          <table:table-cell table:formula="of:=IF([.A22]=&quot;&quot;;&quot;&quot;;[.$F22]+[.A$1]/3)">
            <text:p/>
          </table:table-cell>
          <table:table-cell table:formula="of:=IF(ISBLANK([.F22]);&quot;&quot;;[.$F22]+[.H22]/3)" office:value-type="float" office:value="99166.6666666667">
            <text:p>99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000">
            <text:p>990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>
            <text:p>We're almost to one hundred thousand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23]&gt;=[.A$1];[.G23]&lt;[.A$1]);TODAY()+[.F23]/[.A$1];&quot;&quot;)">
            <text:p/>
          </table:table-cell>
          <table:table-cell table:formula="of:=IF([.A23]=&quot;&quot;;&quot;&quot;;[.$F23]+[.A$1]/3)">
            <text:p/>
          </table:table-cell>
          <table:table-cell table:formula="of:=IF(ISBLANK([.F23]);&quot;&quot;;[.$F23]+[.H23]/3)" office:value-type="float" office:value="99583.3333333333">
            <text:p>99,58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500">
            <text:p>99500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We're almost to one hundred thousand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24]&gt;=[.A$1];[.G24]&lt;[.A$1]);TODAY()+[.F24]/[.A$1];&quot;&quot;)">
            <text:p/>
          </table:table-cell>
          <table:table-cell table:formula="of:=IF([.A24]=&quot;&quot;;&quot;&quot;;[.$F24]+[.A$1]/3)">
            <text:p/>
          </table:table-cell>
          <table:table-cell table:formula="of:=IF(ISBLANK([.F24]);&quot;&quot;;[.$F24]+[.H24]/3)" office:value-type="float" office:value="99716.6666666667">
            <text:p>99,7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700">
            <text:p>99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We're almost to one hundred thousand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25]&gt;=[.A$1];[.G25]&lt;[.A$1]);TODAY()+[.F25]/[.A$1];&quot;&quot;)">
            <text:p/>
          </table:table-cell>
          <table:table-cell table:formula="of:=IF([.A25]=&quot;&quot;;&quot;&quot;;[.$F25]+[.A$1]/3)">
            <text:p/>
          </table:table-cell>
          <table:table-cell table:formula="of:=IF(ISBLANK([.F25]);&quot;&quot;;[.$F25]+[.H25]/3)" office:value-type="float" office:value="99816.6666666667">
            <text:p>99,8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800">
            <text:p>9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We're almost to one hundred thousand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26]&gt;=[.A$1];[.G26]&lt;[.A$1]);TODAY()+[.F26]/[.A$1];&quot;&quot;)">
            <text:p/>
          </table:table-cell>
          <table:table-cell table:formula="of:=IF([.A26]=&quot;&quot;;&quot;&quot;;[.$F26]+[.A$1]/3)">
            <text:p/>
          </table:table-cell>
          <table:table-cell table:formula="of:=IF(ISBLANK([.F26]);&quot;&quot;;[.$F26]+[.H26]/3)" office:value-type="float" office:value="99916.6666666667">
            <text:p>99,9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900">
            <text:p>9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We're almost to one hundred thousand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27]&gt;=[.A$1];[.G27]&lt;[.A$1]);TODAY()+[.F27]/[.A$1];&quot;&quot;)">
            <text:p/>
          </table:table-cell>
          <table:table-cell table:formula="of:=IF([.A27]=&quot;&quot;;&quot;&quot;;[.$F27]+[.A$1]/3)">
            <text:p/>
          </table:table-cell>
          <table:table-cell table:formula="of:=IF(ISBLANK([.F27]);&quot;&quot;;[.$F27]+[.H27]/3)" office:value-type="float" office:value="100333.333333333">
            <text:p>100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6"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string">
            <text:p>🎉 <text:s/>We are at one hundred thousand YouTube views 👁 for "{title}"! <text:s/>🎉 <text:s/>{tags}</text:p>
          </table:table-cell>
          <table:table-cell table:number-columns-repeated="1013"/>
        </table:table-row>
        <table:table-row table:style-name="ro1">
          <table:table-cell table:formula="of:=IF(AND([.H28]&gt;=[.A$1];[.G28]&lt;[.A$1]);TODAY()+[.F28]/[.A$1];&quot;&quot;)" office:value-type="date" office:date-value="2020-03-04T13:20:00">
            <text:p>Mar 4, 2020</text:p>
          </table:table-cell>
          <table:table-cell table:formula="of:=IF([.A28]=&quot;&quot;;&quot;&quot;;[.$F28]+[.A$1]/3)" office:value-type="float" office:value="106000">
            <text:p>106,000</text:p>
          </table:table-cell>
          <table:table-cell table:formula="of:=IF(ISBLANK([.F28]);&quot;&quot;;[.$F28]+[.H28]/3)" office:value-type="float" office:value="106666.666666667">
            <text:p>10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100000">
            <text:p>100000</text:p>
          </table:table-cell>
          <table:table-cell office:value-type="float" office:value="1000">
            <text:p>1000</text:p>
          </table:table-cell>
          <table:table-cell office:value-type="float" office:value="20000">
            <text:p>2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29]&gt;=[.A$1];[.G29]&lt;[.A$1]);TODAY()+[.F29]/[.A$1];&quot;&quot;)">
            <text:p/>
          </table:table-cell>
          <table:table-cell table:formula="of:=IF([.A29]=&quot;&quot;;&quot;&quot;;[.$F29]+[.A$1]/3)">
            <text:p/>
          </table:table-cell>
          <table:table-cell table:formula="of:=IF(ISBLANK([.F29]);&quot;&quot;;[.$F29]+[.H29]/3)" office:value-type="float" office:value="166666.666666667">
            <text:p>1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6" office:value-type="float" office:value="100000">
            <text:p>100000</text:p>
          </table:table-cell>
          <table:table-cell office:value-type="float" office:value="20000">
            <text:p>20000</text:p>
          </table:table-cell>
          <table:table-cell office:value-type="float" office:value="200000">
            <text:p>200000</text:p>
          </table:table-cell>
          <table:table-cell office:value-type="string">
            <text:p>🎉 <text:s/>We have zoomed past one hundred thousand YouTube views 👁 for "{title}"! <text:s/>🎉 <text:s/>{tags}</text:p>
          </table:table-cell>
          <table:table-cell table:number-columns-repeated="1013"/>
        </table:table-row>
        <table:table-row table:style-name="ro1">
          <table:table-cell table:formula="of:=IF(AND([.H30]&gt;=[.A$1];[.G30]&lt;[.A$1]);TODAY()+[.F30]/[.A$1];&quot;&quot;)">
            <text:p/>
          </table:table-cell>
          <table:table-cell table:formula="of:=IF([.A30]=&quot;&quot;;&quot;&quot;;[.$F30]+[.A$1]/3)">
            <text:p/>
          </table:table-cell>
          <table:table-cell table:formula="of:=IF(ISBLANK([.F30]);&quot;&quot;;[.$F30]+[.H30]/3)" office:value-type="float" office:value="200833.333333333">
            <text:p>200,8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1]&gt;=[.A$1];[.G31]&lt;[.A$1]);TODAY()+[.F31]/[.A$1];&quot;&quot;)">
            <text:p/>
          </table:table-cell>
          <table:table-cell table:formula="of:=IF([.A31]=&quot;&quot;;&quot;&quot;;[.$F31]+[.A$1]/3)">
            <text:p/>
          </table:table-cell>
          <table:table-cell table:formula="of:=IF(ISBLANK([.F31]);&quot;&quot;;[.$F31]+[.H31]/3)" office:value-type="float" office:value="253333.333333333">
            <text:p>25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250000">
            <text:p>2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2]&gt;=[.A$1];[.G32]&lt;[.A$1]);TODAY()+[.F32]/[.A$1];&quot;&quot;)">
            <text:p/>
          </table:table-cell>
          <table:table-cell table:formula="of:=IF([.A32]=&quot;&quot;;&quot;&quot;;[.$F32]+[.A$1]/3)">
            <text:p/>
          </table:table-cell>
          <table:table-cell table:formula="of:=IF(ISBLANK([.F32]);&quot;&quot;;[.$F32]+[.H32]/3)" office:value-type="float" office:value="301666.666666667">
            <text:p>301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300000">
            <text:p>3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3]&gt;=[.A$1];[.G33]&lt;[.A$1]);TODAY()+[.F33]/[.A$1];&quot;&quot;)">
            <text:p/>
          </table:table-cell>
          <table:table-cell table:formula="of:=IF([.A33]=&quot;&quot;;&quot;&quot;;[.$F33]+[.A$1]/3)">
            <text:p/>
          </table:table-cell>
          <table:table-cell table:formula="of:=IF(ISBLANK([.F33]);&quot;&quot;;[.$F33]+[.H33]/3)" office:value-type="float" office:value="401666.666666667">
            <text:p>401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4]&gt;=[.A$1];[.G34]&lt;[.A$1]);TODAY()+[.F34]/[.A$1];&quot;&quot;)" office:value-type="date" office:date-value="2020-03-26T18:40:00">
            <text:p>Mar 26, 2020</text:p>
          </table:table-cell>
          <table:table-cell table:formula="of:=IF([.A34]=&quot;&quot;;&quot;&quot;;[.$F34]+[.A$1]/3)" office:value-type="float" office:value="506000">
            <text:p>506,000</text:p>
          </table:table-cell>
          <table:table-cell table:formula="of:=IF(ISBLANK([.F34]);&quot;&quot;;[.$F34]+[.H34]/3)" office:value-type="float" office:value="506666.666666667">
            <text:p>50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500000">
            <text:p>500000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5]&gt;=[.A$1];[.G35]&lt;[.A$1]);TODAY()+[.F35]/[.A$1];&quot;&quot;)">
            <text:p/>
          </table:table-cell>
          <table:table-cell table:formula="of:=IF([.A35]=&quot;&quot;;&quot;&quot;;[.$F35]+[.A$1]/3)">
            <text:p/>
          </table:table-cell>
          <table:table-cell table:formula="of:=IF(ISBLANK([.F35]);&quot;&quot;;[.$F35]+[.H35]/3)" office:value-type="float" office:value="601666.666666667">
            <text:p>601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600000">
            <text:p>6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6]&gt;=[.A$1];[.G36]&lt;[.A$1]);TODAY()+[.F36]/[.A$1];&quot;&quot;)">
            <text:p/>
          </table:table-cell>
          <table:table-cell table:formula="of:=IF([.A36]=&quot;&quot;;&quot;&quot;;[.$F36]+[.A$1]/3)">
            <text:p/>
          </table:table-cell>
          <table:table-cell table:formula="of:=IF(ISBLANK([.F36]);&quot;&quot;;[.$F36]+[.H36]/3)" office:value-type="float" office:value="700833.333333333">
            <text:p>700,8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700000">
            <text:p>7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7]&gt;=[.A$1];[.G37]&lt;[.A$1]);TODAY()+[.F37]/[.A$1];&quot;&quot;)">
            <text:p/>
          </table:table-cell>
          <table:table-cell table:formula="of:=IF([.A37]=&quot;&quot;;&quot;&quot;;[.$F37]+[.A$1]/3)">
            <text:p/>
          </table:table-cell>
          <table:table-cell table:formula="of:=IF(ISBLANK([.F37]);&quot;&quot;;[.$F37]+[.H37]/3)" office:value-type="float" office:value="753333.333333333">
            <text:p>75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750000">
            <text:p>7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8]&gt;=[.A$1];[.G38]&lt;[.A$1]);TODAY()+[.F38]/[.A$1];&quot;&quot;)">
            <text:p/>
          </table:table-cell>
          <table:table-cell table:formula="of:=IF([.A38]=&quot;&quot;;&quot;&quot;;[.$F38]+[.A$1]/3)">
            <text:p/>
          </table:table-cell>
          <table:table-cell table:formula="of:=IF(ISBLANK([.F38]);&quot;&quot;;[.$F38]+[.H38]/3)" office:value-type="float" office:value="801666.666666667">
            <text:p>801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9]&gt;=[.A$1];[.G39]&lt;[.A$1]);TODAY()+[.F39]/[.A$1];&quot;&quot;)">
            <text:p/>
          </table:table-cell>
          <table:table-cell table:formula="of:=IF([.A39]=&quot;&quot;;&quot;&quot;;[.$F39]+[.A$1]/3)">
            <text:p/>
          </table:table-cell>
          <table:table-cell table:formula="of:=IF(ISBLANK([.F39]);&quot;&quot;;[.$F39]+[.H39]/3)" office:value-type="float" office:value="901666.666666667">
            <text:p>901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900000">
            <text:p>9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40]&gt;=[.A$1];[.G40]&lt;[.A$1]);TODAY()+[.F40]/[.A$1];&quot;&quot;)">
            <text:p/>
          </table:table-cell>
          <table:table-cell table:formula="of:=IF([.A40]=&quot;&quot;;&quot;&quot;;[.$F40]+[.A$1]/3)">
            <text:p/>
          </table:table-cell>
          <table:table-cell table:formula="of:=IF(ISBLANK([.F40]);&quot;&quot;;[.$F40]+[.H40]/3)" office:value-type="float" office:value="951666.666666667">
            <text:p>951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50000">
            <text:p>950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office:value-type="string">
            <text:p>We're almost to a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41]&gt;=[.A$1];[.G41]&lt;[.A$1]);TODAY()+[.F41]/[.A$1];&quot;&quot;)">
            <text:p/>
          </table:table-cell>
          <table:table-cell table:formula="of:=IF([.A41]=&quot;&quot;;&quot;&quot;;[.$F41]+[.A$1]/3)">
            <text:p/>
          </table:table-cell>
          <table:table-cell table:formula="of:=IF(ISBLANK([.F41]);&quot;&quot;;[.$F41]+[.H41]/3)" office:value-type="float" office:value="975833.333333333">
            <text:p>975,8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75000">
            <text:p>975000</text:p>
          </table:table-cell>
          <table:table-cell office:value-type="float" office:value="400">
            <text:p>400</text:p>
          </table:table-cell>
          <table:table-cell office:value-type="float" office:value="2500">
            <text:p>2500</text:p>
          </table:table-cell>
          <table:table-cell office:value-type="string">
            <text:p>We're almost to a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42]&gt;=[.A$1];[.G42]&lt;[.A$1]);TODAY()+[.F42]/[.A$1];&quot;&quot;)">
            <text:p/>
          </table:table-cell>
          <table:table-cell table:formula="of:=IF([.A42]=&quot;&quot;;&quot;&quot;;[.$F42]+[.A$1]/3)">
            <text:p/>
          </table:table-cell>
          <table:table-cell table:formula="of:=IF(ISBLANK([.F42]);&quot;&quot;;[.$F42]+[.H42]/3)" office:value-type="float" office:value="991666.666666667">
            <text:p>991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0000">
            <text:p>990000</text:p>
          </table:table-cell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office:value-type="string">
            <text:p>We're almost to a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43]&gt;=[.A$1];[.G43]&lt;[.A$1]);TODAY()+[.F43]/[.A$1];&quot;&quot;)">
            <text:p/>
          </table:table-cell>
          <table:table-cell table:formula="of:=IF([.A43]=&quot;&quot;;&quot;&quot;;[.$F43]+[.A$1]/3)">
            <text:p/>
          </table:table-cell>
          <table:table-cell table:formula="of:=IF(ISBLANK([.F43]);&quot;&quot;;[.$F43]+[.H43]/3)" office:value-type="float" office:value="995833.333333333">
            <text:p>995,8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5000">
            <text:p>995000</text:p>
          </table:table-cell>
          <table:table-cell office:value-type="float" office:value="50">
            <text:p>50</text:p>
          </table:table-cell>
          <table:table-cell office:value-type="float" office:value="2500">
            <text:p>2500</text:p>
          </table:table-cell>
          <table:table-cell office:value-type="string">
            <text:p>We're almost to a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44]&gt;=[.A$1];[.G44]&lt;[.A$1]);TODAY()+[.F44]/[.A$1];&quot;&quot;)">
            <text:p/>
          </table:table-cell>
          <table:table-cell table:formula="of:=IF([.A44]=&quot;&quot;;&quot;&quot;;[.$F44]+[.A$1]/3)">
            <text:p/>
          </table:table-cell>
          <table:table-cell table:formula="of:=IF(ISBLANK([.F44]);&quot;&quot;;[.$F44]+[.H44]/3)" office:value-type="float" office:value="997166.666666667">
            <text:p>997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7000">
            <text:p>997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We're almost to a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45]&gt;=[.A$1];[.G45]&lt;[.A$1]);TODAY()+[.F45]/[.A$1];&quot;&quot;)">
            <text:p/>
          </table:table-cell>
          <table:table-cell table:formula="of:=IF([.A45]=&quot;&quot;;&quot;&quot;;[.$F45]+[.A$1]/3)">
            <text:p/>
          </table:table-cell>
          <table:table-cell table:formula="of:=IF(ISBLANK([.F45]);&quot;&quot;;[.$F45]+[.H45]/3)" office:value-type="float" office:value="998166.666666667">
            <text:p>998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8000">
            <text:p>998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We're almost to a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46]&gt;=[.A$1];[.G46]&lt;[.A$1]);TODAY()+[.F46]/[.A$1];&quot;&quot;)">
            <text:p/>
          </table:table-cell>
          <table:table-cell table:formula="of:=IF([.A46]=&quot;&quot;;&quot;&quot;;[.$F46]+[.A$1]/3)">
            <text:p/>
          </table:table-cell>
          <table:table-cell table:formula="of:=IF(ISBLANK([.F46]);&quot;&quot;;[.$F46]+[.H46]/3)" office:value-type="float" office:value="999166.666666667">
            <text:p>999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9000">
            <text:p>999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We're almost to a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47]&gt;=[.A$1];[.G47]&lt;[.A$1]);TODAY()+[.F47]/[.A$1];&quot;&quot;)" office:value-type="date" office:date-value="2020-04-23T13:20:00">
            <text:p>Apr 23, 2020</text:p>
          </table:table-cell>
          <table:table-cell table:formula="of:=IF([.A47]=&quot;&quot;;&quot;&quot;;[.$F47]+[.A$1]/3)" office:value-type="float" office:value="1006000">
            <text:p>1,006,000</text:p>
          </table:table-cell>
          <table:table-cell table:formula="of:=IF(ISBLANK([.F47]);&quot;&quot;;[.$F47]+[.H47]/3)" office:value-type="float" office:value="1066666.66666667">
            <text:p>1,0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🎉 <text:s/>We are at one million YouTube views 👁 for "{title}"! <text:s/>🎉 <text:s/>{tags}</text:p>
          </table:table-cell>
          <table:table-cell table:number-columns-repeated="1013"/>
        </table:table-row>
        <table:table-row table:style-name="ro1">
          <table:table-cell table:formula="of:=IF(AND([.H48]&gt;=[.A$1];[.G48]&lt;[.A$1]);TODAY()+[.F48]/[.A$1];&quot;&quot;)">
            <text:p/>
          </table:table-cell>
          <table:table-cell table:formula="of:=IF([.A48]=&quot;&quot;;&quot;&quot;;[.$F48]+[.A$1]/3)">
            <text:p/>
          </table:table-cell>
          <table:table-cell table:formula="of:=IF(ISBLANK([.F48]);&quot;&quot;;[.$F48]+[.H48]/3)" office:value-type="float" office:value="1666666.66666667">
            <text:p>1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6" office:value-type="float" office:value="1000000">
            <text:p>1000000</text:p>
          </table:table-cell>
          <table:table-cell office:value-type="float" office:value="200000">
            <text:p>200000</text:p>
          </table:table-cell>
          <table:table-cell office:value-type="float" office:value="2000000">
            <text:p>2000000</text:p>
          </table:table-cell>
          <table:table-cell office:value-type="string">
            <text:p>🎉 <text:s/>We have zoomed past one million YouTube views 👁 for "{title}"! <text:s/>🎉 <text:s/>{tags}</text:p>
          </table:table-cell>
          <table:table-cell table:number-columns-repeated="1013"/>
        </table:table-row>
        <table:table-row table:style-name="ro1">
          <table:table-cell table:formula="of:=IF(AND([.H49]&gt;=[.A$1];[.G49]&lt;[.A$1]);TODAY()+[.F49]/[.A$1];&quot;&quot;)" office:value-type="date" office:date-value="2020-06-18T02:40:00">
            <text:p>Jun 18, 2020</text:p>
          </table:table-cell>
          <table:table-cell table:formula="of:=IF([.A49]=&quot;&quot;;&quot;&quot;;[.$F49]+[.A$1]/3)" office:value-type="float" office:value="2006000">
            <text:p>2,006,000</text:p>
          </table:table-cell>
          <table:table-cell table:formula="of:=IF(ISBLANK([.F49]);&quot;&quot;;[.$F49]+[.H49]/3)" office:value-type="float" office:value="2016666.66666667">
            <text:p>2,01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2000000">
            <text:p>2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0]&gt;=[.A$1];[.G50]&lt;[.A$1]);TODAY()+[.F50]/[.A$1];&quot;&quot;)" office:value-type="date" office:date-value="2020-08-12T16:00:00">
            <text:p>Aug 12, 2020</text:p>
          </table:table-cell>
          <table:table-cell table:formula="of:=IF([.A50]=&quot;&quot;;&quot;&quot;;[.$F50]+[.A$1]/3)" office:value-type="float" office:value="3006000">
            <text:p>3,006,000</text:p>
          </table:table-cell>
          <table:table-cell table:formula="of:=IF(ISBLANK([.F50]);&quot;&quot;;[.$F50]+[.H50]/3)" office:value-type="float" office:value="3016666.66666667">
            <text:p>3,01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3000000">
            <text:p>3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1]&gt;=[.A$1];[.G51]&lt;[.A$1]);TODAY()+[.F51]/[.A$1];&quot;&quot;)" office:value-type="date" office:date-value="2020-10-07T05:20:00">
            <text:p>Oct 7, 2020</text:p>
          </table:table-cell>
          <table:table-cell table:formula="of:=IF([.A51]=&quot;&quot;;&quot;&quot;;[.$F51]+[.A$1]/3)" office:value-type="float" office:value="4006000">
            <text:p>4,006,000</text:p>
          </table:table-cell>
          <table:table-cell table:formula="of:=IF(ISBLANK([.F51]);&quot;&quot;;[.$F51]+[.H51]/3)" office:value-type="float" office:value="4016666.66666667">
            <text:p>4,01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4000000">
            <text:p>4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2]&gt;=[.A$1];[.G52]&lt;[.A$1]);TODAY()+[.F52]/[.A$1];&quot;&quot;)" office:value-type="date" office:date-value="2020-12-01T18:40:00">
            <text:p>Dec 1, 2020</text:p>
          </table:table-cell>
          <table:table-cell table:formula="of:=IF([.A52]=&quot;&quot;;&quot;&quot;;[.$F52]+[.A$1]/3)" office:value-type="float" office:value="5006000">
            <text:p>5,006,000</text:p>
          </table:table-cell>
          <table:table-cell table:formula="of:=IF(ISBLANK([.F52]);&quot;&quot;;[.$F52]+[.H52]/3)" office:value-type="float" office:value="5066666.66666667">
            <text:p>5,0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5000000">
            <text:p>5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3]&gt;=[.A$1];[.G53]&lt;[.A$1]);TODAY()+[.F53]/[.A$1];&quot;&quot;)" office:value-type="date" office:date-value="2021-01-26T08:00:00">
            <text:p>Jan 26, 2021</text:p>
          </table:table-cell>
          <table:table-cell table:formula="of:=IF([.A53]=&quot;&quot;;&quot;&quot;;[.$F53]+[.A$1]/3)" office:value-type="float" office:value="6006000">
            <text:p>6,006,000</text:p>
          </table:table-cell>
          <table:table-cell table:formula="of:=IF(ISBLANK([.F53]);&quot;&quot;;[.$F53]+[.H53]/3)" office:value-type="float" office:value="6016666.66666667">
            <text:p>6,01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6000000">
            <text:p>6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4]&gt;=[.A$1];[.G54]&lt;[.A$1]);TODAY()+[.F54]/[.A$1];&quot;&quot;)" office:value-type="date" office:date-value="2021-03-22T21:20:00">
            <text:p>Mar 22, 2021</text:p>
          </table:table-cell>
          <table:table-cell table:formula="of:=IF([.A54]=&quot;&quot;;&quot;&quot;;[.$F54]+[.A$1]/3)" office:value-type="float" office:value="7006000">
            <text:p>7,006,000</text:p>
          </table:table-cell>
          <table:table-cell table:formula="of:=IF(ISBLANK([.F54]);&quot;&quot;;[.$F54]+[.H54]/3)" office:value-type="float" office:value="7016666.66666667">
            <text:p>7,01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7000000">
            <text:p>7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5]&gt;=[.A$1];[.G55]&lt;[.A$1]);TODAY()+[.F55]/[.A$1];&quot;&quot;)" office:value-type="date" office:date-value="2021-05-17T10:40:00">
            <text:p>May 17, 2021</text:p>
          </table:table-cell>
          <table:table-cell table:formula="of:=IF([.A55]=&quot;&quot;;&quot;&quot;;[.$F55]+[.A$1]/3)" office:value-type="float" office:value="8006000">
            <text:p>8,006,000</text:p>
          </table:table-cell>
          <table:table-cell table:formula="of:=IF(ISBLANK([.F55]);&quot;&quot;;[.$F55]+[.H55]/3)" office:value-type="float" office:value="8016666.66666667">
            <text:p>8,01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8000000">
            <text:p>8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6]&gt;=[.A$1];[.G56]&lt;[.A$1]);TODAY()+[.F56]/[.A$1];&quot;&quot;)" office:value-type="date" office:date-value="2021-07-12">
            <text:p>Jul 12, 2021</text:p>
          </table:table-cell>
          <table:table-cell table:formula="of:=IF([.A56]=&quot;&quot;;&quot;&quot;;[.$F56]+[.A$1]/3)" office:value-type="float" office:value="9006000">
            <text:p>9,006,000</text:p>
          </table:table-cell>
          <table:table-cell table:formula="of:=IF(ISBLANK([.F56]);&quot;&quot;;[.$F56]+[.H56]/3)" office:value-type="float" office:value="9016666.66666667">
            <text:p>9,01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9000000">
            <text:p>9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7]&gt;=[.A$1];[.G57]&lt;[.A$1]);TODAY()+[.F57]/[.A$1];&quot;&quot;)" office:value-type="date" office:date-value="2021-09-05T13:20:00">
            <text:p>Sep 5, 2021</text:p>
          </table:table-cell>
          <table:table-cell table:formula="of:=IF([.A57]=&quot;&quot;;&quot;&quot;;[.$F57]+[.A$1]/3)" office:value-type="float" office:value="10006000">
            <text:p>10,006,000</text:p>
          </table:table-cell>
          <table:table-cell table:formula="of:=IF(ISBLANK([.F57]);&quot;&quot;;[.$F57]+[.H57]/3)" office:value-type="float" office:value="10666666.6666667">
            <text:p>10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10000000">
            <text:p>1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8]&gt;=[.A$1];[.G58]&lt;[.A$1]);TODAY()+[.F58]/[.A$1];&quot;&quot;)" office:value-type="date" office:date-value="2023-03-15T02:40:00">
            <text:p>Mar 15, 2023</text:p>
          </table:table-cell>
          <table:table-cell table:formula="of:=IF([.A58]=&quot;&quot;;&quot;&quot;;[.$F58]+[.A$1]/3)" office:value-type="float" office:value="20006000">
            <text:p>20,006,000</text:p>
          </table:table-cell>
          <table:table-cell table:formula="of:=IF(ISBLANK([.F58]);&quot;&quot;;[.$F58]+[.H58]/3)" office:value-type="float" office:value="20166666.6666667">
            <text:p>20,1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20000000">
            <text:p>2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9]&gt;=[.A$1];[.G59]&lt;[.A$1]);TODAY()+[.F59]/[.A$1];&quot;&quot;)" office:value-type="date" office:date-value="2024-09-20T16:00:00">
            <text:p>Sep 20, 2024</text:p>
          </table:table-cell>
          <table:table-cell table:formula="of:=IF([.A59]=&quot;&quot;;&quot;&quot;;[.$F59]+[.A$1]/3)" office:value-type="float" office:value="30006000">
            <text:p>30,006,000</text:p>
          </table:table-cell>
          <table:table-cell table:formula="of:=IF(ISBLANK([.F59]);&quot;&quot;;[.$F59]+[.H59]/3)" office:value-type="float" office:value="30166666.6666667">
            <text:p>30,1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30000000">
            <text:p>3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60]&gt;=[.A$1];[.G60]&lt;[.A$1]);TODAY()+[.F60]/[.A$1];&quot;&quot;)" office:value-type="date" office:date-value="2026-03-30T05:20:00">
            <text:p>Mar 30, 2026</text:p>
          </table:table-cell>
          <table:table-cell table:formula="of:=IF([.A60]=&quot;&quot;;&quot;&quot;;[.$F60]+[.A$1]/3)" office:value-type="float" office:value="40006000">
            <text:p>40,006,000</text:p>
          </table:table-cell>
          <table:table-cell table:formula="of:=IF(ISBLANK([.F60]);&quot;&quot;;[.$F60]+[.H60]/3)" office:value-type="float" office:value="40166666.6666667">
            <text:p>40,1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40000000">
            <text:p>4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61]&gt;=[.A$1];[.G61]&lt;[.A$1]);TODAY()+[.F61]/[.A$1];&quot;&quot;)" office:value-type="date" office:date-value="2027-10-06T18:40:00">
            <text:p>Oct 6, 2027</text:p>
          </table:table-cell>
          <table:table-cell table:formula="of:=IF([.A61]=&quot;&quot;;&quot;&quot;;[.$F61]+[.A$1]/3)" office:value-type="float" office:value="50006000">
            <text:p>50,006,000</text:p>
          </table:table-cell>
          <table:table-cell table:formula="of:=IF(ISBLANK([.F61]);&quot;&quot;;[.$F61]+[.H61]/3)" office:value-type="float" office:value="50666666.6666667">
            <text:p>50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50000000">
            <text:p>5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62]&gt;=[.A$1];[.G62]&lt;[.A$1]);TODAY()+[.F62]/[.A$1];&quot;&quot;)" office:value-type="date" office:date-value="2029-04-14T08:00:00">
            <text:p>Apr 14, 2029</text:p>
          </table:table-cell>
          <table:table-cell table:formula="of:=IF([.A62]=&quot;&quot;;&quot;&quot;;[.$F62]+[.A$1]/3)" office:value-type="float" office:value="60006000">
            <text:p>60,006,000</text:p>
          </table:table-cell>
          <table:table-cell table:formula="of:=IF(ISBLANK([.F62]);&quot;&quot;;[.$F62]+[.H62]/3)" office:value-type="float" office:value="60166666.6666667">
            <text:p>60,1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60000000">
            <text:p>6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63]&gt;=[.A$1];[.G63]&lt;[.A$1]);TODAY()+[.F63]/[.A$1];&quot;&quot;)" office:value-type="date" office:date-value="2030-10-21T21:20:00">
            <text:p>Oct 21, 2030</text:p>
          </table:table-cell>
          <table:table-cell table:formula="of:=IF([.A63]=&quot;&quot;;&quot;&quot;;[.$F63]+[.A$1]/3)" office:value-type="float" office:value="70006000">
            <text:p>70,006,000</text:p>
          </table:table-cell>
          <table:table-cell table:formula="of:=IF(ISBLANK([.F63]);&quot;&quot;;[.$F63]+[.H63]/3)" office:value-type="float" office:value="70166666.6666667">
            <text:p>70,1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70000000">
            <text:p>7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64]&gt;=[.A$1];[.G64]&lt;[.A$1]);TODAY()+[.F64]/[.A$1];&quot;&quot;)" office:value-type="date" office:date-value="2032-04-29T10:40:00">
            <text:p>Apr 29, 2032</text:p>
          </table:table-cell>
          <table:table-cell table:formula="of:=IF([.A64]=&quot;&quot;;&quot;&quot;;[.$F64]+[.A$1]/3)" office:value-type="float" office:value="80006000">
            <text:p>80,006,000</text:p>
          </table:table-cell>
          <table:table-cell table:formula="of:=IF(ISBLANK([.F64]);&quot;&quot;;[.$F64]+[.H64]/3)" office:value-type="float" office:value="80166666.6666667">
            <text:p>80,1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80000000">
            <text:p>8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65]&gt;=[.A$1];[.G65]&lt;[.A$1]);TODAY()+[.F65]/[.A$1];&quot;&quot;)" office:value-type="date" office:date-value="2033-11-06">
            <text:p>Nov 6, 2033</text:p>
          </table:table-cell>
          <table:table-cell table:formula="of:=IF([.A65]=&quot;&quot;;&quot;&quot;;[.$F65]+[.A$1]/3)" office:value-type="float" office:value="90006000">
            <text:p>90,006,000</text:p>
          </table:table-cell>
          <table:table-cell table:formula="of:=IF(ISBLANK([.F65]);&quot;&quot;;[.$F65]+[.H65]/3)" office:value-type="float" office:value="90666666.6666667">
            <text:p>90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90000000">
            <text:p>9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66]&gt;=[.A$1];[.G66]&lt;[.A$1]);TODAY()+[.F66]/[.A$1];&quot;&quot;)">
            <text:p/>
          </table:table-cell>
          <table:table-cell table:formula="of:=IF([.A66]=&quot;&quot;;&quot;&quot;;[.$F66]+[.A$1]/3)">
            <text:p/>
          </table:table-cell>
          <table:table-cell table:formula="of:=IF(ISBLANK([.F66]);&quot;&quot;;[.$F66]+[.H66]/3)" office:value-type="float" office:value="95333333.3333333">
            <text:p>95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5000000">
            <text:p>95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one hundred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67]&gt;=[.A$1];[.G67]&lt;[.A$1]);TODAY()+[.F67]/[.A$1];&quot;&quot;)">
            <text:p/>
          </table:table-cell>
          <table:table-cell table:formula="of:=IF([.A67]=&quot;&quot;;&quot;&quot;;[.$F67]+[.A$1]/3)">
            <text:p/>
          </table:table-cell>
          <table:table-cell table:formula="of:=IF(ISBLANK([.F67]);&quot;&quot;;[.$F67]+[.H67]/3)" office:value-type="float" office:value="97666666.6666667">
            <text:p>97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7500000">
            <text:p>97500000</text:p>
          </table:table-cell>
          <table:table-cell office:value-type="float" office:value="40000">
            <text:p>40000</text:p>
          </table:table-cell>
          <table:table-cell office:value-type="float" office:value="500000">
            <text:p>500000</text:p>
          </table:table-cell>
          <table:table-cell office:value-type="string">
            <text:p>We're almost to one hundred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68]&gt;=[.A$1];[.G68]&lt;[.A$1]);TODAY()+[.F68]/[.A$1];&quot;&quot;)">
            <text:p/>
          </table:table-cell>
          <table:table-cell table:formula="of:=IF([.A68]=&quot;&quot;;&quot;&quot;;[.$F68]+[.A$1]/3)">
            <text:p/>
          </table:table-cell>
          <table:table-cell table:formula="of:=IF(ISBLANK([.F68]);&quot;&quot;;[.$F68]+[.H68]/3)" office:value-type="float" office:value="98033333.3333333">
            <text:p>98,0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8000000">
            <text:p>98000000</text:p>
          </table:table-cell>
          <table:table-cell office:value-type="float" office:value="20000">
            <text:p>2000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69]&gt;=[.A$1];[.G69]&lt;[.A$1]);TODAY()+[.F69]/[.A$1];&quot;&quot;)" office:value-type="date" office:date-value="2035-03-21">
            <text:p>Mar 21, 2035</text:p>
          </table:table-cell>
          <table:table-cell table:formula="of:=IF([.A69]=&quot;&quot;;&quot;&quot;;[.$F69]+[.A$1]/3)" office:value-type="float" office:value="99006000">
            <text:p>99,006,000</text:p>
          </table:table-cell>
          <table:table-cell table:formula="of:=IF(ISBLANK([.F69]);&quot;&quot;;[.$F69]+[.H69]/3)" office:value-type="float" office:value="99333333.3333333">
            <text:p>99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000000">
            <text:p>99000000</text:p>
          </table:table-cell>
          <table:table-cell office:value-type="float" office:value="10000">
            <text:p>1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one hundred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70]&gt;=[.A$1];[.G70]&lt;[.A$1]);TODAY()+[.F70]/[.A$1];&quot;&quot;)" office:value-type="date" office:date-value="2035-04-17T18:40:00">
            <text:p>Apr 17, 2035</text:p>
          </table:table-cell>
          <table:table-cell table:formula="of:=IF([.A70]=&quot;&quot;;&quot;&quot;;[.$F70]+[.A$1]/3)" office:value-type="float" office:value="99506000">
            <text:p>99,506,000</text:p>
          </table:table-cell>
          <table:table-cell table:formula="of:=IF(ISBLANK([.F70]);&quot;&quot;;[.$F70]+[.H70]/3)" office:value-type="float" office:value="99666666.6666667">
            <text:p>99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500000">
            <text:p>99500000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string">
            <text:p>We're almost to one hundred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71]&gt;=[.A$1];[.G71]&lt;[.A$1]);TODAY()+[.F71]/[.A$1];&quot;&quot;)" office:value-type="date" office:date-value="2035-04-28T21:20:00">
            <text:p>Apr 28, 2035</text:p>
          </table:table-cell>
          <table:table-cell table:formula="of:=IF([.A71]=&quot;&quot;;&quot;&quot;;[.$F71]+[.A$1]/3)" office:value-type="float" office:value="99706000">
            <text:p>99,706,000</text:p>
          </table:table-cell>
          <table:table-cell table:formula="of:=IF(ISBLANK([.F71]);&quot;&quot;;[.$F71]+[.H71]/3)" office:value-type="float" office:value="99733333.3333333">
            <text:p>99,7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700000">
            <text:p>997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72]&gt;=[.A$1];[.G72]&lt;[.A$1]);TODAY()+[.F72]/[.A$1];&quot;&quot;)" office:value-type="date" office:date-value="2035-05-04T10:40:00">
            <text:p>May 4, 2035</text:p>
          </table:table-cell>
          <table:table-cell table:formula="of:=IF([.A72]=&quot;&quot;;&quot;&quot;;[.$F72]+[.A$1]/3)" office:value-type="float" office:value="99806000">
            <text:p>99,806,000</text:p>
          </table:table-cell>
          <table:table-cell table:formula="of:=IF(ISBLANK([.F72]);&quot;&quot;;[.$F72]+[.H72]/3)" office:value-type="float" office:value="99833333.3333333">
            <text:p>99,8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800000">
            <text:p>998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73]&gt;=[.A$1];[.G73]&lt;[.A$1]);TODAY()+[.F73]/[.A$1];&quot;&quot;)" office:value-type="date" office:date-value="2035-05-10">
            <text:p>May 10, 2035</text:p>
          </table:table-cell>
          <table:table-cell table:formula="of:=IF([.A73]=&quot;&quot;;&quot;&quot;;[.$F73]+[.A$1]/3)" office:value-type="float" office:value="99906000">
            <text:p>99,906,000</text:p>
          </table:table-cell>
          <table:table-cell table:formula="of:=IF(ISBLANK([.F73]);&quot;&quot;;[.$F73]+[.H73]/3)" office:value-type="float" office:value="99933333.3333333">
            <text:p>99,9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900000">
            <text:p>999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74]&gt;=[.A$1];[.G74]&lt;[.A$1]);TODAY()+[.F74]/[.A$1];&quot;&quot;)" office:value-type="date" office:date-value="2035-05-15T13:20:00">
            <text:p>May 15, 2035</text:p>
          </table:table-cell>
          <table:table-cell table:formula="of:=IF([.A74]=&quot;&quot;;&quot;&quot;;[.$F74]+[.A$1]/3)" office:value-type="float" office:value="100006000">
            <text:p>100,006,000</text:p>
          </table:table-cell>
          <table:table-cell table:formula="of:=IF(ISBLANK([.F74]);&quot;&quot;;[.$F74]+[.H74]/3)" office:value-type="float" office:value="106666666.666667">
            <text:p>106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100000000">
            <text:p>1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🎉 <text:s/>We are at one hundred million YouTube views 👁 for "{title}"! <text:s/>🎉 <text:s/>{tags}</text:p>
          </table:table-cell>
          <table:table-cell table:number-columns-repeated="1013"/>
        </table:table-row>
        <table:table-row table:style-name="ro1">
          <table:table-cell table:formula="of:=IF(AND([.H75]&gt;=[.A$1];[.G75]&lt;[.A$1]);TODAY()+[.F75]/[.A$1];&quot;&quot;)" office:value-type="date" office:date-value="2050-07-31T02:40:00">
            <text:p>Jul 31, 2050</text:p>
          </table:table-cell>
          <table:table-cell table:formula="of:=IF([.A75]=&quot;&quot;;&quot;&quot;;[.$F75]+[.A$1]/3)" office:value-type="float" office:value="200006000">
            <text:p>200,006,000</text:p>
          </table:table-cell>
          <table:table-cell table:formula="of:=IF(ISBLANK([.F75]);&quot;&quot;;[.$F75]+[.H75]/3)" office:value-type="float" office:value="200833333.333333">
            <text:p>200,8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200000000">
            <text:p>2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76]&gt;=[.A$1];[.G76]&lt;[.A$1]);TODAY()+[.F76]/[.A$1];&quot;&quot;)" office:value-type="date" office:date-value="2058-03-08T21:20:00">
            <text:p>Mar 8, 2058</text:p>
          </table:table-cell>
          <table:table-cell table:formula="of:=IF([.A76]=&quot;&quot;;&quot;&quot;;[.$F76]+[.A$1]/3)" office:value-type="float" office:value="250006000">
            <text:p>250,006,000</text:p>
          </table:table-cell>
          <table:table-cell table:formula="of:=IF(ISBLANK([.F76]);&quot;&quot;;[.$F76]+[.H76]/3)" office:value-type="float" office:value="253333333.333333">
            <text:p>253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250000000">
            <text:p>2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77]&gt;=[.A$1];[.G77]&lt;[.A$1]);TODAY()+[.F77]/[.A$1];&quot;&quot;)" office:value-type="date" office:date-value="2065-10-15T16:00:00">
            <text:p>Oct 15, 2065</text:p>
          </table:table-cell>
          <table:table-cell table:formula="of:=IF([.A77]=&quot;&quot;;&quot;&quot;;[.$F77]+[.A$1]/3)" office:value-type="float" office:value="300006000">
            <text:p>300,006,000</text:p>
          </table:table-cell>
          <table:table-cell table:formula="of:=IF(ISBLANK([.F77]);&quot;&quot;;[.$F77]+[.H77]/3)" office:value-type="float" office:value="301666666.666667">
            <text:p>301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300000000">
            <text:p>3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78]&gt;=[.A$1];[.G78]&lt;[.A$1]);TODAY()+[.F78]/[.A$1];&quot;&quot;)" office:value-type="date" office:date-value="2080-12-31T05:20:00">
            <text:p>Dec 31, 2080</text:p>
          </table:table-cell>
          <table:table-cell table:formula="of:=IF([.A78]=&quot;&quot;;&quot;&quot;;[.$F78]+[.A$1]/3)" office:value-type="float" office:value="400006000">
            <text:p>400,006,000</text:p>
          </table:table-cell>
          <table:table-cell table:formula="of:=IF(ISBLANK([.F78]);&quot;&quot;;[.$F78]+[.H78]/3)" office:value-type="float" office:value="401666666.666667">
            <text:p>401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400000000">
            <text:p>4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79]&gt;=[.A$1];[.G79]&lt;[.A$1]);TODAY()+[.F79]/[.A$1];&quot;&quot;)" office:value-type="date" office:date-value="2096-03-17T18:40:00">
            <text:p>Mar 17, 2096</text:p>
          </table:table-cell>
          <table:table-cell table:formula="of:=IF([.A79]=&quot;&quot;;&quot;&quot;;[.$F79]+[.A$1]/3)" office:value-type="float" office:value="500006000">
            <text:p>500,006,000</text:p>
          </table:table-cell>
          <table:table-cell table:formula="of:=IF(ISBLANK([.F79]);&quot;&quot;;[.$F79]+[.H79]/3)" office:value-type="float" office:value="506666666.666667">
            <text:p>506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500000000">
            <text:p>5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🎉 <text:s/>Half a billion views on YouTube for "{title}"! <text:s/>🎉 <text:s/>{tags}</text:p>
          </table:table-cell>
          <table:table-cell table:number-columns-repeated="1013"/>
        </table:table-row>
        <table:table-row table:style-name="ro1">
          <table:table-cell table:formula="of:=IF(AND([.H80]&gt;=[.A$1];[.G80]&lt;[.A$1]);TODAY()+[.F80]/[.A$1];&quot;&quot;)" office:value-type="date" office:date-value="2111-06-04T08:00:00.000001">
            <text:p>Jun 4, 2111</text:p>
          </table:table-cell>
          <table:table-cell table:formula="of:=IF([.A80]=&quot;&quot;;&quot;&quot;;[.$F80]+[.A$1]/3)" office:value-type="float" office:value="600006000">
            <text:p>600,006,000</text:p>
          </table:table-cell>
          <table:table-cell table:formula="of:=IF(ISBLANK([.F80]);&quot;&quot;;[.$F80]+[.H80]/3)" office:value-type="float" office:value="601666666.666667">
            <text:p>601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600000000">
            <text:p>6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81]&gt;=[.A$1];[.G81]&lt;[.A$1]);TODAY()+[.F81]/[.A$1];&quot;&quot;)" office:value-type="date" office:date-value="2126-08-19T21:20:00">
            <text:p>Aug 19, 2126</text:p>
          </table:table-cell>
          <table:table-cell table:formula="of:=IF([.A81]=&quot;&quot;;&quot;&quot;;[.$F81]+[.A$1]/3)" office:value-type="float" office:value="700006000">
            <text:p>700,006,000</text:p>
          </table:table-cell>
          <table:table-cell table:formula="of:=IF(ISBLANK([.F81]);&quot;&quot;;[.$F81]+[.H81]/3)" office:value-type="float" office:value="700833333.333333">
            <text:p>700,8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700000000">
            <text:p>7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82]&gt;=[.A$1];[.G82]&lt;[.A$1]);TODAY()+[.F82]/[.A$1];&quot;&quot;)" office:value-type="date" office:date-value="2134-03-28T15:59:59.999999">
            <text:p>Mar 28, 2134</text:p>
          </table:table-cell>
          <table:table-cell table:formula="of:=IF([.A82]=&quot;&quot;;&quot;&quot;;[.$F82]+[.A$1]/3)" office:value-type="float" office:value="750006000">
            <text:p>750,006,000</text:p>
          </table:table-cell>
          <table:table-cell table:formula="of:=IF(ISBLANK([.F82]);&quot;&quot;;[.$F82]+[.H82]/3)" office:value-type="float" office:value="753333333.333333">
            <text:p>753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750000000">
            <text:p>7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83]&gt;=[.A$1];[.G83]&lt;[.A$1]);TODAY()+[.F83]/[.A$1];&quot;&quot;)" office:value-type="date" office:date-value="2141-11-04T10:39:59.999999">
            <text:p>Nov 4, 2141</text:p>
          </table:table-cell>
          <table:table-cell table:formula="of:=IF([.A83]=&quot;&quot;;&quot;&quot;;[.$F83]+[.A$1]/3)" office:value-type="float" office:value="800006000">
            <text:p>800,006,000</text:p>
          </table:table-cell>
          <table:table-cell table:formula="of:=IF(ISBLANK([.F83]);&quot;&quot;;[.$F83]+[.H83]/3)" office:value-type="float" office:value="801666666.666667">
            <text:p>801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800000000">
            <text:p>8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84]&gt;=[.A$1];[.G84]&lt;[.A$1]);TODAY()+[.F84]/[.A$1];&quot;&quot;)" office:value-type="date" office:date-value="2157-01-20">
            <text:p>Jan 20, 2157</text:p>
          </table:table-cell>
          <table:table-cell table:formula="of:=IF([.A84]=&quot;&quot;;&quot;&quot;;[.$F84]+[.A$1]/3)" office:value-type="float" office:value="900006000">
            <text:p>900,006,000</text:p>
          </table:table-cell>
          <table:table-cell table:formula="of:=IF(ISBLANK([.F84]);&quot;&quot;;[.$F84]+[.H84]/3)" office:value-type="float" office:value="906666666.666667">
            <text:p>906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900000000">
            <text:p>9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85]&gt;=[.A$1];[.G85]&lt;[.A$1]);TODAY()+[.F85]/[.A$1];&quot;&quot;)">
            <text:p/>
          </table:table-cell>
          <table:table-cell table:formula="of:=IF([.A85]=&quot;&quot;;&quot;&quot;;[.$F85]+[.A$1]/3)">
            <text:p/>
          </table:table-cell>
          <table:table-cell table:formula="of:=IF(ISBLANK([.F85]);&quot;&quot;;[.$F85]+[.H85]/3)" office:value-type="float" office:value="953333333.333333">
            <text:p>953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50000000">
            <text:p>950000000</text:p>
          </table:table-cell>
          <table:table-cell office:value-type="float" office:value="2000000">
            <text:p>2000000</text:p>
          </table:table-cell>
          <table:table-cell office:value-type="float" office:value="10000000">
            <text:p>10000000</text:p>
          </table:table-cell>
          <table:table-cell office:value-type="string">
            <text:p>We're almost to a b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86]&gt;=[.A$1];[.G86]&lt;[.A$1]);TODAY()+[.F86]/[.A$1];&quot;&quot;)">
            <text:p/>
          </table:table-cell>
          <table:table-cell table:formula="of:=IF([.A86]=&quot;&quot;;&quot;&quot;;[.$F86]+[.A$1]/3)">
            <text:p/>
          </table:table-cell>
          <table:table-cell table:formula="of:=IF(ISBLANK([.F86]);&quot;&quot;;[.$F86]+[.H86]/3)" office:value-type="float" office:value="976666666.666667">
            <text:p>976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75000000">
            <text:p>975000000</text:p>
          </table:table-cell>
          <table:table-cell office:value-type="float" office:value="400000">
            <text:p>400000</text:p>
          </table:table-cell>
          <table:table-cell office:value-type="float" office:value="5000000">
            <text:p>5000000</text:p>
          </table:table-cell>
          <table:table-cell office:value-type="string">
            <text:p>We're almost to a b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87]&gt;=[.A$1];[.G87]&lt;[.A$1]);TODAY()+[.F87]/[.A$1];&quot;&quot;)">
            <text:p/>
          </table:table-cell>
          <table:table-cell table:formula="of:=IF([.A87]=&quot;&quot;;&quot;&quot;;[.$F87]+[.A$1]/3)">
            <text:p/>
          </table:table-cell>
          <table:table-cell table:formula="of:=IF(ISBLANK([.F87]);&quot;&quot;;[.$F87]+[.H87]/3)" office:value-type="float" office:value="980333333.333333">
            <text:p>980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80000000">
            <text:p>980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88]&gt;=[.A$1];[.G88]&lt;[.A$1]);TODAY()+[.F88]/[.A$1];&quot;&quot;)">
            <text:p/>
          </table:table-cell>
          <table:table-cell table:formula="of:=IF([.A88]=&quot;&quot;;&quot;&quot;;[.$F88]+[.A$1]/3)">
            <text:p/>
          </table:table-cell>
          <table:table-cell table:formula="of:=IF(ISBLANK([.F88]);&quot;&quot;;[.$F88]+[.H88]/3)" office:value-type="float" office:value="993333333.333333">
            <text:p>993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0000000">
            <text:p>990000000</text:p>
          </table:table-cell>
          <table:table-cell office:value-type="float" office:value="100000">
            <text:p>100000</text:p>
          </table:table-cell>
          <table:table-cell office:value-type="float" office:value="10000000">
            <text:p>10000000</text:p>
          </table:table-cell>
          <table:table-cell office:value-type="string">
            <text:p>We're almost to a b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89]&gt;=[.A$1];[.G89]&lt;[.A$1]);TODAY()+[.F89]/[.A$1];&quot;&quot;)">
            <text:p/>
          </table:table-cell>
          <table:table-cell table:formula="of:=IF([.A89]=&quot;&quot;;&quot;&quot;;[.$F89]+[.A$1]/3)">
            <text:p/>
          </table:table-cell>
          <table:table-cell table:formula="of:=IF(ISBLANK([.F89]);&quot;&quot;;[.$F89]+[.H89]/3)" office:value-type="float" office:value="996666666.666667">
            <text:p>996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5000000">
            <text:p>995000000</text:p>
          </table:table-cell>
          <table:table-cell office:value-type="float" office:value="50000">
            <text:p>50000</text:p>
          </table:table-cell>
          <table:table-cell office:value-type="float" office:value="5000000">
            <text:p>5000000</text:p>
          </table:table-cell>
          <table:table-cell office:value-type="string">
            <text:p>We're almost to a b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90]&gt;=[.A$1];[.G90]&lt;[.A$1]);TODAY()+[.F90]/[.A$1];&quot;&quot;)" office:value-type="date" office:date-value="2171-10-22T21:20:00">
            <text:p>Oct 22, 2171</text:p>
          </table:table-cell>
          <table:table-cell table:formula="of:=IF([.A90]=&quot;&quot;;&quot;&quot;;[.$F90]+[.A$1]/3)" office:value-type="float" office:value="997006000">
            <text:p>997,006,000</text:p>
          </table:table-cell>
          <table:table-cell table:formula="of:=IF(ISBLANK([.F90]);&quot;&quot;;[.$F90]+[.H90]/3)" office:value-type="float" office:value="997333333.333333">
            <text:p>997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7000000">
            <text:p>997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91]&gt;=[.A$1];[.G91]&lt;[.A$1]);TODAY()+[.F91]/[.A$1];&quot;&quot;)" office:value-type="date" office:date-value="2171-12-17T10:39:59.999999">
            <text:p>Dec 17, 2171</text:p>
          </table:table-cell>
          <table:table-cell table:formula="of:=IF([.A91]=&quot;&quot;;&quot;&quot;;[.$F91]+[.A$1]/3)" office:value-type="float" office:value="998006000">
            <text:p>998,006,000</text:p>
          </table:table-cell>
          <table:table-cell table:formula="of:=IF(ISBLANK([.F91]);&quot;&quot;;[.$F91]+[.H91]/3)" office:value-type="float" office:value="998333333.333333">
            <text:p>998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8000000">
            <text:p>998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92]&gt;=[.A$1];[.G92]&lt;[.A$1]);TODAY()+[.F92]/[.A$1];&quot;&quot;)" office:value-type="date" office:date-value="2172-02-11">
            <text:p>Feb 11, 2172</text:p>
          </table:table-cell>
          <table:table-cell table:formula="of:=IF([.A92]=&quot;&quot;;&quot;&quot;;[.$F92]+[.A$1]/3)" office:value-type="float" office:value="999006000">
            <text:p>999,006,000</text:p>
          </table:table-cell>
          <table:table-cell table:formula="of:=IF(ISBLANK([.F92]);&quot;&quot;;[.$F92]+[.H92]/3)" office:value-type="float" office:value="999333333.333333">
            <text:p>999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5" office:value-type="float" office:value="999000000">
            <text:p>999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93]&gt;=[.A$1];[.G93]&lt;[.A$1]);TODAY()+[.F93]/[.A$1];&quot;&quot;)" office:value-type="date" office:date-value="2172-04-06T13:20:00.000001">
            <text:p>Apr 6, 2172</text:p>
          </table:table-cell>
          <table:table-cell table:formula="of:=IF([.A93]=&quot;&quot;;&quot;&quot;;[.$F93]+[.A$1]/3)" office:value-type="float" office:value="1000006000">
            <text:p>1,000,006,000</text:p>
          </table:table-cell>
          <table:table-cell table:formula="of:=IF(ISBLANK([.F93]);&quot;&quot;;[.$F93]+[.H93]/3)" office:value-type="float" office:value="1066666666.66667">
            <text:p>1,066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1000000000">
            <text:p>1000000000</text:p>
          </table:table-cell>
          <table:table-cell office:value-type="float" office:value="0">
            <text:p>0</text:p>
          </table:table-cell>
          <table:table-cell office:value-type="float" office:value="200000000">
            <text:p>200000000</text:p>
          </table:table-cell>
          <table:table-cell office:value-type="string">
            <text:p>🎉 <text:s/>One billion views 👁 on YouTube for "{title}"! <text:s/>🎉 <text:s/>{tags}</text:p>
          </table:table-cell>
          <table:table-cell table:number-columns-repeated="1013"/>
        </table:table-row>
        <table:table-row table:style-name="ro1">
          <table:table-cell table:formula="of:=IF(AND([.H94]&gt;=[.A$1];[.G94]&lt;[.A$1]);TODAY()+[.F94]/[.A$1];&quot;&quot;)" office:value-type="date" office:date-value="2324-05-16T02:40:00">
            <text:p>May 16, 2324</text:p>
          </table:table-cell>
          <table:table-cell table:formula="of:=IF([.A94]=&quot;&quot;;&quot;&quot;;[.$F94]+[.A$1]/3)" office:value-type="float" office:value="2000006000">
            <text:p>2,000,006,000</text:p>
          </table:table-cell>
          <table:table-cell table:formula="of:=IF(ISBLANK([.F94]);&quot;&quot;;[.$F94]+[.H94]/3)" office:value-type="float" office:value="2001666666.66667">
            <text:p>2,001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2000000000">
            <text:p>20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Two billion views 👁 on YouTube for "{title}"!</text:p>
          </table:table-cell>
          <table:table-cell table:number-columns-repeated="1013"/>
        </table:table-row>
        <table:table-row table:style-name="ro1" table:number-rows-repeated="104848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YouTube Subscribers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5"/>
        <table:table-column table:style-name="co1" table:number-columns-repeated="2" table:default-cell-style-name="Default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row table:style-name="ro1">
          <table:table-cell table:style-name="ce1" office:value-type="float" office:value="27414">
            <text:p>27414</text:p>
          </table:table-cell>
          <table:table-cell table:style-name="ce3" office:value-type="string">
            <text:p>Displayed</text:p>
          </table:table-cell>
          <table:table-cell office:value-type="string">
            <text:p>Max Displayed</text:p>
          </table:table-cell>
          <table:table-cell table:style-name="ce6" office:value-type="string">
            <text:p>Site</text:p>
          </table:table-cell>
          <table:table-cell table:style-name="ce6" office:value-type="string">
            <text:p>Property</text:p>
          </table:table-cell>
          <table:table-cell office:value-type="string">
            <text:p>Count</text:p>
          </table:table-cell>
          <table:table-cell office:value-type="string">
            <text:p>Min Delta</text:p>
          </table:table-cell>
          <table:table-cell office:value-type="string">
            <text:p>Max Delta</text:p>
          </table:table-cell>
          <table:table-cell office:value-type="string">
            <text:p>Template</text:p>
          </table:table-cell>
        </table:table-row>
        <table:table-row table:style-name="ro1">
          <table:table-cell table:formula="of:=IF(AND([.H2]&gt;=[.A$1];[.G2]&lt;[.A$1]);TODAY()+[.F2]/[.A$1];&quot;&quot;)">
            <text:p/>
          </table:table-cell>
          <table:table-cell table:formula="of:=IF([.A2]=&quot;&quot;;&quot;&quot;;[.$F2]+[.A$1]/3)">
            <text:p/>
          </table:table-cell>
          <table:table-cell table:formula="of:=IF(ISBLANK([.F2]);&quot;&quot;;[.$F2]+[.H2]/3)" office:value-type="float" office:value="1066.66666666667">
            <text:p>1,0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]&gt;=[.A$1];[.G3]&lt;[.A$1]);TODAY()+[.F3]/[.A$1];&quot;&quot;)">
            <text:p/>
          </table:table-cell>
          <table:table-cell table:formula="of:=IF([.A3]=&quot;&quot;;&quot;&quot;;[.$F3]+[.A$1]/3)">
            <text:p/>
          </table:table-cell>
          <table:table-cell table:formula="of:=IF(ISBLANK([.F3]);&quot;&quot;;[.$F3]+[.H3]/3)" office:value-type="float" office:value="2016.66666666667">
            <text:p>2,0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4]&gt;=[.A$1];[.G4]&lt;[.A$1]);TODAY()+[.F4]/[.A$1];&quot;&quot;)">
            <text:p/>
          </table:table-cell>
          <table:table-cell table:formula="of:=IF([.A4]=&quot;&quot;;&quot;&quot;;[.$F4]+[.A$1]/3)">
            <text:p/>
          </table:table-cell>
          <table:table-cell table:formula="of:=IF(ISBLANK([.F4]);&quot;&quot;;[.$F4]+[.H4]/3)" office:value-type="float" office:value="3016.66666666667">
            <text:p>3,0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]&gt;=[.A$1];[.G5]&lt;[.A$1]);TODAY()+[.F5]/[.A$1];&quot;&quot;)">
            <text:p/>
          </table:table-cell>
          <table:table-cell table:formula="of:=IF([.A5]=&quot;&quot;;&quot;&quot;;[.$F5]+[.A$1]/3)">
            <text:p/>
          </table:table-cell>
          <table:table-cell table:formula="of:=IF(ISBLANK([.F5]);&quot;&quot;;[.$F5]+[.H5]/3)" office:value-type="float" office:value="4016.66666666667">
            <text:p>4,0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6]&gt;=[.A$1];[.G6]&lt;[.A$1]);TODAY()+[.F6]/[.A$1];&quot;&quot;)">
            <text:p/>
          </table:table-cell>
          <table:table-cell table:formula="of:=IF([.A6]=&quot;&quot;;&quot;&quot;;[.$F6]+[.A$1]/3)">
            <text:p/>
          </table:table-cell>
          <table:table-cell table:formula="of:=IF(ISBLANK([.F6]);&quot;&quot;;[.$F6]+[.H6]/3)" office:value-type="float" office:value="5066.66666666667">
            <text:p>5,0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7]&gt;=[.A$1];[.G7]&lt;[.A$1]);TODAY()+[.F7]/[.A$1];&quot;&quot;)">
            <text:p/>
          </table:table-cell>
          <table:table-cell table:formula="of:=IF([.A7]=&quot;&quot;;&quot;&quot;;[.$F7]+[.A$1]/3)">
            <text:p/>
          </table:table-cell>
          <table:table-cell table:formula="of:=IF(ISBLANK([.F7]);&quot;&quot;;[.$F7]+[.H7]/3)" office:value-type="float" office:value="6016.66666666667">
            <text:p>6,0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8]&gt;=[.A$1];[.G8]&lt;[.A$1]);TODAY()+[.F8]/[.A$1];&quot;&quot;)">
            <text:p/>
          </table:table-cell>
          <table:table-cell table:formula="of:=IF([.A8]=&quot;&quot;;&quot;&quot;;[.$F8]+[.A$1]/3)">
            <text:p/>
          </table:table-cell>
          <table:table-cell table:formula="of:=IF(ISBLANK([.F8]);&quot;&quot;;[.$F8]+[.H8]/3)" office:value-type="float" office:value="7016.66666666667">
            <text:p>7,0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9]&gt;=[.A$1];[.G9]&lt;[.A$1]);TODAY()+[.F9]/[.A$1];&quot;&quot;)">
            <text:p/>
          </table:table-cell>
          <table:table-cell table:formula="of:=IF([.A9]=&quot;&quot;;&quot;&quot;;[.$F9]+[.A$1]/3)">
            <text:p/>
          </table:table-cell>
          <table:table-cell table:formula="of:=IF(ISBLANK([.F9]);&quot;&quot;;[.$F9]+[.H9]/3)" office:value-type="float" office:value="8016.66666666667">
            <text:p>8,0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0]&gt;=[.A$1];[.G10]&lt;[.A$1]);TODAY()+[.F10]/[.A$1];&quot;&quot;)">
            <text:p/>
          </table:table-cell>
          <table:table-cell table:formula="of:=IF([.A10]=&quot;&quot;;&quot;&quot;;[.$F10]+[.A$1]/3)">
            <text:p/>
          </table:table-cell>
          <table:table-cell table:formula="of:=IF(ISBLANK([.F10]);&quot;&quot;;[.$F10]+[.H10]/3)" office:value-type="float" office:value="9016.66666666667">
            <text:p>9,0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1]&gt;=[.A$1];[.G11]&lt;[.A$1]);TODAY()+[.F11]/[.A$1];&quot;&quot;)">
            <text:p/>
          </table:table-cell>
          <table:table-cell table:formula="of:=IF([.A11]=&quot;&quot;;&quot;&quot;;[.$F11]+[.A$1]/3)">
            <text:p/>
          </table:table-cell>
          <table:table-cell table:formula="of:=IF(ISBLANK([.F11]);&quot;&quot;;[.$F11]+[.H11]/3)" office:value-type="float" office:value="10666.6666666667">
            <text:p>10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2]&gt;=[.A$1];[.G12]&lt;[.A$1]);TODAY()+[.F12]/[.A$1];&quot;&quot;)">
            <text:p/>
          </table:table-cell>
          <table:table-cell table:formula="of:=IF([.A12]=&quot;&quot;;&quot;&quot;;[.$F12]+[.A$1]/3)">
            <text:p/>
          </table:table-cell>
          <table:table-cell table:formula="of:=IF(ISBLANK([.F12]);&quot;&quot;;[.$F12]+[.H12]/3)" office:value-type="float" office:value="20166.6666666667">
            <text:p>20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3]&gt;=[.A$1];[.G13]&lt;[.A$1]);TODAY()+[.F13]/[.A$1];&quot;&quot;)">
            <text:p/>
          </table:table-cell>
          <table:table-cell table:formula="of:=IF([.A13]=&quot;&quot;;&quot;&quot;;[.$F13]+[.A$1]/3)">
            <text:p/>
          </table:table-cell>
          <table:table-cell table:formula="of:=IF(ISBLANK([.F13]);&quot;&quot;;[.$F13]+[.H13]/3)" office:value-type="float" office:value="30166.6666666667">
            <text:p>30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4]&gt;=[.A$1];[.G14]&lt;[.A$1]);TODAY()+[.F14]/[.A$1];&quot;&quot;)">
            <text:p/>
          </table:table-cell>
          <table:table-cell table:formula="of:=IF([.A14]=&quot;&quot;;&quot;&quot;;[.$F14]+[.A$1]/3)">
            <text:p/>
          </table:table-cell>
          <table:table-cell table:formula="of:=IF(ISBLANK([.F14]);&quot;&quot;;[.$F14]+[.H14]/3)" office:value-type="float" office:value="40166.6666666667">
            <text:p>40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5]&gt;=[.A$1];[.G15]&lt;[.A$1]);TODAY()+[.F15]/[.A$1];&quot;&quot;)">
            <text:p/>
          </table:table-cell>
          <table:table-cell table:formula="of:=IF([.A15]=&quot;&quot;;&quot;&quot;;[.$F15]+[.A$1]/3)">
            <text:p/>
          </table:table-cell>
          <table:table-cell table:formula="of:=IF(ISBLANK([.F15]);&quot;&quot;;[.$F15]+[.H15]/3)" office:value-type="float" office:value="50666.6666666667">
            <text:p>50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6]&gt;=[.A$1];[.G16]&lt;[.A$1]);TODAY()+[.F16]/[.A$1];&quot;&quot;)">
            <text:p/>
          </table:table-cell>
          <table:table-cell table:formula="of:=IF([.A16]=&quot;&quot;;&quot;&quot;;[.$F16]+[.A$1]/3)">
            <text:p/>
          </table:table-cell>
          <table:table-cell table:formula="of:=IF(ISBLANK([.F16]);&quot;&quot;;[.$F16]+[.H16]/3)" office:value-type="float" office:value="60166.6666666667">
            <text:p>60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7]&gt;=[.A$1];[.G17]&lt;[.A$1]);TODAY()+[.F17]/[.A$1];&quot;&quot;)">
            <text:p/>
          </table:table-cell>
          <table:table-cell table:formula="of:=IF([.A17]=&quot;&quot;;&quot;&quot;;[.$F17]+[.A$1]/3)">
            <text:p/>
          </table:table-cell>
          <table:table-cell table:formula="of:=IF(ISBLANK([.F17]);&quot;&quot;;[.$F17]+[.H17]/3)" office:value-type="float" office:value="70166.6666666667">
            <text:p>70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70000">
            <text:p>7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8]&gt;=[.A$1];[.G18]&lt;[.A$1]);TODAY()+[.F18]/[.A$1];&quot;&quot;)">
            <text:p/>
          </table:table-cell>
          <table:table-cell table:formula="of:=IF([.A18]=&quot;&quot;;&quot;&quot;;[.$F18]+[.A$1]/3)">
            <text:p/>
          </table:table-cell>
          <table:table-cell table:formula="of:=IF(ISBLANK([.F18]);&quot;&quot;;[.$F18]+[.H18]/3)" office:value-type="float" office:value="80166.6666666667">
            <text:p>80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80000">
            <text:p>8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9]&gt;=[.A$1];[.G19]&lt;[.A$1]);TODAY()+[.F19]/[.A$1];&quot;&quot;)">
            <text:p/>
          </table:table-cell>
          <table:table-cell table:formula="of:=IF([.A19]=&quot;&quot;;&quot;&quot;;[.$F19]+[.A$1]/3)">
            <text:p/>
          </table:table-cell>
          <table:table-cell table:formula="of:=IF(ISBLANK([.F19]);&quot;&quot;;[.$F19]+[.H19]/3)" office:value-type="float" office:value="90166.6666666667">
            <text:p>90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90000">
            <text:p>9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20]&gt;=[.A$1];[.G20]&lt;[.A$1]);TODAY()+[.F20]/[.A$1];&quot;&quot;)">
            <text:p/>
          </table:table-cell>
          <table:table-cell table:formula="of:=IF([.A20]=&quot;&quot;;&quot;&quot;;[.$F20]+[.A$1]/3)">
            <text:p/>
          </table:table-cell>
          <table:table-cell table:formula="of:=IF(ISBLANK([.F20]);&quot;&quot;;[.$F20]+[.H20]/3)" office:value-type="float" office:value="95166.6666666667">
            <text:p>95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5000">
            <text:p>950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📺 <text:s/>We're almost to one hundred thousand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21]&gt;=[.A$1];[.G21]&lt;[.A$1]);TODAY()+[.F21]/[.A$1];&quot;&quot;)">
            <text:p/>
          </table:table-cell>
          <table:table-cell table:formula="of:=IF([.A21]=&quot;&quot;;&quot;&quot;;[.$F21]+[.A$1]/3)">
            <text:p/>
          </table:table-cell>
          <table:table-cell table:formula="of:=IF(ISBLANK([.F21]);&quot;&quot;;[.$F21]+[.H21]/3)" office:value-type="float" office:value="97583.3333333333">
            <text:p>97,58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7500">
            <text:p>97500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office:value-type="string">
            <text:p>📺 <text:s/>We're almost to one hundred thousand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22]&gt;=[.A$1];[.G22]&lt;[.A$1]);TODAY()+[.F22]/[.A$1];&quot;&quot;)">
            <text:p/>
          </table:table-cell>
          <table:table-cell table:formula="of:=IF([.A22]=&quot;&quot;;&quot;&quot;;[.$F22]+[.A$1]/3)">
            <text:p/>
          </table:table-cell>
          <table:table-cell table:formula="of:=IF(ISBLANK([.F22]);&quot;&quot;;[.$F22]+[.H22]/3)" office:value-type="float" office:value="99166.6666666667">
            <text:p>99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000">
            <text:p>990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>
            <text:p>📺 <text:s/>We're almost to one hundred thousand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23]&gt;=[.A$1];[.G23]&lt;[.A$1]);TODAY()+[.F23]/[.A$1];&quot;&quot;)">
            <text:p/>
          </table:table-cell>
          <table:table-cell table:formula="of:=IF([.A23]=&quot;&quot;;&quot;&quot;;[.$F23]+[.A$1]/3)">
            <text:p/>
          </table:table-cell>
          <table:table-cell table:formula="of:=IF(ISBLANK([.F23]);&quot;&quot;;[.$F23]+[.H23]/3)" office:value-type="float" office:value="99583.3333333333">
            <text:p>99,58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500">
            <text:p>99500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📺 <text:s/>We're almost to one hundred thousand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24]&gt;=[.A$1];[.G24]&lt;[.A$1]);TODAY()+[.F24]/[.A$1];&quot;&quot;)">
            <text:p/>
          </table:table-cell>
          <table:table-cell table:formula="of:=IF([.A24]=&quot;&quot;;&quot;&quot;;[.$F24]+[.A$1]/3)">
            <text:p/>
          </table:table-cell>
          <table:table-cell table:formula="of:=IF(ISBLANK([.F24]);&quot;&quot;;[.$F24]+[.H24]/3)" office:value-type="float" office:value="99716.6666666667">
            <text:p>99,7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700">
            <text:p>99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<text:s/>We're almost to one hundred thousand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25]&gt;=[.A$1];[.G25]&lt;[.A$1]);TODAY()+[.F25]/[.A$1];&quot;&quot;)">
            <text:p/>
          </table:table-cell>
          <table:table-cell table:formula="of:=IF([.A25]=&quot;&quot;;&quot;&quot;;[.$F25]+[.A$1]/3)">
            <text:p/>
          </table:table-cell>
          <table:table-cell table:formula="of:=IF(ISBLANK([.F25]);&quot;&quot;;[.$F25]+[.H25]/3)" office:value-type="float" office:value="99816.6666666667">
            <text:p>99,8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800">
            <text:p>9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<text:s/>We're almost to one hundred thousand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26]&gt;=[.A$1];[.G26]&lt;[.A$1]);TODAY()+[.F26]/[.A$1];&quot;&quot;)">
            <text:p/>
          </table:table-cell>
          <table:table-cell table:formula="of:=IF([.A26]=&quot;&quot;;&quot;&quot;;[.$F26]+[.A$1]/3)">
            <text:p/>
          </table:table-cell>
          <table:table-cell table:formula="of:=IF(ISBLANK([.F26]);&quot;&quot;;[.$F26]+[.H26]/3)" office:value-type="float" office:value="99916.6666666667">
            <text:p>99,9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900">
            <text:p>9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<text:s/>We're almost to one hundred thousand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27]&gt;=[.A$1];[.G27]&lt;[.A$1]);TODAY()+[.F27]/[.A$1];&quot;&quot;)">
            <text:p/>
          </table:table-cell>
          <table:table-cell table:formula="of:=IF([.A27]=&quot;&quot;;&quot;&quot;;[.$F27]+[.A$1]/3)">
            <text:p/>
          </table:table-cell>
          <table:table-cell table:formula="of:=IF(ISBLANK([.F27]);&quot;&quot;;[.$F27]+[.H27]/3)" office:value-type="float" office:value="100333.333333333">
            <text:p>100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9"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string">
            <text:p>📺 <text:s/>🎉 <text:s/>We are at one hundred thousand YouTube subscribers for "{title}"! <text:s/>🎉 <text:s/>{tags}</text:p>
          </table:table-cell>
        </table:table-row>
        <table:table-row table:style-name="ro1">
          <table:table-cell table:formula="of:=IF(AND([.H28]&gt;=[.A$1];[.G28]&lt;[.A$1]);TODAY()+[.F28]/[.A$1];&quot;&quot;)">
            <text:p/>
          </table:table-cell>
          <table:table-cell table:formula="of:=IF([.A28]=&quot;&quot;;&quot;&quot;;[.$F28]+[.A$1]/3)">
            <text:p/>
          </table:table-cell>
          <table:table-cell table:formula="of:=IF(ISBLANK([.F28]);&quot;&quot;;[.$F28]+[.H28]/3)" office:value-type="float" office:value="106666.666666667">
            <text:p>10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100000">
            <text:p>100000</text:p>
          </table:table-cell>
          <table:table-cell office:value-type="float" office:value="1000">
            <text:p>1000</text:p>
          </table:table-cell>
          <table:table-cell office:value-type="float" office:value="20000">
            <text:p>2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29]&gt;=[.A$1];[.G29]&lt;[.A$1]);TODAY()+[.F29]/[.A$1];&quot;&quot;)" office:value-type="date" office:date-value="2020-03-02T15:32:47.432699">
            <text:p>Mar 2, 2020</text:p>
          </table:table-cell>
          <table:table-cell table:formula="of:=IF([.A29]=&quot;&quot;;&quot;&quot;;[.$F29]+[.A$1]/3)" office:value-type="float" office:value="109138">
            <text:p>109,138</text:p>
          </table:table-cell>
          <table:table-cell table:formula="of:=IF(ISBLANK([.F29]);&quot;&quot;;[.$F29]+[.H29]/3)" office:value-type="float" office:value="166666.666666667">
            <text:p>1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9" office:value-type="float" office:value="100000">
            <text:p>100000</text:p>
          </table:table-cell>
          <table:table-cell office:value-type="float" office:value="20000">
            <text:p>20000</text:p>
          </table:table-cell>
          <table:table-cell office:value-type="float" office:value="200000">
            <text:p>200000</text:p>
          </table:table-cell>
          <table:table-cell office:value-type="string">
            <text:p>📺 <text:s/>🎉 <text:s/>We have zoomed past one hundred thousand YouTube subscribers for "{title}"! <text:s/>🎉 <text:s/>{tags}</text:p>
          </table:table-cell>
        </table:table-row>
        <table:table-row table:style-name="ro1">
          <table:table-cell table:formula="of:=IF(AND([.H30]&gt;=[.A$1];[.G30]&lt;[.A$1]);TODAY()+[.F30]/[.A$1];&quot;&quot;)">
            <text:p/>
          </table:table-cell>
          <table:table-cell table:formula="of:=IF([.A30]=&quot;&quot;;&quot;&quot;;[.$F30]+[.A$1]/3)">
            <text:p/>
          </table:table-cell>
          <table:table-cell table:formula="of:=IF(ISBLANK([.F30]);&quot;&quot;;[.$F30]+[.H30]/3)" office:value-type="float" office:value="200833.333333333">
            <text:p>200,8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1]&gt;=[.A$1];[.G31]&lt;[.A$1]);TODAY()+[.F31]/[.A$1];&quot;&quot;)">
            <text:p/>
          </table:table-cell>
          <table:table-cell table:formula="of:=IF([.A31]=&quot;&quot;;&quot;&quot;;[.$F31]+[.A$1]/3)">
            <text:p/>
          </table:table-cell>
          <table:table-cell table:formula="of:=IF(ISBLANK([.F31]);&quot;&quot;;[.$F31]+[.H31]/3)" office:value-type="float" office:value="253333.333333333">
            <text:p>25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250000">
            <text:p>2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2]&gt;=[.A$1];[.G32]&lt;[.A$1]);TODAY()+[.F32]/[.A$1];&quot;&quot;)">
            <text:p/>
          </table:table-cell>
          <table:table-cell table:formula="of:=IF([.A32]=&quot;&quot;;&quot;&quot;;[.$F32]+[.A$1]/3)">
            <text:p/>
          </table:table-cell>
          <table:table-cell table:formula="of:=IF(ISBLANK([.F32]);&quot;&quot;;[.$F32]+[.H32]/3)" office:value-type="float" office:value="301666.666666667">
            <text:p>301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300000">
            <text:p>3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3]&gt;=[.A$1];[.G33]&lt;[.A$1]);TODAY()+[.F33]/[.A$1];&quot;&quot;)">
            <text:p/>
          </table:table-cell>
          <table:table-cell table:formula="of:=IF([.A33]=&quot;&quot;;&quot;&quot;;[.$F33]+[.A$1]/3)">
            <text:p/>
          </table:table-cell>
          <table:table-cell table:formula="of:=IF(ISBLANK([.F33]);&quot;&quot;;[.$F33]+[.H33]/3)" office:value-type="float" office:value="401666.666666667">
            <text:p>401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4]&gt;=[.A$1];[.G34]&lt;[.A$1]);TODAY()+[.F34]/[.A$1];&quot;&quot;)">
            <text:p/>
          </table:table-cell>
          <table:table-cell table:formula="of:=IF([.A34]=&quot;&quot;;&quot;&quot;;[.$F34]+[.A$1]/3)">
            <text:p/>
          </table:table-cell>
          <table:table-cell table:formula="of:=IF(ISBLANK([.F34]);&quot;&quot;;[.$F34]+[.H34]/3)" office:value-type="float" office:value="506666.666666667">
            <text:p>50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500000">
            <text:p>500000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5]&gt;=[.A$1];[.G35]&lt;[.A$1]);TODAY()+[.F35]/[.A$1];&quot;&quot;)">
            <text:p/>
          </table:table-cell>
          <table:table-cell table:formula="of:=IF([.A35]=&quot;&quot;;&quot;&quot;;[.$F35]+[.A$1]/3)">
            <text:p/>
          </table:table-cell>
          <table:table-cell table:formula="of:=IF(ISBLANK([.F35]);&quot;&quot;;[.$F35]+[.H35]/3)" office:value-type="float" office:value="601666.666666667">
            <text:p>601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600000">
            <text:p>6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6]&gt;=[.A$1];[.G36]&lt;[.A$1]);TODAY()+[.F36]/[.A$1];&quot;&quot;)">
            <text:p/>
          </table:table-cell>
          <table:table-cell table:formula="of:=IF([.A36]=&quot;&quot;;&quot;&quot;;[.$F36]+[.A$1]/3)">
            <text:p/>
          </table:table-cell>
          <table:table-cell table:formula="of:=IF(ISBLANK([.F36]);&quot;&quot;;[.$F36]+[.H36]/3)" office:value-type="float" office:value="700833.333333333">
            <text:p>700,8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700000">
            <text:p>7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7]&gt;=[.A$1];[.G37]&lt;[.A$1]);TODAY()+[.F37]/[.A$1];&quot;&quot;)">
            <text:p/>
          </table:table-cell>
          <table:table-cell table:formula="of:=IF([.A37]=&quot;&quot;;&quot;&quot;;[.$F37]+[.A$1]/3)">
            <text:p/>
          </table:table-cell>
          <table:table-cell table:formula="of:=IF(ISBLANK([.F37]);&quot;&quot;;[.$F37]+[.H37]/3)" office:value-type="float" office:value="753333.333333333">
            <text:p>75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750000">
            <text:p>7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8]&gt;=[.A$1];[.G38]&lt;[.A$1]);TODAY()+[.F38]/[.A$1];&quot;&quot;)">
            <text:p/>
          </table:table-cell>
          <table:table-cell table:formula="of:=IF([.A38]=&quot;&quot;;&quot;&quot;;[.$F38]+[.A$1]/3)">
            <text:p/>
          </table:table-cell>
          <table:table-cell table:formula="of:=IF(ISBLANK([.F38]);&quot;&quot;;[.$F38]+[.H38]/3)" office:value-type="float" office:value="801666.666666667">
            <text:p>801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9]&gt;=[.A$1];[.G39]&lt;[.A$1]);TODAY()+[.F39]/[.A$1];&quot;&quot;)">
            <text:p/>
          </table:table-cell>
          <table:table-cell table:formula="of:=IF([.A39]=&quot;&quot;;&quot;&quot;;[.$F39]+[.A$1]/3)">
            <text:p/>
          </table:table-cell>
          <table:table-cell table:formula="of:=IF(ISBLANK([.F39]);&quot;&quot;;[.$F39]+[.H39]/3)" office:value-type="float" office:value="901666.666666667">
            <text:p>901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900000">
            <text:p>9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40]&gt;=[.A$1];[.G40]&lt;[.A$1]);TODAY()+[.F40]/[.A$1];&quot;&quot;)">
            <text:p/>
          </table:table-cell>
          <table:table-cell table:formula="of:=IF([.A40]=&quot;&quot;;&quot;&quot;;[.$F40]+[.A$1]/3)">
            <text:p/>
          </table:table-cell>
          <table:table-cell table:formula="of:=IF(ISBLANK([.F40]);&quot;&quot;;[.$F40]+[.H40]/3)" office:value-type="float" office:value="951666.666666667">
            <text:p>951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50000">
            <text:p>950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office:value-type="string">
            <text:p>📺 <text:s/>We're almost to a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41]&gt;=[.A$1];[.G41]&lt;[.A$1]);TODAY()+[.F41]/[.A$1];&quot;&quot;)">
            <text:p/>
          </table:table-cell>
          <table:table-cell table:formula="of:=IF([.A41]=&quot;&quot;;&quot;&quot;;[.$F41]+[.A$1]/3)">
            <text:p/>
          </table:table-cell>
          <table:table-cell table:formula="of:=IF(ISBLANK([.F41]);&quot;&quot;;[.$F41]+[.H41]/3)" office:value-type="float" office:value="975833.333333333">
            <text:p>975,8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75000">
            <text:p>975000</text:p>
          </table:table-cell>
          <table:table-cell office:value-type="float" office:value="400">
            <text:p>400</text:p>
          </table:table-cell>
          <table:table-cell office:value-type="float" office:value="2500">
            <text:p>2500</text:p>
          </table:table-cell>
          <table:table-cell office:value-type="string">
            <text:p>📺 <text:s/>We're almost to a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42]&gt;=[.A$1];[.G42]&lt;[.A$1]);TODAY()+[.F42]/[.A$1];&quot;&quot;)">
            <text:p/>
          </table:table-cell>
          <table:table-cell table:formula="of:=IF([.A42]=&quot;&quot;;&quot;&quot;;[.$F42]+[.A$1]/3)">
            <text:p/>
          </table:table-cell>
          <table:table-cell table:formula="of:=IF(ISBLANK([.F42]);&quot;&quot;;[.$F42]+[.H42]/3)" office:value-type="float" office:value="991666.666666667">
            <text:p>991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0000">
            <text:p>990000</text:p>
          </table:table-cell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office:value-type="string">
            <text:p>📺 <text:s/>We're almost to a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43]&gt;=[.A$1];[.G43]&lt;[.A$1]);TODAY()+[.F43]/[.A$1];&quot;&quot;)">
            <text:p/>
          </table:table-cell>
          <table:table-cell table:formula="of:=IF([.A43]=&quot;&quot;;&quot;&quot;;[.$F43]+[.A$1]/3)">
            <text:p/>
          </table:table-cell>
          <table:table-cell table:formula="of:=IF(ISBLANK([.F43]);&quot;&quot;;[.$F43]+[.H43]/3)" office:value-type="float" office:value="995833.333333333">
            <text:p>995,8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5000">
            <text:p>995000</text:p>
          </table:table-cell>
          <table:table-cell office:value-type="float" office:value="50">
            <text:p>50</text:p>
          </table:table-cell>
          <table:table-cell office:value-type="float" office:value="2500">
            <text:p>2500</text:p>
          </table:table-cell>
          <table:table-cell office:value-type="string">
            <text:p>📺 <text:s/>We're almost to a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44]&gt;=[.A$1];[.G44]&lt;[.A$1]);TODAY()+[.F44]/[.A$1];&quot;&quot;)">
            <text:p/>
          </table:table-cell>
          <table:table-cell table:formula="of:=IF([.A44]=&quot;&quot;;&quot;&quot;;[.$F44]+[.A$1]/3)">
            <text:p/>
          </table:table-cell>
          <table:table-cell table:formula="of:=IF(ISBLANK([.F44]);&quot;&quot;;[.$F44]+[.H44]/3)" office:value-type="float" office:value="997166.666666667">
            <text:p>997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7000">
            <text:p>997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<text:s/>We're almost to a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45]&gt;=[.A$1];[.G45]&lt;[.A$1]);TODAY()+[.F45]/[.A$1];&quot;&quot;)">
            <text:p/>
          </table:table-cell>
          <table:table-cell table:formula="of:=IF([.A45]=&quot;&quot;;&quot;&quot;;[.$F45]+[.A$1]/3)">
            <text:p/>
          </table:table-cell>
          <table:table-cell table:formula="of:=IF(ISBLANK([.F45]);&quot;&quot;;[.$F45]+[.H45]/3)" office:value-type="float" office:value="998166.666666667">
            <text:p>998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8000">
            <text:p>998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<text:s/>We're almost to a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46]&gt;=[.A$1];[.G46]&lt;[.A$1]);TODAY()+[.F46]/[.A$1];&quot;&quot;)">
            <text:p/>
          </table:table-cell>
          <table:table-cell table:formula="of:=IF([.A46]=&quot;&quot;;&quot;&quot;;[.$F46]+[.A$1]/3)">
            <text:p/>
          </table:table-cell>
          <table:table-cell table:formula="of:=IF(ISBLANK([.F46]);&quot;&quot;;[.$F46]+[.H46]/3)" office:value-type="float" office:value="999166.666666667">
            <text:p>999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9000">
            <text:p>999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<text:s/>We're almost to a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47]&gt;=[.A$1];[.G47]&lt;[.A$1]);TODAY()+[.F47]/[.A$1];&quot;&quot;)" office:value-type="date" office:date-value="2020-04-04T11:27:54.326987">
            <text:p>Apr 4, 2020</text:p>
          </table:table-cell>
          <table:table-cell table:formula="of:=IF([.A47]=&quot;&quot;;&quot;&quot;;[.$F47]+[.A$1]/3)" office:value-type="float" office:value="1009138">
            <text:p>1,009,138</text:p>
          </table:table-cell>
          <table:table-cell table:formula="of:=IF(ISBLANK([.F47]);&quot;&quot;;[.$F47]+[.H47]/3)" office:value-type="float" office:value="1066666.66666667">
            <text:p>1,0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📺 <text:s/>🎉 <text:s/>We are at one million YouTube subscribers for "{title}"! <text:s/>🎉 <text:s/>{tags}</text:p>
          </table:table-cell>
        </table:table-row>
        <table:table-row table:style-name="ro1">
          <table:table-cell table:formula="of:=IF(AND([.H48]&gt;=[.A$1];[.G48]&lt;[.A$1]);TODAY()+[.F48]/[.A$1];&quot;&quot;)">
            <text:p/>
          </table:table-cell>
          <table:table-cell table:formula="of:=IF([.A48]=&quot;&quot;;&quot;&quot;;[.$F48]+[.A$1]/3)">
            <text:p/>
          </table:table-cell>
          <table:table-cell table:formula="of:=IF(ISBLANK([.F48]);&quot;&quot;;[.$F48]+[.H48]/3)" office:value-type="float" office:value="1666666.66666667">
            <text:p>1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9" office:value-type="float" office:value="1000000">
            <text:p>1000000</text:p>
          </table:table-cell>
          <table:table-cell office:value-type="float" office:value="200000">
            <text:p>200000</text:p>
          </table:table-cell>
          <table:table-cell office:value-type="float" office:value="2000000">
            <text:p>2000000</text:p>
          </table:table-cell>
          <table:table-cell office:value-type="string">
            <text:p>📺 <text:s/>🎉 <text:s/>We have zoomed past one million YouTube subscribers for "{title}"! <text:s/>🎉 <text:s/>{tags}</text:p>
          </table:table-cell>
        </table:table-row>
        <table:table-row table:style-name="ro1">
          <table:table-cell table:formula="of:=IF(AND([.H49]&gt;=[.A$1];[.G49]&lt;[.A$1]);TODAY()+[.F49]/[.A$1];&quot;&quot;)" office:value-type="date" office:date-value="2020-05-10T22:55:48.653972">
            <text:p>May 10, 2020</text:p>
          </table:table-cell>
          <table:table-cell table:formula="of:=IF([.A49]=&quot;&quot;;&quot;&quot;;[.$F49]+[.A$1]/3)" office:value-type="float" office:value="2009138">
            <text:p>2,009,138</text:p>
          </table:table-cell>
          <table:table-cell table:formula="of:=IF(ISBLANK([.F49]);&quot;&quot;;[.$F49]+[.H49]/3)" office:value-type="float" office:value="2016666.66666667">
            <text:p>2,01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2000000">
            <text:p>2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0]&gt;=[.A$1];[.G50]&lt;[.A$1]);TODAY()+[.F50]/[.A$1];&quot;&quot;)" office:value-type="date" office:date-value="2020-06-16T10:23:42.980959">
            <text:p>Jun 16, 2020</text:p>
          </table:table-cell>
          <table:table-cell table:formula="of:=IF([.A50]=&quot;&quot;;&quot;&quot;;[.$F50]+[.A$1]/3)" office:value-type="float" office:value="3009138">
            <text:p>3,009,138</text:p>
          </table:table-cell>
          <table:table-cell table:formula="of:=IF(ISBLANK([.F50]);&quot;&quot;;[.$F50]+[.H50]/3)" office:value-type="float" office:value="3016666.66666667">
            <text:p>3,01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3000000">
            <text:p>3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1]&gt;=[.A$1];[.G51]&lt;[.A$1]);TODAY()+[.F51]/[.A$1];&quot;&quot;)" office:value-type="date" office:date-value="2020-07-22T21:51:37.307945">
            <text:p>Jul 22, 2020</text:p>
          </table:table-cell>
          <table:table-cell table:formula="of:=IF([.A51]=&quot;&quot;;&quot;&quot;;[.$F51]+[.A$1]/3)" office:value-type="float" office:value="4009138">
            <text:p>4,009,138</text:p>
          </table:table-cell>
          <table:table-cell table:formula="of:=IF(ISBLANK([.F51]);&quot;&quot;;[.$F51]+[.H51]/3)" office:value-type="float" office:value="4016666.66666667">
            <text:p>4,01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4000000">
            <text:p>4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2]&gt;=[.A$1];[.G52]&lt;[.A$1]);TODAY()+[.F52]/[.A$1];&quot;&quot;)" office:value-type="date" office:date-value="2020-08-28T09:19:31.634931">
            <text:p>Aug 28, 2020</text:p>
          </table:table-cell>
          <table:table-cell table:formula="of:=IF([.A52]=&quot;&quot;;&quot;&quot;;[.$F52]+[.A$1]/3)" office:value-type="float" office:value="5009138">
            <text:p>5,009,138</text:p>
          </table:table-cell>
          <table:table-cell table:formula="of:=IF(ISBLANK([.F52]);&quot;&quot;;[.$F52]+[.H52]/3)" office:value-type="float" office:value="5066666.66666667">
            <text:p>5,0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5000000">
            <text:p>5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3]&gt;=[.A$1];[.G53]&lt;[.A$1]);TODAY()+[.F53]/[.A$1];&quot;&quot;)" office:value-type="date" office:date-value="2020-10-03T20:47:25.961917">
            <text:p>Oct 3, 2020</text:p>
          </table:table-cell>
          <table:table-cell table:formula="of:=IF([.A53]=&quot;&quot;;&quot;&quot;;[.$F53]+[.A$1]/3)" office:value-type="float" office:value="6009138">
            <text:p>6,009,138</text:p>
          </table:table-cell>
          <table:table-cell table:formula="of:=IF(ISBLANK([.F53]);&quot;&quot;;[.$F53]+[.H53]/3)" office:value-type="float" office:value="6016666.66666667">
            <text:p>6,01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6000000">
            <text:p>6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4]&gt;=[.A$1];[.G54]&lt;[.A$1]);TODAY()+[.F54]/[.A$1];&quot;&quot;)" office:value-type="date" office:date-value="2020-11-09T08:15:20.288904">
            <text:p>Nov 9, 2020</text:p>
          </table:table-cell>
          <table:table-cell table:formula="of:=IF([.A54]=&quot;&quot;;&quot;&quot;;[.$F54]+[.A$1]/3)" office:value-type="float" office:value="7009138">
            <text:p>7,009,138</text:p>
          </table:table-cell>
          <table:table-cell table:formula="of:=IF(ISBLANK([.F54]);&quot;&quot;;[.$F54]+[.H54]/3)" office:value-type="float" office:value="7016666.66666667">
            <text:p>7,01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7000000">
            <text:p>7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5]&gt;=[.A$1];[.G55]&lt;[.A$1]);TODAY()+[.F55]/[.A$1];&quot;&quot;)" office:value-type="date" office:date-value="2020-12-15T19:43:14.61589">
            <text:p>Dec 15, 2020</text:p>
          </table:table-cell>
          <table:table-cell table:formula="of:=IF([.A55]=&quot;&quot;;&quot;&quot;;[.$F55]+[.A$1]/3)" office:value-type="float" office:value="8009138">
            <text:p>8,009,138</text:p>
          </table:table-cell>
          <table:table-cell table:formula="of:=IF(ISBLANK([.F55]);&quot;&quot;;[.$F55]+[.H55]/3)" office:value-type="float" office:value="8016666.66666667">
            <text:p>8,01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8000000">
            <text:p>8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6]&gt;=[.A$1];[.G56]&lt;[.A$1]);TODAY()+[.F56]/[.A$1];&quot;&quot;)" office:value-type="date" office:date-value="2021-01-21T07:11:08.942876">
            <text:p>Jan 21, 2021</text:p>
          </table:table-cell>
          <table:table-cell table:formula="of:=IF([.A56]=&quot;&quot;;&quot;&quot;;[.$F56]+[.A$1]/3)" office:value-type="float" office:value="9009138">
            <text:p>9,009,138</text:p>
          </table:table-cell>
          <table:table-cell table:formula="of:=IF(ISBLANK([.F56]);&quot;&quot;;[.$F56]+[.H56]/3)" office:value-type="float" office:value="9016666.66666667">
            <text:p>9,01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9000000">
            <text:p>9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7]&gt;=[.A$1];[.G57]&lt;[.A$1]);TODAY()+[.F57]/[.A$1];&quot;&quot;)" office:value-type="date" office:date-value="2021-02-26T18:39:03.269862">
            <text:p>Feb 26, 2021</text:p>
          </table:table-cell>
          <table:table-cell table:formula="of:=IF([.A57]=&quot;&quot;;&quot;&quot;;[.$F57]+[.A$1]/3)" office:value-type="float" office:value="10009138">
            <text:p>10,009,138</text:p>
          </table:table-cell>
          <table:table-cell table:formula="of:=IF(ISBLANK([.F57]);&quot;&quot;;[.$F57]+[.H57]/3)" office:value-type="float" office:value="10666666.6666667">
            <text:p>10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10000000">
            <text:p>1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8]&gt;=[.A$1];[.G58]&lt;[.A$1]);TODAY()+[.F58]/[.A$1];&quot;&quot;)" office:value-type="date" office:date-value="2022-02-26T13:18:06.539724">
            <text:p>Feb 26, 2022</text:p>
          </table:table-cell>
          <table:table-cell table:formula="of:=IF([.A58]=&quot;&quot;;&quot;&quot;;[.$F58]+[.A$1]/3)" office:value-type="float" office:value="20009138">
            <text:p>20,009,138</text:p>
          </table:table-cell>
          <table:table-cell table:formula="of:=IF(ISBLANK([.F58]);&quot;&quot;;[.$F58]+[.H58]/3)" office:value-type="float" office:value="20166666.6666667">
            <text:p>20,1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20000000">
            <text:p>2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9]&gt;=[.A$1];[.G59]&lt;[.A$1]);TODAY()+[.F59]/[.A$1];&quot;&quot;)" office:value-type="date" office:date-value="2023-02-26T07:57:09.809586">
            <text:p>Feb 26, 2023</text:p>
          </table:table-cell>
          <table:table-cell table:formula="of:=IF([.A59]=&quot;&quot;;&quot;&quot;;[.$F59]+[.A$1]/3)" office:value-type="float" office:value="30009138">
            <text:p>30,009,138</text:p>
          </table:table-cell>
          <table:table-cell table:formula="of:=IF(ISBLANK([.F59]);&quot;&quot;;[.$F59]+[.H59]/3)" office:value-type="float" office:value="30166666.6666667">
            <text:p>30,1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30000000">
            <text:p>3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60]&gt;=[.A$1];[.G60]&lt;[.A$1]);TODAY()+[.F60]/[.A$1];&quot;&quot;)" office:value-type="date" office:date-value="2024-02-26T02:36:13.079449">
            <text:p>Feb 26, 2024</text:p>
          </table:table-cell>
          <table:table-cell table:formula="of:=IF([.A60]=&quot;&quot;;&quot;&quot;;[.$F60]+[.A$1]/3)" office:value-type="float" office:value="40009138">
            <text:p>40,009,138</text:p>
          </table:table-cell>
          <table:table-cell table:formula="of:=IF(ISBLANK([.F60]);&quot;&quot;;[.$F60]+[.H60]/3)" office:value-type="float" office:value="40166666.6666667">
            <text:p>40,1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40000000">
            <text:p>4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61]&gt;=[.A$1];[.G61]&lt;[.A$1]);TODAY()+[.F61]/[.A$1];&quot;&quot;)" office:value-type="date" office:date-value="2025-02-24T21:15:16.349311">
            <text:p>Feb 24, 2025</text:p>
          </table:table-cell>
          <table:table-cell table:formula="of:=IF([.A61]=&quot;&quot;;&quot;&quot;;[.$F61]+[.A$1]/3)" office:value-type="float" office:value="50009138">
            <text:p>50,009,138</text:p>
          </table:table-cell>
          <table:table-cell table:formula="of:=IF(ISBLANK([.F61]);&quot;&quot;;[.$F61]+[.H61]/3)" office:value-type="float" office:value="50666666.6666667">
            <text:p>50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50000000">
            <text:p>5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62]&gt;=[.A$1];[.G62]&lt;[.A$1]);TODAY()+[.F62]/[.A$1];&quot;&quot;)" office:value-type="date" office:date-value="2026-02-24T15:54:19.619173">
            <text:p>Feb 24, 2026</text:p>
          </table:table-cell>
          <table:table-cell table:formula="of:=IF([.A62]=&quot;&quot;;&quot;&quot;;[.$F62]+[.A$1]/3)" office:value-type="float" office:value="60009138">
            <text:p>60,009,138</text:p>
          </table:table-cell>
          <table:table-cell table:formula="of:=IF(ISBLANK([.F62]);&quot;&quot;;[.$F62]+[.H62]/3)" office:value-type="float" office:value="60166666.6666667">
            <text:p>60,1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60000000">
            <text:p>6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63]&gt;=[.A$1];[.G63]&lt;[.A$1]);TODAY()+[.F63]/[.A$1];&quot;&quot;)" office:value-type="date" office:date-value="2027-02-24T10:33:22.889035">
            <text:p>Feb 24, 2027</text:p>
          </table:table-cell>
          <table:table-cell table:formula="of:=IF([.A63]=&quot;&quot;;&quot;&quot;;[.$F63]+[.A$1]/3)" office:value-type="float" office:value="70009138">
            <text:p>70,009,138</text:p>
          </table:table-cell>
          <table:table-cell table:formula="of:=IF(ISBLANK([.F63]);&quot;&quot;;[.$F63]+[.H63]/3)" office:value-type="float" office:value="70166666.6666667">
            <text:p>70,1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70000000">
            <text:p>7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64]&gt;=[.A$1];[.G64]&lt;[.A$1]);TODAY()+[.F64]/[.A$1];&quot;&quot;)" office:value-type="date" office:date-value="2028-02-24T05:12:26.158897">
            <text:p>Feb 24, 2028</text:p>
          </table:table-cell>
          <table:table-cell table:formula="of:=IF([.A64]=&quot;&quot;;&quot;&quot;;[.$F64]+[.A$1]/3)" office:value-type="float" office:value="80009138">
            <text:p>80,009,138</text:p>
          </table:table-cell>
          <table:table-cell table:formula="of:=IF(ISBLANK([.F64]);&quot;&quot;;[.$F64]+[.H64]/3)" office:value-type="float" office:value="80166666.6666667">
            <text:p>80,1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80000000">
            <text:p>8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65]&gt;=[.A$1];[.G65]&lt;[.A$1]);TODAY()+[.F65]/[.A$1];&quot;&quot;)" office:value-type="date" office:date-value="2029-02-22T23:51:29.428759">
            <text:p>Feb 22, 2029</text:p>
          </table:table-cell>
          <table:table-cell table:formula="of:=IF([.A65]=&quot;&quot;;&quot;&quot;;[.$F65]+[.A$1]/3)" office:value-type="float" office:value="90009138">
            <text:p>90,009,138</text:p>
          </table:table-cell>
          <table:table-cell table:formula="of:=IF(ISBLANK([.F65]);&quot;&quot;;[.$F65]+[.H65]/3)" office:value-type="float" office:value="90666666.6666667">
            <text:p>90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90000000">
            <text:p>9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66]&gt;=[.A$1];[.G66]&lt;[.A$1]);TODAY()+[.F66]/[.A$1];&quot;&quot;)">
            <text:p/>
          </table:table-cell>
          <table:table-cell table:formula="of:=IF([.A66]=&quot;&quot;;&quot;&quot;;[.$F66]+[.A$1]/3)">
            <text:p/>
          </table:table-cell>
          <table:table-cell table:formula="of:=IF(ISBLANK([.F66]);&quot;&quot;;[.$F66]+[.H66]/3)" office:value-type="float" office:value="95333333.3333333">
            <text:p>95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5000000">
            <text:p>95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📺 We're almost to one hundred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67]&gt;=[.A$1];[.G67]&lt;[.A$1]);TODAY()+[.F67]/[.A$1];&quot;&quot;)">
            <text:p/>
          </table:table-cell>
          <table:table-cell table:formula="of:=IF([.A67]=&quot;&quot;;&quot;&quot;;[.$F67]+[.A$1]/3)">
            <text:p/>
          </table:table-cell>
          <table:table-cell table:formula="of:=IF(ISBLANK([.F67]);&quot;&quot;;[.$F67]+[.H67]/3)" office:value-type="float" office:value="97666666.6666667">
            <text:p>97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7500000">
            <text:p>97500000</text:p>
          </table:table-cell>
          <table:table-cell office:value-type="float" office:value="40000">
            <text:p>40000</text:p>
          </table:table-cell>
          <table:table-cell office:value-type="float" office:value="500000">
            <text:p>500000</text:p>
          </table:table-cell>
          <table:table-cell office:value-type="string">
            <text:p>📺 We're almost to one hundred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68]&gt;=[.A$1];[.G68]&lt;[.A$1]);TODAY()+[.F68]/[.A$1];&quot;&quot;)" office:value-type="date" office:date-value="2029-12-11T19:34:44.044648">
            <text:p>Dec 11, 2029</text:p>
          </table:table-cell>
          <table:table-cell table:formula="of:=IF([.A68]=&quot;&quot;;&quot;&quot;;[.$F68]+[.A$1]/3)" office:value-type="float" office:value="98009138">
            <text:p>98,009,138</text:p>
          </table:table-cell>
          <table:table-cell table:formula="of:=IF(ISBLANK([.F68]);&quot;&quot;;[.$F68]+[.H68]/3)" office:value-type="float" office:value="98033333.3333333">
            <text:p>98,0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8000000">
            <text:p>98000000</text:p>
          </table:table-cell>
          <table:table-cell office:value-type="float" office:value="20000">
            <text:p>20000</text:p>
          </table:table-cell>
          <table:table-cell office:value-type="float" office:value="100000">
            <text:p>100000</text:p>
          </table:table-cell>
          <table:table-cell office:value-type="string">
            <text:p>📺 We're almost to one hundred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69]&gt;=[.A$1];[.G69]&lt;[.A$1]);TODAY()+[.F69]/[.A$1];&quot;&quot;)" office:value-type="date" office:date-value="2030-01-17T07:02:38.371635">
            <text:p>Jan 17, 2030</text:p>
          </table:table-cell>
          <table:table-cell table:formula="of:=IF([.A69]=&quot;&quot;;&quot;&quot;;[.$F69]+[.A$1]/3)" office:value-type="float" office:value="99009138">
            <text:p>99,009,138</text:p>
          </table:table-cell>
          <table:table-cell table:formula="of:=IF(ISBLANK([.F69]);&quot;&quot;;[.$F69]+[.H69]/3)" office:value-type="float" office:value="99333333.3333333">
            <text:p>99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000000">
            <text:p>99000000</text:p>
          </table:table-cell>
          <table:table-cell office:value-type="float" office:value="10000">
            <text:p>10000</text:p>
          </table:table-cell>
          <table:table-cell office:value-type="float" office:value="1000000">
            <text:p>1000000</text:p>
          </table:table-cell>
          <table:table-cell office:value-type="string">
            <text:p>📺 We're almost to one hundred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70]&gt;=[.A$1];[.G70]&lt;[.A$1]);TODAY()+[.F70]/[.A$1];&quot;&quot;)" office:value-type="date" office:date-value="2030-02-04T12:46:35.535128">
            <text:p>Feb 4, 2030</text:p>
          </table:table-cell>
          <table:table-cell table:formula="of:=IF([.A70]=&quot;&quot;;&quot;&quot;;[.$F70]+[.A$1]/3)" office:value-type="float" office:value="99509138">
            <text:p>99,509,138</text:p>
          </table:table-cell>
          <table:table-cell table:formula="of:=IF(ISBLANK([.F70]);&quot;&quot;;[.$F70]+[.H70]/3)" office:value-type="float" office:value="99666666.6666667">
            <text:p>99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500000">
            <text:p>99500000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string">
            <text:p>📺 We're almost to one hundred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71]&gt;=[.A$1];[.G71]&lt;[.A$1]);TODAY()+[.F71]/[.A$1];&quot;&quot;)" office:value-type="date" office:date-value="2030-02-11T19:52:10.400525">
            <text:p>Feb 11, 2030</text:p>
          </table:table-cell>
          <table:table-cell table:formula="of:=IF([.A71]=&quot;&quot;;&quot;&quot;;[.$F71]+[.A$1]/3)" office:value-type="float" office:value="99709138">
            <text:p>99,709,138</text:p>
          </table:table-cell>
          <table:table-cell table:formula="of:=IF(ISBLANK([.F71]);&quot;&quot;;[.$F71]+[.H71]/3)" office:value-type="float" office:value="99733333.3333333">
            <text:p>99,7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700000">
            <text:p>997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📺 We're almost to one hundred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72]&gt;=[.A$1];[.G72]&lt;[.A$1]);TODAY()+[.F72]/[.A$1];&quot;&quot;)" office:value-type="date" office:date-value="2030-02-15T11:24:57.833224">
            <text:p>Feb 15, 2030</text:p>
          </table:table-cell>
          <table:table-cell table:formula="of:=IF([.A72]=&quot;&quot;;&quot;&quot;;[.$F72]+[.A$1]/3)" office:value-type="float" office:value="99809138">
            <text:p>99,809,138</text:p>
          </table:table-cell>
          <table:table-cell table:formula="of:=IF(ISBLANK([.F72]);&quot;&quot;;[.$F72]+[.H72]/3)" office:value-type="float" office:value="99833333.3333333">
            <text:p>99,8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800000">
            <text:p>998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📺 We're almost to one hundred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73]&gt;=[.A$1];[.G73]&lt;[.A$1]);TODAY()+[.F73]/[.A$1];&quot;&quot;)" office:value-type="date" office:date-value="2030-02-19T02:57:45.265923">
            <text:p>Feb 19, 2030</text:p>
          </table:table-cell>
          <table:table-cell table:formula="of:=IF([.A73]=&quot;&quot;;&quot;&quot;;[.$F73]+[.A$1]/3)" office:value-type="float" office:value="99909138">
            <text:p>99,909,138</text:p>
          </table:table-cell>
          <table:table-cell table:formula="of:=IF(ISBLANK([.F73]);&quot;&quot;;[.$F73]+[.H73]/3)" office:value-type="float" office:value="99933333.3333333">
            <text:p>99,9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900000">
            <text:p>999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📺 We're almost to one hundred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74]&gt;=[.A$1];[.G74]&lt;[.A$1]);TODAY()+[.F74]/[.A$1];&quot;&quot;)" office:value-type="date" office:date-value="2030-02-22T18:30:32.698621">
            <text:p>Feb 22, 2030</text:p>
          </table:table-cell>
          <table:table-cell table:formula="of:=IF([.A74]=&quot;&quot;;&quot;&quot;;[.$F74]+[.A$1]/3)" office:value-type="float" office:value="100009138">
            <text:p>100,009,138</text:p>
          </table:table-cell>
          <table:table-cell table:formula="of:=IF(ISBLANK([.F74]);&quot;&quot;;[.$F74]+[.H74]/3)" office:value-type="float" office:value="106666666.666667">
            <text:p>106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100000000">
            <text:p>1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📺 <text:s/>🎉 <text:s/>We are at one hundred million YouTube subscribers for "{title}"! <text:s/>🎉 <text:s/>{tags}</text:p>
          </table:table-cell>
        </table:table-row>
        <table:table-row table:style-name="ro1">
          <table:table-cell table:formula="of:=IF(AND([.H75]&gt;=[.A$1];[.G75]&lt;[.A$1]);TODAY()+[.F75]/[.A$1];&quot;&quot;)" office:value-type="date" office:date-value="2040-02-18T13:01:05.397242">
            <text:p>Feb 18, 2040</text:p>
          </table:table-cell>
          <table:table-cell table:formula="of:=IF([.A75]=&quot;&quot;;&quot;&quot;;[.$F75]+[.A$1]/3)" office:value-type="float" office:value="200009138">
            <text:p>200,009,138</text:p>
          </table:table-cell>
          <table:table-cell table:formula="of:=IF(ISBLANK([.F75]);&quot;&quot;;[.$F75]+[.H75]/3)" office:value-type="float" office:value="200833333.333333">
            <text:p>200,8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200000000">
            <text:p>2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76]&gt;=[.A$1];[.G76]&lt;[.A$1]);TODAY()+[.F76]/[.A$1];&quot;&quot;)" office:value-type="date" office:date-value="2045-02-15T10:16:21.746553">
            <text:p>Feb 15, 2045</text:p>
          </table:table-cell>
          <table:table-cell table:formula="of:=IF([.A76]=&quot;&quot;;&quot;&quot;;[.$F76]+[.A$1]/3)" office:value-type="float" office:value="250009138">
            <text:p>250,009,138</text:p>
          </table:table-cell>
          <table:table-cell table:formula="of:=IF(ISBLANK([.F76]);&quot;&quot;;[.$F76]+[.H76]/3)" office:value-type="float" office:value="253333333.333333">
            <text:p>253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250000000">
            <text:p>2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77]&gt;=[.A$1];[.G77]&lt;[.A$1]);TODAY()+[.F77]/[.A$1];&quot;&quot;)" office:value-type="date" office:date-value="2050-02-13T07:31:38.095863">
            <text:p>Feb 13, 2050</text:p>
          </table:table-cell>
          <table:table-cell table:formula="of:=IF([.A77]=&quot;&quot;;&quot;&quot;;[.$F77]+[.A$1]/3)" office:value-type="float" office:value="300009138">
            <text:p>300,009,138</text:p>
          </table:table-cell>
          <table:table-cell table:formula="of:=IF(ISBLANK([.F77]);&quot;&quot;;[.$F77]+[.H77]/3)" office:value-type="float" office:value="301666666.666667">
            <text:p>301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300000000">
            <text:p>3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78]&gt;=[.A$1];[.G78]&lt;[.A$1]);TODAY()+[.F78]/[.A$1];&quot;&quot;)" office:value-type="date" office:date-value="2060-02-09T02:02:10.794485">
            <text:p>Feb 9, 2060</text:p>
          </table:table-cell>
          <table:table-cell table:formula="of:=IF([.A78]=&quot;&quot;;&quot;&quot;;[.$F78]+[.A$1]/3)" office:value-type="float" office:value="400009138">
            <text:p>400,009,138</text:p>
          </table:table-cell>
          <table:table-cell table:formula="of:=IF(ISBLANK([.F78]);&quot;&quot;;[.$F78]+[.H78]/3)" office:value-type="float" office:value="401666666.666667">
            <text:p>401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400000000">
            <text:p>4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79]&gt;=[.A$1];[.G79]&lt;[.A$1]);TODAY()+[.F79]/[.A$1];&quot;&quot;)" office:value-type="date" office:date-value="2070-02-03T20:32:43.493106">
            <text:p>Feb 3, 2070</text:p>
          </table:table-cell>
          <table:table-cell table:formula="of:=IF([.A79]=&quot;&quot;;&quot;&quot;;[.$F79]+[.A$1]/3)" office:value-type="float" office:value="500009138">
            <text:p>500,009,138</text:p>
          </table:table-cell>
          <table:table-cell table:formula="of:=IF(ISBLANK([.F79]);&quot;&quot;;[.$F79]+[.H79]/3)" office:value-type="float" office:value="506666666.666667">
            <text:p>506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500000000">
            <text:p>5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📺 <text:s/>🎉 <text:s/>Half a billion views on YouTube for "{title}"! <text:s/>🎉 <text:s/>{tags}</text:p>
          </table:table-cell>
        </table:table-row>
        <table:table-row table:style-name="ro1">
          <table:table-cell table:formula="of:=IF(AND([.H80]&gt;=[.A$1];[.G80]&lt;[.A$1]);TODAY()+[.F80]/[.A$1];&quot;&quot;)" office:value-type="date" office:date-value="2080-01-30T15:03:16.191727">
            <text:p>Jan 30, 2080</text:p>
          </table:table-cell>
          <table:table-cell table:formula="of:=IF([.A80]=&quot;&quot;;&quot;&quot;;[.$F80]+[.A$1]/3)" office:value-type="float" office:value="600009138">
            <text:p>600,009,138</text:p>
          </table:table-cell>
          <table:table-cell table:formula="of:=IF(ISBLANK([.F80]);&quot;&quot;;[.$F80]+[.H80]/3)" office:value-type="float" office:value="601666666.666667">
            <text:p>601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600000000">
            <text:p>6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81]&gt;=[.A$1];[.G81]&lt;[.A$1]);TODAY()+[.F81]/[.A$1];&quot;&quot;)" office:value-type="date" office:date-value="2090-01-25T09:33:48.890348">
            <text:p>Jan 25, 2090</text:p>
          </table:table-cell>
          <table:table-cell table:formula="of:=IF([.A81]=&quot;&quot;;&quot;&quot;;[.$F81]+[.A$1]/3)" office:value-type="float" office:value="700009138">
            <text:p>700,009,138</text:p>
          </table:table-cell>
          <table:table-cell table:formula="of:=IF(ISBLANK([.F81]);&quot;&quot;;[.$F81]+[.H81]/3)" office:value-type="float" office:value="700833333.333333">
            <text:p>700,8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700000000">
            <text:p>7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82]&gt;=[.A$1];[.G82]&lt;[.A$1]);TODAY()+[.F82]/[.A$1];&quot;&quot;)" office:value-type="date" office:date-value="2095-01-23T06:49:05.239659">
            <text:p>Jan 23, 2095</text:p>
          </table:table-cell>
          <table:table-cell table:formula="of:=IF([.A82]=&quot;&quot;;&quot;&quot;;[.$F82]+[.A$1]/3)" office:value-type="float" office:value="750009138">
            <text:p>750,009,138</text:p>
          </table:table-cell>
          <table:table-cell table:formula="of:=IF(ISBLANK([.F82]);&quot;&quot;;[.$F82]+[.H82]/3)" office:value-type="float" office:value="753333333.333333">
            <text:p>753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750000000">
            <text:p>7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83]&gt;=[.A$1];[.G83]&lt;[.A$1]);TODAY()+[.F83]/[.A$1];&quot;&quot;)" office:value-type="date" office:date-value="2100-01-21T04:04:21.58897">
            <text:p>Jan 21, 2100</text:p>
          </table:table-cell>
          <table:table-cell table:formula="of:=IF([.A83]=&quot;&quot;;&quot;&quot;;[.$F83]+[.A$1]/3)" office:value-type="float" office:value="800009138">
            <text:p>800,009,138</text:p>
          </table:table-cell>
          <table:table-cell table:formula="of:=IF(ISBLANK([.F83]);&quot;&quot;;[.$F83]+[.H83]/3)" office:value-type="float" office:value="801666666.666667">
            <text:p>801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800000000">
            <text:p>8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84]&gt;=[.A$1];[.G84]&lt;[.A$1]);TODAY()+[.F84]/[.A$1];&quot;&quot;)" office:value-type="date" office:date-value="2110-01-16T22:34:54.287591">
            <text:p>Jan 16, 2110</text:p>
          </table:table-cell>
          <table:table-cell table:formula="of:=IF([.A84]=&quot;&quot;;&quot;&quot;;[.$F84]+[.A$1]/3)" office:value-type="float" office:value="900009138">
            <text:p>900,009,138</text:p>
          </table:table-cell>
          <table:table-cell table:formula="of:=IF(ISBLANK([.F84]);&quot;&quot;;[.$F84]+[.H84]/3)" office:value-type="float" office:value="906666666.666667">
            <text:p>906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900000000">
            <text:p>9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85]&gt;=[.A$1];[.G85]&lt;[.A$1]);TODAY()+[.F85]/[.A$1];&quot;&quot;)">
            <text:p/>
          </table:table-cell>
          <table:table-cell table:formula="of:=IF([.A85]=&quot;&quot;;&quot;&quot;;[.$F85]+[.A$1]/3)">
            <text:p/>
          </table:table-cell>
          <table:table-cell table:formula="of:=IF(ISBLANK([.F85]);&quot;&quot;;[.$F85]+[.H85]/3)" office:value-type="float" office:value="953333333.333333">
            <text:p>953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50000000">
            <text:p>950000000</text:p>
          </table:table-cell>
          <table:table-cell office:value-type="float" office:value="2000000">
            <text:p>2000000</text:p>
          </table:table-cell>
          <table:table-cell office:value-type="float" office:value="10000000">
            <text:p>10000000</text:p>
          </table:table-cell>
          <table:table-cell office:value-type="string">
            <text:p>📺 We're almost to a b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86]&gt;=[.A$1];[.G86]&lt;[.A$1]);TODAY()+[.F86]/[.A$1];&quot;&quot;)">
            <text:p/>
          </table:table-cell>
          <table:table-cell table:formula="of:=IF([.A86]=&quot;&quot;;&quot;&quot;;[.$F86]+[.A$1]/3)">
            <text:p/>
          </table:table-cell>
          <table:table-cell table:formula="of:=IF(ISBLANK([.F86]);&quot;&quot;;[.$F86]+[.H86]/3)" office:value-type="float" office:value="976666666.666667">
            <text:p>976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75000000">
            <text:p>975000000</text:p>
          </table:table-cell>
          <table:table-cell office:value-type="float" office:value="400000">
            <text:p>400000</text:p>
          </table:table-cell>
          <table:table-cell office:value-type="float" office:value="5000000">
            <text:p>5000000</text:p>
          </table:table-cell>
          <table:table-cell office:value-type="string">
            <text:p>📺 We're almost to a b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87]&gt;=[.A$1];[.G87]&lt;[.A$1]);TODAY()+[.F87]/[.A$1];&quot;&quot;)">
            <text:p/>
          </table:table-cell>
          <table:table-cell table:formula="of:=IF([.A87]=&quot;&quot;;&quot;&quot;;[.$F87]+[.A$1]/3)">
            <text:p/>
          </table:table-cell>
          <table:table-cell table:formula="of:=IF(ISBLANK([.F87]);&quot;&quot;;[.$F87]+[.H87]/3)" office:value-type="float" office:value="980333333.333333">
            <text:p>980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80000000">
            <text:p>980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📺 We're almost to a b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88]&gt;=[.A$1];[.G88]&lt;[.A$1]);TODAY()+[.F88]/[.A$1];&quot;&quot;)">
            <text:p/>
          </table:table-cell>
          <table:table-cell table:formula="of:=IF([.A88]=&quot;&quot;;&quot;&quot;;[.$F88]+[.A$1]/3)">
            <text:p/>
          </table:table-cell>
          <table:table-cell table:formula="of:=IF(ISBLANK([.F88]);&quot;&quot;;[.$F88]+[.H88]/3)" office:value-type="float" office:value="993333333.333333">
            <text:p>993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0000000">
            <text:p>990000000</text:p>
          </table:table-cell>
          <table:table-cell office:value-type="float" office:value="100000">
            <text:p>100000</text:p>
          </table:table-cell>
          <table:table-cell office:value-type="float" office:value="10000000">
            <text:p>10000000</text:p>
          </table:table-cell>
          <table:table-cell office:value-type="string">
            <text:p>📺 We're almost to a b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89]&gt;=[.A$1];[.G89]&lt;[.A$1]);TODAY()+[.F89]/[.A$1];&quot;&quot;)">
            <text:p/>
          </table:table-cell>
          <table:table-cell table:formula="of:=IF([.A89]=&quot;&quot;;&quot;&quot;;[.$F89]+[.A$1]/3)">
            <text:p/>
          </table:table-cell>
          <table:table-cell table:formula="of:=IF(ISBLANK([.F89]);&quot;&quot;;[.$F89]+[.H89]/3)" office:value-type="float" office:value="996666666.666667">
            <text:p>996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5000000">
            <text:p>995000000</text:p>
          </table:table-cell>
          <table:table-cell office:value-type="float" office:value="50000">
            <text:p>50000</text:p>
          </table:table-cell>
          <table:table-cell office:value-type="float" office:value="5000000">
            <text:p>5000000</text:p>
          </table:table-cell>
          <table:table-cell office:value-type="string">
            <text:p>📺 We're almost to a b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90]&gt;=[.A$1];[.G90]&lt;[.A$1]);TODAY()+[.F90]/[.A$1];&quot;&quot;)" office:value-type="date" office:date-value="2119-09-25T06:41:44.005252">
            <text:p>Sep 25, 2119</text:p>
          </table:table-cell>
          <table:table-cell table:formula="of:=IF([.A90]=&quot;&quot;;&quot;&quot;;[.$F90]+[.A$1]/3)" office:value-type="float" office:value="997009138">
            <text:p>997,009,138</text:p>
          </table:table-cell>
          <table:table-cell table:formula="of:=IF(ISBLANK([.F90]);&quot;&quot;;[.$F90]+[.H90]/3)" office:value-type="float" office:value="997333333.333333">
            <text:p>997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7000000">
            <text:p>997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📺 We're almost to a b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91]&gt;=[.A$1];[.G91]&lt;[.A$1]);TODAY()+[.F91]/[.A$1];&quot;&quot;)" office:value-type="date" office:date-value="2119-10-31T18:09:38.332238">
            <text:p>Oct 31, 2119</text:p>
          </table:table-cell>
          <table:table-cell table:formula="of:=IF([.A91]=&quot;&quot;;&quot;&quot;;[.$F91]+[.A$1]/3)" office:value-type="float" office:value="998009138">
            <text:p>998,009,138</text:p>
          </table:table-cell>
          <table:table-cell table:formula="of:=IF(ISBLANK([.F91]);&quot;&quot;;[.$F91]+[.H91]/3)" office:value-type="float" office:value="998333333.333333">
            <text:p>998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8000000">
            <text:p>998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📺 We're almost to a b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92]&gt;=[.A$1];[.G92]&lt;[.A$1]);TODAY()+[.F92]/[.A$1];&quot;&quot;)" office:value-type="date" office:date-value="2119-12-07T05:37:32.659225">
            <text:p>Dec 7, 2119</text:p>
          </table:table-cell>
          <table:table-cell table:formula="of:=IF([.A92]=&quot;&quot;;&quot;&quot;;[.$F92]+[.A$1]/3)" office:value-type="float" office:value="999009138">
            <text:p>999,009,138</text:p>
          </table:table-cell>
          <table:table-cell table:formula="of:=IF(ISBLANK([.F92]);&quot;&quot;;[.$F92]+[.H92]/3)" office:value-type="float" office:value="999333333.333333">
            <text:p>999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8" office:value-type="float" office:value="999000000">
            <text:p>999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📺 We're almost to a b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93]&gt;=[.A$1];[.G93]&lt;[.A$1]);TODAY()+[.F93]/[.A$1];&quot;&quot;)" office:value-type="date" office:date-value="2120-01-12T17:05:26.986211">
            <text:p>Jan 12, 2120</text:p>
          </table:table-cell>
          <table:table-cell table:formula="of:=IF([.A93]=&quot;&quot;;&quot;&quot;;[.$F93]+[.A$1]/3)" office:value-type="float" office:value="1000009138">
            <text:p>1,000,009,138</text:p>
          </table:table-cell>
          <table:table-cell table:formula="of:=IF(ISBLANK([.F93]);&quot;&quot;;[.$F93]+[.H93]/3)" office:value-type="float" office:value="1066666666.66667">
            <text:p>1,066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1000000000">
            <text:p>1000000000</text:p>
          </table:table-cell>
          <table:table-cell office:value-type="float" office:value="0">
            <text:p>0</text:p>
          </table:table-cell>
          <table:table-cell office:value-type="float" office:value="200000000">
            <text:p>200000000</text:p>
          </table:table-cell>
          <table:table-cell office:value-type="string">
            <text:p>📺 <text:s/>🎉 <text:s/>One billion subscribers on YouTube for "{title}"! <text:s/>🎉 <text:s/>{tags}</text:p>
          </table:table-cell>
        </table:table-row>
        <table:table-row table:style-name="ro1">
          <table:table-cell table:formula="of:=IF(AND([.H94]&gt;=[.A$1];[.G94]&lt;[.A$1]);TODAY()+[.F94]/[.A$1];&quot;&quot;)" office:value-type="date" office:date-value="2219-11-27T10:10:53.97242">
            <text:p>Nov 27, 2219</text:p>
          </table:table-cell>
          <table:table-cell table:formula="of:=IF([.A94]=&quot;&quot;;&quot;&quot;;[.$F94]+[.A$1]/3)" office:value-type="float" office:value="2000009138">
            <text:p>2,000,009,138</text:p>
          </table:table-cell>
          <table:table-cell table:formula="of:=IF(ISBLANK([.F94]);&quot;&quot;;[.$F94]+[.H94]/3)" office:value-type="float" office:value="2001666666.66667">
            <text:p>2,001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2000000000">
            <text:p>20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📺 Two billion subscribers on YouTube for "{title}"!</text:p>
          </table:table-cell>
        </table:table-row>
        <table:table-row table:style-name="ro1" table:number-rows-repeated="1048481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" number:min-integer-digits="1" number:grouping="true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8">02/28/2020</text:date>, <text:time>12:0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Belue</meta:initial-creator>
    <meta:creation-date>2020-02-15T22:29:17.21</meta:creation-date>
    <dc:date>2020-02-28T12:04:38.06</dc:date>
    <dc:creator>Nathan Belue</dc:creator>
    <meta:editing-duration>P2DT8H30M19S</meta:editing-duration>
    <meta:editing-cycles>26</meta:editing-cycles>
    <meta:generator>OpenOffice/4.1.7$Win32 OpenOffice.org_project/417m1$Build-9800</meta:generator>
    <meta:document-statistic meta:table-count="5" meta:cell-count="4230" meta:object-count="0"/>
  </office:meta>
</office:document-meta>
</file>